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29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28mm"/>
    </style:style>
    <style:style style:name="co5" style:family="table-column">
      <style:table-column-properties fo:break-before="auto" style:column-width="32.68mm"/>
    </style:style>
    <style:style style:name="co6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32.42mm"/>
    </style:style>
    <style:style style:name="co9" style:family="table-column">
      <style:table-column-properties fo:break-before="auto" style:column-width="22.77mm"/>
    </style:style>
    <style:style style:name="co10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69mm" fo:break-before="auto" style:use-optimal-row-height="false"/>
    </style:style>
    <style:style style:name="ro5" style:family="table-row">
      <style:table-row-properties style:row-height="11.01mm" fo:break-before="auto" style:use-optimal-row-height="false"/>
    </style:style>
    <style:style style:name="ro6" style:family="table-row">
      <style:table-row-properties style:row-height="9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ackground-color="#afd095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afd095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2.49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729fcf" fo:border="0.99pt solid #2a6099"/>
      <style:text-properties fo:color="#fff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7" style:family="table-cell" style:parent-style-name="Default">
      <style:table-cell-properties fo:border-bottom="2.49pt solid #000000" fo:background-color="#fff5c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2.49pt solid #000000" fo:background-color="#afd095" fo:wrap-option="wrap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afd095" fo:wrap-option="wrap" fo:border-left="0.06pt solid #000000" fo:border-right="0.06pt solid #000000" fo:border-top="2.49pt solid #000000"/>
    </style:style>
    <style:style style:name="ce20" style:family="table-cell" style:parent-style-name="Default">
      <style:table-cell-properties fo:background-color="#afd095" fo:wrap-option="wrap" fo:border="0.06pt solid #000000"/>
    </style:style>
    <style:style style:name="ce21" style:family="table-cell" style:parent-style-name="Default">
      <style:table-cell-properties fo:border-bottom="2.49pt solid #000000" fo:background-color="#fff5c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fo:border-bottom="0.06pt solid #000000" fo:background-color="#fff5ce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4" style:family="table-cell" style:parent-style-name="Default" style:data-style-name="N37">
      <style:table-cell-properties fo:border-bottom="0.06pt solid #000000" fo:background-color="#fff5c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2.49pt solid #000000" fo:background-color="#fff5ce" fo:wrap-option="wrap" fo:border-left="0.06pt solid #000000" fo:border-right="2.49pt solid #000000" fo:border-top="0.06pt solid #000000"/>
    </style:style>
    <style:style style:name="ce26" style:family="table-cell" style:parent-style-name="Default"/>
    <style:style style:name="ce27" style:family="table-cell" style:parent-style-name="Default">
      <style:text-properties fo:font-size="12pt" fo:font-weight="bold" style:font-weight-asian="bold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ce31"/>
        <table:table-column table:style-name="co2" table:default-cell-style-name="ce32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3" table:number-columns-repeated="2" table:default-cell-style-name="ce31"/>
        <table:table-row table:style-name="ro1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fecha_registro</text:p>
          </table:table-cell>
          <table:table-cell table:style-name="ce1" office:value-type="string" calcext:value-type="string">
            <text:p>subprograma</text:p>
          </table:table-cell>
          <table:table-cell table:style-name="ce1" office:value-type="string" calcext:value-type="string">
            <text:p>id_estatus</text:p>
          </table:table-cell>
          <table:table-cell table:style-name="ce1" office:value-type="string" calcext:value-type="string">
            <text:p>rpu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_comercial</text:p>
          </table:table-cell>
          <table:table-cell table:style-name="ce1" office:value-type="string" calcext:value-type="string">
            <text:p>monto_financiar</text:p>
          </table:table-cell>
        </table:table-row>
        <table:table-row table:style-name="ro1">
          <table:table-cell office:value-type="string" calcext:value-type="string">
            <text:p>YU000003-4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20203183" calcext:value-type="float">
            <text:p>774020203183</text:p>
          </table:table-cell>
          <table:table-cell office:value-type="string" calcext:value-type="string">
            <text:p>TZEC HERRERA CESAR REN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008-1</text:p>
          </table:table-cell>
          <table:table-cell office:value-type="date" office:date-value="2018-10-03" calcext:value-type="date">
            <text:p>03/10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202924" calcext:value-type="float">
            <text:p>774960202924</text:p>
          </table:table-cell>
          <table:table-cell office:value-type="string" calcext:value-type="string">
            <text:p>FERNANDO ZARATE LUIS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009-6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6150202033" calcext:value-type="float">
            <text:p>776150202033</text:p>
          </table:table-cell>
          <table:table-cell office:value-type="string" calcext:value-type="string">
            <text:p>PASOS TRUJILLO LUCY IVONNE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012-1</text:p>
          </table:table-cell>
          <table:table-cell office:value-type="date" office:date-value="2018-10-05" calcext:value-type="date">
            <text:p>05/10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703601" calcext:value-type="float">
            <text:p>773070703601</text:p>
          </table:table-cell>
          <table:table-cell office:value-type="string" calcext:value-type="string">
            <text:p>AGUILAR PEREZ PABLO ANTONIO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013-12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REX</text:p>
          </table:table-cell>
          <table:table-cell office:value-type="float" office:value="776140600162" calcext:value-type="float">
            <text:p>776140600162</text:p>
          </table:table-cell>
          <table:table-cell office:value-type="string" calcext:value-type="string">
            <text:p>GONZALEZ ORTEGA GERARDO HUMBER</text:p>
          </table:table-cell>
          <table:table-cell office:value-type="string" calcext:value-type="string">
            <text:p>MAYORISTA</text:p>
          </table:table-cell>
          <table:table-cell table:style-name="ce33" office:value-type="currency" office:currency="MXN" office:value="9768" calcext:value-type="currency">
            <text:p>$9,768.00</text:p>
          </table:table-cell>
        </table:table-row>
        <table:table-row table:style-name="ro1">
          <table:table-cell office:value-type="string" calcext:value-type="string">
            <text:p>YU000014-3</text:p>
          </table:table-cell>
          <table:table-cell office:value-type="date" office:date-value="2019-01-10" calcext:value-type="date">
            <text:p>1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3109" calcext:value-type="float">
            <text:p>774941103109</text:p>
          </table:table-cell>
          <table:table-cell office:value-type="string" calcext:value-type="string">
            <text:p>RAMIRO CORTES SANCH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15-3</text:p>
          </table:table-cell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2890100191" calcext:value-type="float">
            <text:p>772890100191</text:p>
          </table:table-cell>
          <table:table-cell office:value-type="string" calcext:value-type="string">
            <text:p>TEODOSIA ESTRELLA</text:p>
          </table:table-cell>
          <table:table-cell office:value-type="string" calcext:value-type="string">
            <text:p>MAYORISTA</text:p>
          </table:table-cell>
          <table:table-cell table:style-name="ce33" office:value-type="currency" office:currency="MXN" office:value="8340" calcext:value-type="currency">
            <text:p>$8,340.00</text:p>
          </table:table-cell>
        </table:table-row>
        <table:table-row table:style-name="ro1">
          <table:table-cell office:value-type="string" calcext:value-type="string">
            <text:p>YU000016-10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3140304939" calcext:value-type="float">
            <text:p>773140304939</text:p>
          </table:table-cell>
          <table:table-cell office:value-type="string" calcext:value-type="string">
            <text:p>GOMEZ SALAZAR MARIA ELENA</text:p>
          </table:table-cell>
          <table:table-cell office:value-type="string" calcext:value-type="string">
            <text:p>MAYORISTA</text:p>
          </table:table-cell>
          <table:table-cell table:style-name="ce33" office:value-type="currency" office:currency="MXN" office:value="9768" calcext:value-type="currency">
            <text:p>$9,768.00</text:p>
          </table:table-cell>
        </table:table-row>
        <table:table-row table:style-name="ro1">
          <table:table-cell office:value-type="string" calcext:value-type="string">
            <text:p>YU000017-4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4960202703" calcext:value-type="float">
            <text:p>774960202703</text:p>
          </table:table-cell>
          <table:table-cell office:value-type="string" calcext:value-type="string">
            <text:p>RENE CANCHE GONZALEZ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018-2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3139" calcext:value-type="float">
            <text:p>774941003139</text:p>
          </table:table-cell>
          <table:table-cell office:value-type="string" calcext:value-type="string">
            <text:p>MANUEL AZNAR MEND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19-3</text:p>
          </table:table-cell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0800621" calcext:value-type="float">
            <text:p>774940800621</text:p>
          </table:table-cell>
          <table:table-cell office:value-type="string" calcext:value-type="string">
            <text:p>NEMESIO OJEDA DZU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1-2</text:p>
          </table:table-cell>
          <table:table-cell office:value-type="date" office:date-value="2018-11-26" calcext:value-type="date">
            <text:p>26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1001238" calcext:value-type="float">
            <text:p>774041001238</text:p>
          </table:table-cell>
          <table:table-cell office:value-type="string" calcext:value-type="string">
            <text:p>GONGORA ALDAZ AID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2-2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102034" calcext:value-type="float">
            <text:p>774950102034</text:p>
          </table:table-cell>
          <table:table-cell office:value-type="string" calcext:value-type="string">
            <text:p>ANGEL PANTI KU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3-2</text:p>
          </table:table-cell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802115" calcext:value-type="float">
            <text:p>774960802115</text:p>
          </table:table-cell>
          <table:table-cell office:value-type="string" calcext:value-type="string">
            <text:p>CESAR ALVAREZ MEX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7-2</text:p>
          </table:table-cell>
          <table:table-cell office:value-type="date" office:date-value="2018-11-26" calcext:value-type="date">
            <text:p>26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902659" calcext:value-type="float">
            <text:p>774960902659</text:p>
          </table:table-cell>
          <table:table-cell office:value-type="string" calcext:value-type="string">
            <text:p>MARIA GPE.SOSA AGUILA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30-4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0501000" calcext:value-type="float">
            <text:p>773050501000</text:p>
          </table:table-cell>
          <table:table-cell office:value-type="string" calcext:value-type="string">
            <text:p>EK MAY PEDRO FRANCISC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37-2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70503012" calcext:value-type="float">
            <text:p>773970503012</text:p>
          </table:table-cell>
          <table:table-cell office:value-type="string" calcext:value-type="string">
            <text:p>JOSE RICARDO SONDA AGUILA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38-2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702309" calcext:value-type="float">
            <text:p>774950702309</text:p>
          </table:table-cell>
          <table:table-cell office:value-type="string" calcext:value-type="string">
            <text:p>POLANCO CATZIN FRANCISC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44-2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201298" calcext:value-type="float">
            <text:p>774961201298</text:p>
          </table:table-cell>
          <table:table-cell office:value-type="string" calcext:value-type="string">
            <text:p>MARWIN CETINA MARTINEZ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050-2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50800558" calcext:value-type="float">
            <text:p>774150800558</text:p>
          </table:table-cell>
          <table:table-cell office:value-type="string" calcext:value-type="string">
            <text:p>BALAM MONTERO ROSA GEORGI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58-2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0702491" calcext:value-type="float">
            <text:p>774940702491</text:p>
          </table:table-cell>
          <table:table-cell office:value-type="string" calcext:value-type="string">
            <text:p>JOSE NUNEZ AK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0-2</text:p>
          </table:table-cell>
          <table:table-cell office:value-type="date" office:date-value="2018-11-24" calcext:value-type="date">
            <text:p>24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0901359" calcext:value-type="float">
            <text:p>774970901359</text:p>
          </table:table-cell>
          <table:table-cell office:value-type="string" calcext:value-type="string">
            <text:p>JOSE A NIEVES PE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3-4</text:p>
          </table:table-cell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1001649" calcext:value-type="float">
            <text:p>777071001649</text:p>
          </table:table-cell>
          <table:table-cell office:value-type="string" calcext:value-type="string">
            <text:p>MEX HOIL MANUELA DE JESU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8-2</text:p>
          </table:table-cell>
          <table:table-cell office:value-type="date" office:date-value="2018-11-24" calcext:value-type="date">
            <text:p>24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20402658" calcext:value-type="float">
            <text:p>774020402658</text:p>
          </table:table-cell>
          <table:table-cell office:value-type="string" calcext:value-type="string">
            <text:p>WENDY AKE ROCH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9-3</text:p>
          </table:table-cell>
          <table:table-cell office:value-type="date" office:date-value="2019-01-28" calcext:value-type="date">
            <text:p>28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21001140" calcext:value-type="float">
            <text:p>774121001140</text:p>
          </table:table-cell>
          <table:table-cell office:value-type="string" calcext:value-type="string">
            <text:p>CONCHA RAMIREZ JAIME ALBERT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72-3</text:p>
          </table:table-cell>
          <table:table-cell office:value-type="date" office:date-value="2018-11-26" calcext:value-type="date">
            <text:p>26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0903715" calcext:value-type="float">
            <text:p>776100903715</text:p>
          </table:table-cell>
          <table:table-cell office:value-type="string" calcext:value-type="string">
            <text:p>ROMERO CASTANEDA MICHEL JACOB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78-3</text:p>
          </table:table-cell>
          <table:table-cell office:value-type="date" office:date-value="2019-06-11" calcext:value-type="date">
            <text:p>1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40900120" calcext:value-type="float">
            <text:p>771940900120</text:p>
          </table:table-cell>
          <table:table-cell office:value-type="string" calcext:value-type="string">
            <text:p>QUINTAL CORREA WILBERTH ISMAEL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101-2</text:p>
          </table:table-cell>
          <table:table-cell office:value-type="date" office:date-value="2019-06-15" calcext:value-type="date">
            <text:p>1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7150702539" calcext:value-type="float">
            <text:p>777150702539</text:p>
          </table:table-cell>
          <table:table-cell office:value-type="string" calcext:value-type="string">
            <text:p>MORENO CEN TERESITA DE JESUS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0106-2</text:p>
          </table:table-cell>
          <table:table-cell office:value-type="date" office:date-value="2018-12-03" calcext:value-type="date">
            <text:p>03/12/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0091000342" calcext:value-type="float">
            <text:p>770091000342</text:p>
          </table:table-cell>
          <table:table-cell office:value-type="string" calcext:value-type="string">
            <text:p>QUEVEDO ZAPATA RENE OMAR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109-5</text:p>
          </table:table-cell>
          <table:table-cell office:value-type="date" office:date-value="2019-01-15" calcext:value-type="date">
            <text:p>1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30600396" calcext:value-type="float">
            <text:p>772930600396</text:p>
          </table:table-cell>
          <table:table-cell office:value-type="string" calcext:value-type="string">
            <text:p>SOLEDAD FERNANDEZ GALV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10-1</text:p>
          </table:table-cell>
          <table:table-cell office:value-type="date" office:date-value="2018-10-22" calcext:value-type="date">
            <text:p>22/10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0400577" calcext:value-type="float">
            <text:p>773110400577</text:p>
          </table:table-cell>
          <table:table-cell office:value-type="string" calcext:value-type="string">
            <text:p>DIAZ PAREDES ABRICEL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11-2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121200994" calcext:value-type="float">
            <text:p>776121200994</text:p>
          </table:table-cell>
          <table:table-cell office:value-type="string" calcext:value-type="string">
            <text:p>HERNANDEZ CHABLE ARTURO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116-3</text:p>
          </table:table-cell>
          <table:table-cell office:value-type="date" office:date-value="2019-06-11" calcext:value-type="date">
            <text:p>11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4900501868" calcext:value-type="float">
            <text:p>774900501868</text:p>
          </table:table-cell>
          <table:table-cell office:value-type="string" calcext:value-type="string">
            <text:p>LUCIA ALPUCHE DE Z</text:p>
          </table:table-cell>
          <table:table-cell office:value-type="string" calcext:value-type="string">
            <text:p>MAYORISTA</text:p>
          </table:table-cell>
          <table:table-cell table:style-name="ce33" office:value-type="currency" office:currency="MXN" office:value="9768" calcext:value-type="currency">
            <text:p>$9,768.00</text:p>
          </table:table-cell>
        </table:table-row>
        <table:table-row table:style-name="ro1">
          <table:table-cell office:value-type="string" calcext:value-type="string">
            <text:p>YU000118-2</text:p>
          </table:table-cell>
          <table:table-cell office:value-type="date" office:date-value="2018-11-24" calcext:value-type="date">
            <text:p>24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51103906" calcext:value-type="float">
            <text:p>771951103906</text:p>
          </table:table-cell>
          <table:table-cell office:value-type="string" calcext:value-type="string">
            <text:p>PUC Y KANTUN ABUND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1-1</text:p>
          </table:table-cell>
          <table:table-cell office:value-type="date" office:date-value="2018-11-09" calcext:value-type="date">
            <text:p>09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700516" calcext:value-type="float">
            <text:p>773140700516</text:p>
          </table:table-cell>
          <table:table-cell office:value-type="string" calcext:value-type="string">
            <text:p>DZIB CUPUL ALFREDO GUADALUP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2-1</text:p>
          </table:table-cell>
          <table:table-cell office:value-type="date" office:date-value="2018-11-09" calcext:value-type="date">
            <text:p>09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900911" calcext:value-type="float">
            <text:p>773070900911</text:p>
          </table:table-cell>
          <table:table-cell office:value-type="string" calcext:value-type="string">
            <text:p>PUC RIVERO MARIA DEL ROSAR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3-3</text:p>
          </table:table-cell>
          <table:table-cell office:value-type="date" office:date-value="2018-12-26" calcext:value-type="date">
            <text:p>26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507624" calcext:value-type="float">
            <text:p>773100507624</text:p>
          </table:table-cell>
          <table:table-cell office:value-type="string" calcext:value-type="string">
            <text:p>UICAB PALOMO HENRY MARTI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5-2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303765" calcext:value-type="float">
            <text:p>774950303765</text:p>
          </table:table-cell>
          <table:table-cell office:value-type="string" calcext:value-type="string">
            <text:p>ADOLFO DURAN GARRIDO</text:p>
          </table:table-cell>
          <table:table-cell office:value-type="string" calcext:value-type="string">
            <text:p>MAYORIST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26-2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2090802863" calcext:value-type="float">
            <text:p>772090802863</text:p>
          </table:table-cell>
          <table:table-cell office:value-type="string" calcext:value-type="string">
            <text:p>MEDINA HERRERA JOSE RAUL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127-3</text:p>
          </table:table-cell>
          <table:table-cell office:value-type="date" office:date-value="2018-12-03" calcext:value-type="date">
            <text:p>03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300373" calcext:value-type="float">
            <text:p>776130300373</text:p>
          </table:table-cell>
          <table:table-cell office:value-type="string" calcext:value-type="string">
            <text:p>VILLALOBOS SALAZAR RAMIRO ARM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8-2</text:p>
          </table:table-cell>
          <table:table-cell office:value-type="date" office:date-value="2018-11-24" calcext:value-type="date">
            <text:p>24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0704658" calcext:value-type="float">
            <text:p>776100704658</text:p>
          </table:table-cell>
          <table:table-cell office:value-type="string" calcext:value-type="string">
            <text:p>AVILES VARGUEZ GUADALUPE DEL P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9-2</text:p>
          </table:table-cell>
          <table:table-cell office:value-type="date" office:date-value="2018-11-24" calcext:value-type="date">
            <text:p>24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41001201" calcext:value-type="float">
            <text:p>774141001201</text:p>
          </table:table-cell>
          <table:table-cell office:value-type="string" calcext:value-type="string">
            <text:p>AVILES VARGUEZ HANSSEL JESU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32-3</text:p>
          </table:table-cell>
          <table:table-cell office:value-type="date" office:date-value="2018-12-26" calcext:value-type="date">
            <text:p>26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40300225" calcext:value-type="float">
            <text:p>773840300225</text:p>
          </table:table-cell>
          <table:table-cell office:value-type="string" calcext:value-type="string">
            <text:p>GONZALEZ LUGO JULIA BEATRI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33-3</text:p>
          </table:table-cell>
          <table:table-cell office:value-type="date" office:date-value="2018-12-18" calcext:value-type="date">
            <text:p>18/12/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080900919" calcext:value-type="float">
            <text:p>776080900919</text:p>
          </table:table-cell>
          <table:table-cell office:value-type="string" calcext:value-type="string">
            <text:p>VIDALES CARDENAS NANCY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134-2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0700924" calcext:value-type="float">
            <text:p>774030700924</text:p>
          </table:table-cell>
          <table:table-cell office:value-type="string" calcext:value-type="string">
            <text:p>LOPEZ DZIB TERESA GUADALUPE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36-5</text:p>
          </table:table-cell>
          <table:table-cell office:value-type="date" office:date-value="2019-05-09" calcext:value-type="date">
            <text:p>0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102916" calcext:value-type="float">
            <text:p>777140102916</text:p>
          </table:table-cell>
          <table:table-cell office:value-type="string" calcext:value-type="string">
            <text:p>CANUL EUAN JOSE DANIE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37-2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300203" calcext:value-type="float">
            <text:p>777140300203</text:p>
          </table:table-cell>
          <table:table-cell office:value-type="string" calcext:value-type="string">
            <text:p>CETINA MENESES JAIME MANUEL</text:p>
          </table:table-cell>
          <table:table-cell office:value-type="string" calcext:value-type="string">
            <text:p>MAYORIST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40-3</text:p>
          </table:table-cell>
          <table:table-cell office:value-type="date" office:date-value="2019-06-11" calcext:value-type="date">
            <text:p>1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2971002657" calcext:value-type="float">
            <text:p>772971002657</text:p>
          </table:table-cell>
          <table:table-cell office:value-type="string" calcext:value-type="string">
            <text:p>FERRER VELAZQUEZ MIRNA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142-1</text:p>
          </table:table-cell>
          <table:table-cell office:value-type="date" office:date-value="2018-11-29" calcext:value-type="date">
            <text:p>29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201651" calcext:value-type="float">
            <text:p>776130201651</text:p>
          </table:table-cell>
          <table:table-cell office:value-type="string" calcext:value-type="string">
            <text:p>MADERA MONCADA ROLANDO NORBERT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3-1</text:p>
          </table:table-cell>
          <table:table-cell office:value-type="date" office:date-value="2018-11-29" calcext:value-type="date">
            <text:p>29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60101307" calcext:value-type="float">
            <text:p>773960101307</text:p>
          </table:table-cell>
          <table:table-cell office:value-type="string" calcext:value-type="string">
            <text:p>ANGEL D <text:s/>MAY B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4-1</text:p>
          </table:table-cell>
          <table:table-cell office:value-type="date" office:date-value="2018-11-29" calcext:value-type="date">
            <text:p>29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101901" calcext:value-type="float">
            <text:p>774961101901</text:p>
          </table:table-cell>
          <table:table-cell office:value-type="string" calcext:value-type="string">
            <text:p>LUIS EFRAIN UICAB CHAL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5-1</text:p>
          </table:table-cell>
          <table:table-cell office:value-type="date" office:date-value="2018-11-29" calcext:value-type="date">
            <text:p>29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41101448" calcext:value-type="float">
            <text:p>772941101448</text:p>
          </table:table-cell>
          <table:table-cell office:value-type="string" calcext:value-type="string">
            <text:p>CASTILLO Y CAN JOSE HERNILD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6-3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80603224" calcext:value-type="float">
            <text:p>774980603224</text:p>
          </table:table-cell>
          <table:table-cell office:value-type="string" calcext:value-type="string">
            <text:p>MA ELENA JHONSON MACIAS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147-1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40803532" calcext:value-type="float">
            <text:p>774140803532</text:p>
          </table:table-cell>
          <table:table-cell office:value-type="string" calcext:value-type="string">
            <text:p>CANCHE CAN JOSE MAN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8-1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302050" calcext:value-type="float">
            <text:p>774950302050</text:p>
          </table:table-cell>
          <table:table-cell office:value-type="string" calcext:value-type="string">
            <text:p>MARCO MIJANGOS ROSAD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9-1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60203461" calcext:value-type="float">
            <text:p>774060203461</text:p>
          </table:table-cell>
          <table:table-cell office:value-type="string" calcext:value-type="string">
            <text:p>MARFIL COB SERGIO VIRGIL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51-4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90404260" calcext:value-type="float">
            <text:p>776090404260</text:p>
          </table:table-cell>
          <table:table-cell office:value-type="string" calcext:value-type="string">
            <text:p>TORRES CASTILLO LUCI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54-3</text:p>
          </table:table-cell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505838" calcext:value-type="float">
            <text:p>776130505838</text:p>
          </table:table-cell>
          <table:table-cell office:value-type="string" calcext:value-type="string">
            <text:p>EK EUAN MANUEL GUSTAVO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56-2</text:p>
          </table:table-cell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00656664" calcext:value-type="float">
            <text:p>776000656664</text:p>
          </table:table-cell>
          <table:table-cell office:value-type="string" calcext:value-type="string">
            <text:p>BLAS BASILIO DZUL DZUL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57-2</text:p>
          </table:table-cell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801431" calcext:value-type="float">
            <text:p>776080801431</text:p>
          </table:table-cell>
          <table:table-cell office:value-type="string" calcext:value-type="string">
            <text:p>PECH DZUL JOSE LUIS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2-3</text:p>
          </table:table-cell>
          <table:table-cell office:value-type="date" office:date-value="2019-02-08" calcext:value-type="date">
            <text:p>0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811200202" calcext:value-type="float">
            <text:p>776811200202</text:p>
          </table:table-cell>
          <table:table-cell office:value-type="string" calcext:value-type="string">
            <text:p>ALBERTO CAN VALDEZ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3-2</text:p>
          </table:table-cell>
          <table:table-cell office:value-type="date" office:date-value="2019-04-05" calcext:value-type="date">
            <text:p>0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80101541" calcext:value-type="float">
            <text:p>774080101541</text:p>
          </table:table-cell>
          <table:table-cell office:value-type="string" calcext:value-type="string">
            <text:p>AVILA POOT JOSE SEBASTIAN</text:p>
          </table:table-cell>
          <table:table-cell office:value-type="string" calcext:value-type="string">
            <text:p>HERMANOS LARA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U000164-1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40902693" calcext:value-type="float">
            <text:p>773040902693</text:p>
          </table:table-cell>
          <table:table-cell office:value-type="string" calcext:value-type="string">
            <text:p>CARRILLO MANZANILLA ANDRES EDU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5-1</text:p>
          </table:table-cell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90601792" calcext:value-type="float">
            <text:p>770090601792</text:p>
          </table:table-cell>
          <table:table-cell office:value-type="string" calcext:value-type="string">
            <text:p>DZIB TUT AVELARD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6-2</text:p>
          </table:table-cell>
          <table:table-cell office:value-type="date" office:date-value="2019-01-24" calcext:value-type="date">
            <text:p>24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70100456" calcext:value-type="float">
            <text:p>776970100456</text:p>
          </table:table-cell>
          <table:table-cell office:value-type="string" calcext:value-type="string">
            <text:p>MIGUEL ANGEL MAGA&amp;A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7-4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971000404" calcext:value-type="float">
            <text:p>776971000404</text:p>
          </table:table-cell>
          <table:table-cell office:value-type="string" calcext:value-type="string">
            <text:p>BRICENO POOL CARLOS RENA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69-1</text:p>
          </table:table-cell>
          <table:table-cell office:value-type="date" office:date-value="2018-12-11" calcext:value-type="date">
            <text:p>11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1002327" calcext:value-type="float">
            <text:p>776091002327</text:p>
          </table:table-cell>
          <table:table-cell office:value-type="string" calcext:value-type="string">
            <text:p>FERNANDEZ SANTOS MA ANGELIC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0-2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1101197" calcext:value-type="float">
            <text:p>772151101197</text:p>
          </table:table-cell>
          <table:table-cell office:value-type="string" calcext:value-type="string">
            <text:p>CASTILLO TUCUCH SR. WILLIAM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1-2</text:p>
          </table:table-cell>
          <table:table-cell office:value-type="date" office:date-value="2019-01-08" calcext:value-type="date">
            <text:p>08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80705612" calcext:value-type="float">
            <text:p>774980705612</text:p>
          </table:table-cell>
          <table:table-cell office:value-type="string" calcext:value-type="string">
            <text:p>MARIA DEL R POOT CHUC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2-1</text:p>
          </table:table-cell>
          <table:table-cell office:value-type="date" office:date-value="2018-12-14" calcext:value-type="date">
            <text:p>14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10301674" calcext:value-type="float">
            <text:p>773910301674</text:p>
          </table:table-cell>
          <table:table-cell office:value-type="string" calcext:value-type="string">
            <text:p>LUIS F KU SEGOV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3-4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20400498" calcext:value-type="float">
            <text:p>772120400498</text:p>
          </table:table-cell>
          <table:table-cell office:value-type="string" calcext:value-type="string">
            <text:p>GOMEZ AVILES GUADALUPE C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74-2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802204" calcext:value-type="float">
            <text:p>772100802204</text:p>
          </table:table-cell>
          <table:table-cell office:value-type="string" calcext:value-type="string">
            <text:p>MEDINA TZEC RUSSEL DAGOBERTO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5-3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90200730" calcext:value-type="float">
            <text:p>772890200730</text:p>
          </table:table-cell>
          <table:table-cell office:value-type="string" calcext:value-type="string">
            <text:p>JOEL GERARDO PUC CAB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76-1</text:p>
          </table:table-cell>
          <table:table-cell office:value-type="date" office:date-value="2018-12-17" calcext:value-type="date">
            <text:p>17/12/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0801585" calcext:value-type="float">
            <text:p>773050801585</text:p>
          </table:table-cell>
          <table:table-cell office:value-type="string" calcext:value-type="string">
            <text:p>RABANALES AGUIRRE MARIA JESUS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81-2</text:p>
          </table:table-cell>
          <table:table-cell office:value-type="date" office:date-value="2019-01-24" calcext:value-type="date">
            <text:p>24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01256121" calcext:value-type="float">
            <text:p>776001256121</text:p>
          </table:table-cell>
          <table:table-cell office:value-type="string" calcext:value-type="string">
            <text:p>AURELIO CHUC DZUL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83-2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80300755" calcext:value-type="float">
            <text:p>776980300755</text:p>
          </table:table-cell>
          <table:table-cell office:value-type="string" calcext:value-type="string">
            <text:p>JORGE E CHAN CHABLE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85-2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60300303" calcext:value-type="float">
            <text:p>776060300303</text:p>
          </table:table-cell>
          <table:table-cell office:value-type="string" calcext:value-type="string">
            <text:p>JOSE EDILBERTO CANCHE COB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91-3</text:p>
          </table:table-cell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1056251" calcext:value-type="float">
            <text:p>774001056251</text:p>
          </table:table-cell>
          <table:table-cell office:value-type="string" calcext:value-type="string">
            <text:p>RAMIREZ CEPEDA OCTAVIO ANTON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93-4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6110403923" calcext:value-type="float">
            <text:p>776110403923</text:p>
          </table:table-cell>
          <table:table-cell office:value-type="string" calcext:value-type="string">
            <text:p>HERNANDEZ LEON TERESITA DE JES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94-2</text:p>
          </table:table-cell>
          <table:table-cell office:value-type="date" office:date-value="2019-01-08" calcext:value-type="date">
            <text:p>08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20805736" calcext:value-type="float">
            <text:p>776120805736</text:p>
          </table:table-cell>
          <table:table-cell office:value-type="string" calcext:value-type="string">
            <text:p>DZUL SOLIS ARTURO ALFONS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96-3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41203957" calcext:value-type="float">
            <text:p>776141203957</text:p>
          </table:table-cell>
          <table:table-cell office:value-type="string" calcext:value-type="string">
            <text:p>UICAB UICAB VICTORI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04-5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790700409" calcext:value-type="float">
            <text:p>772790700409</text:p>
          </table:table-cell>
          <table:table-cell office:value-type="string" calcext:value-type="string">
            <text:p>MANUEL VALENCIA PENICH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06-4</text:p>
          </table:table-cell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90700998" calcext:value-type="float">
            <text:p>772090700998</text:p>
          </table:table-cell>
          <table:table-cell office:value-type="string" calcext:value-type="string">
            <text:p>MEDINA EUAN OMAR RICAR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08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120600328" calcext:value-type="float">
            <text:p>776120600328</text:p>
          </table:table-cell>
          <table:table-cell office:value-type="string" calcext:value-type="string">
            <text:p>CHAY CANUL LAURA CRISTIN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10-4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750618837" calcext:value-type="float">
            <text:p>776750618837</text:p>
          </table:table-cell>
          <table:table-cell office:value-type="string" calcext:value-type="string">
            <text:p>KOYOK CHAN LUCELY BEATRIZ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11-4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50500862" calcext:value-type="float">
            <text:p>772850500862</text:p>
          </table:table-cell>
          <table:table-cell office:value-type="string" calcext:value-type="string">
            <text:p>LUIS M CHABLE KIM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212-1</text:p>
          </table:table-cell>
          <table:table-cell office:value-type="date" office:date-value="2019-01-02" calcext:value-type="date">
            <text:p>02/01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4750304465" calcext:value-type="float">
            <text:p>774750304465</text:p>
          </table:table-cell>
          <table:table-cell office:value-type="string" calcext:value-type="string">
            <text:p>ROSADO LUNA LEIDY NOEMI DEL S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213-1</text:p>
          </table:table-cell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501898" calcext:value-type="float">
            <text:p>773100501898</text:p>
          </table:table-cell>
          <table:table-cell office:value-type="string" calcext:value-type="string">
            <text:p>ESPADAS HUITS ADALBERTO ISAAC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16-1</text:p>
          </table:table-cell>
          <table:table-cell office:value-type="date" office:date-value="2019-01-11" calcext:value-type="date">
            <text:p>1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10403575" calcext:value-type="float">
            <text:p>776110403575</text:p>
          </table:table-cell>
          <table:table-cell office:value-type="string" calcext:value-type="string">
            <text:p>GONZALEZ HERNANDEZ JUAN JULI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7-1</text:p>
          </table:table-cell>
          <table:table-cell office:value-type="date" office:date-value="2019-01-11" calcext:value-type="date">
            <text:p>1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30401928" calcext:value-type="float">
            <text:p>773130401928</text:p>
          </table:table-cell>
          <table:table-cell office:value-type="string" calcext:value-type="string">
            <text:p>PECH PINA JUAN CARLO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8-1</text:p>
          </table:table-cell>
          <table:table-cell office:value-type="date" office:date-value="2019-01-11" calcext:value-type="date">
            <text:p>1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50604212" calcext:value-type="float">
            <text:p>776150604212</text:p>
          </table:table-cell>
          <table:table-cell office:value-type="string" calcext:value-type="string">
            <text:p>TZUC GOMEZ WILLIAM ADOLF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9-1</text:p>
          </table:table-cell>
          <table:table-cell office:value-type="date" office:date-value="2019-01-11" calcext:value-type="date">
            <text:p>1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0500820" calcext:value-type="float">
            <text:p>772060500820</text:p>
          </table:table-cell>
          <table:table-cell office:value-type="string" calcext:value-type="string">
            <text:p>ORTEGA KANTUN FERNANDA EMIL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22-3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140102183" calcext:value-type="float">
            <text:p>772140102183</text:p>
          </table:table-cell>
          <table:table-cell office:value-type="string" calcext:value-type="string">
            <text:p>EB POOT LEIDY CANDELARIA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223-3</text:p>
          </table:table-cell>
          <table:table-cell office:value-type="date" office:date-value="2019-01-15" calcext:value-type="date">
            <text:p>1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4920" calcext:value-type="float">
            <text:p>774941104920</text:p>
          </table:table-cell>
          <table:table-cell office:value-type="string" calcext:value-type="string">
            <text:p>VARGAS ROSADO HENRY VLADIMI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24-1</text:p>
          </table:table-cell>
          <table:table-cell office:value-type="date" office:date-value="2019-01-11" calcext:value-type="date">
            <text:p>1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2668" calcext:value-type="float">
            <text:p>774941102668</text:p>
          </table:table-cell>
          <table:table-cell office:value-type="string" calcext:value-type="string">
            <text:p>JOSE G NUNEZ COLL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27-3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10400511" calcext:value-type="float">
            <text:p>777910400511</text:p>
          </table:table-cell>
          <table:table-cell office:value-type="string" calcext:value-type="string">
            <text:p>ALCOCER PERERA LUCIA GUADALUPE</text:p>
          </table:table-cell>
          <table:table-cell office:value-type="string" calcext:value-type="string">
            <text:p>MAYORIS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231-5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060300567" calcext:value-type="float">
            <text:p>776060300567</text:p>
          </table:table-cell>
          <table:table-cell office:value-type="string" calcext:value-type="string">
            <text:p>JOSE DEL CARMEN PECH PEREZ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36-1</text:p>
          </table:table-cell>
          <table:table-cell office:value-type="date" office:date-value="2019-01-15" calcext:value-type="date">
            <text:p>1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0600951" calcext:value-type="float">
            <text:p>777130600951</text:p>
          </table:table-cell>
          <table:table-cell office:value-type="string" calcext:value-type="string">
            <text:p>CARRILLO HUCHIN WILLIAM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37-2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31202566" calcext:value-type="float">
            <text:p>772131202566</text:p>
          </table:table-cell>
          <table:table-cell office:value-type="string" calcext:value-type="string">
            <text:p>PECH MUKUL FERNAN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39-3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90900310" calcext:value-type="float">
            <text:p>773990900310</text:p>
          </table:table-cell>
          <table:table-cell office:value-type="string" calcext:value-type="string">
            <text:p>LARA JIMENEZ JUAN JOS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41-2</text:p>
          </table:table-cell>
          <table:table-cell office:value-type="date" office:date-value="2019-01-29" calcext:value-type="date">
            <text:p>29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60603222" calcext:value-type="float">
            <text:p>774060603222</text:p>
          </table:table-cell>
          <table:table-cell office:value-type="string" calcext:value-type="string">
            <text:p>PECH VERA MAN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2-3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01255984" calcext:value-type="float">
            <text:p>778001255984</text:p>
          </table:table-cell>
          <table:table-cell office:value-type="string" calcext:value-type="string">
            <text:p>VILLALOBOS CIME LID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3-3</text:p>
          </table:table-cell>
          <table:table-cell office:value-type="date" office:date-value="2019-02-05" calcext:value-type="date">
            <text:p>05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200335" calcext:value-type="float">
            <text:p>778940200335</text:p>
          </table:table-cell>
          <table:table-cell office:value-type="string" calcext:value-type="string">
            <text:p>MARIA L CIME TU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4-2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0801311" calcext:value-type="float">
            <text:p>772030801311</text:p>
          </table:table-cell>
          <table:table-cell office:value-type="string" calcext:value-type="string">
            <text:p>BAAS KOYOC DAVID ERNEST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5-1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20800213" calcext:value-type="float">
            <text:p>770120800213</text:p>
          </table:table-cell>
          <table:table-cell office:value-type="string" calcext:value-type="string">
            <text:p>BLANCO RODRIGUEZ MARIA DOMITIL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46-1</text:p>
          </table:table-cell>
          <table:table-cell office:value-type="date" office:date-value="2019-01-23" calcext:value-type="date">
            <text:p>23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001329" calcext:value-type="float">
            <text:p>774961001329</text:p>
          </table:table-cell>
          <table:table-cell office:value-type="string" calcext:value-type="string">
            <text:p>SEVERINO CAMAS PE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7-2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61200708" calcext:value-type="float">
            <text:p>773961200708</text:p>
          </table:table-cell>
          <table:table-cell office:value-type="string" calcext:value-type="string">
            <text:p>PAULA UC DAVIL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8-1</text:p>
          </table:table-cell>
          <table:table-cell office:value-type="date" office:date-value="2019-01-24" calcext:value-type="date">
            <text:p>24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300633" calcext:value-type="float">
            <text:p>774110300633</text:p>
          </table:table-cell>
          <table:table-cell office:value-type="string" calcext:value-type="string">
            <text:p>POOL SANCHEZ LIZBETH GUADALUP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9-3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50800211" calcext:value-type="float">
            <text:p>778050800211</text:p>
          </table:table-cell>
          <table:table-cell office:value-type="string" calcext:value-type="string">
            <text:p>VALENTIN RODRIGUEZ PECH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0-4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0900088" calcext:value-type="float">
            <text:p>778140900088</text:p>
          </table:table-cell>
          <table:table-cell office:value-type="string" calcext:value-type="string">
            <text:p>ACOSTA CANUL NANCY MARIA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2-2</text:p>
          </table:table-cell>
          <table:table-cell office:value-type="date" office:date-value="2019-01-28" calcext:value-type="date">
            <text:p>28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70700821" calcext:value-type="float">
            <text:p>773870700821</text:p>
          </table:table-cell>
          <table:table-cell office:value-type="string" calcext:value-type="string">
            <text:p>NANCY ROCELY MONSREA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3-2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21100125" calcext:value-type="float">
            <text:p>778921100125</text:p>
          </table:table-cell>
          <table:table-cell office:value-type="string" calcext:value-type="string">
            <text:p>JOSE TORIBIO BLANCO DZIB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4-2</text:p>
          </table:table-cell>
          <table:table-cell office:value-type="date" office:date-value="2019-01-29" calcext:value-type="date">
            <text:p>29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40600069" calcext:value-type="float">
            <text:p>778840600069</text:p>
          </table:table-cell>
          <table:table-cell office:value-type="string" calcext:value-type="string">
            <text:p>WILFRIDO PECH CANU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5-1</text:p>
          </table:table-cell>
          <table:table-cell office:value-type="date" office:date-value="2019-01-25" calcext:value-type="date">
            <text:p>2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200211" calcext:value-type="float">
            <text:p>777141200211</text:p>
          </table:table-cell>
          <table:table-cell office:value-type="string" calcext:value-type="string">
            <text:p>COOL SARABIA JOSE MOISE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6-1</text:p>
          </table:table-cell>
          <table:table-cell office:value-type="date" office:date-value="2019-01-25" calcext:value-type="date">
            <text:p>25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00400251" calcext:value-type="float">
            <text:p>778900400251</text:p>
          </table:table-cell>
          <table:table-cell office:value-type="string" calcext:value-type="string">
            <text:p>MARIA REYES RAVEL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7-3</text:p>
          </table:table-cell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20400456" calcext:value-type="float">
            <text:p>778020400456</text:p>
          </table:table-cell>
          <table:table-cell office:value-type="string" calcext:value-type="string">
            <text:p>JOSE BERNARDINO LOPEZ EU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9-2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1000305" calcext:value-type="float">
            <text:p>778941000305</text:p>
          </table:table-cell>
          <table:table-cell office:value-type="string" calcext:value-type="string">
            <text:p>IRENE XOOL COB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0-3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600317" calcext:value-type="float">
            <text:p>778940600317</text:p>
          </table:table-cell>
          <table:table-cell office:value-type="string" calcext:value-type="string">
            <text:p>CAMILO FLORES UC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1-1</text:p>
          </table:table-cell>
          <table:table-cell office:value-type="date" office:date-value="2019-01-26" calcext:value-type="date">
            <text:p>26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303170" calcext:value-type="float">
            <text:p>774950303170</text:p>
          </table:table-cell>
          <table:table-cell office:value-type="string" calcext:value-type="string">
            <text:p>MA DEL LOS A BOJORQU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2-1</text:p>
          </table:table-cell>
          <table:table-cell office:value-type="date" office:date-value="2019-01-26" calcext:value-type="date">
            <text:p>26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20200694" calcext:value-type="float">
            <text:p>772820200694</text:p>
          </table:table-cell>
          <table:table-cell office:value-type="string" calcext:value-type="string">
            <text:p>CAUICH CAB JORGE AGUSTI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4-1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60700374" calcext:value-type="float">
            <text:p>776960700374</text:p>
          </table:table-cell>
          <table:table-cell office:value-type="string" calcext:value-type="string">
            <text:p>JOSE ALMICAR CAN VALDEZ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6-1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1201433" calcext:value-type="float">
            <text:p>774031201433</text:p>
          </table:table-cell>
          <table:table-cell office:value-type="string" calcext:value-type="string">
            <text:p>CABALLERO RODRIGUEZ IRENE I.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7-2</text:p>
          </table:table-cell>
          <table:table-cell office:value-type="date" office:date-value="2019-02-15" calcext:value-type="date">
            <text:p>15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0100057" calcext:value-type="float">
            <text:p>772150100057</text:p>
          </table:table-cell>
          <table:table-cell office:value-type="string" calcext:value-type="string">
            <text:p>POOL MILLAN JOSE ARTUR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8-1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101437" calcext:value-type="float">
            <text:p>777070101437</text:p>
          </table:table-cell>
          <table:table-cell office:value-type="string" calcext:value-type="string">
            <text:p>ROMERO NAVARRETE MARIA CENAID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9-1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41100533" calcext:value-type="float">
            <text:p>772841100533</text:p>
          </table:table-cell>
          <table:table-cell office:value-type="string" calcext:value-type="string">
            <text:p>RODRIGUEZ GARCIA LUCILA DE J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0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60901111" calcext:value-type="float">
            <text:p>772960901111</text:p>
          </table:table-cell>
          <table:table-cell office:value-type="string" calcext:value-type="string">
            <text:p>YAM CHAN SIMO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1-2</text:p>
          </table:table-cell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130502804" calcext:value-type="float">
            <text:p>776130502804</text:p>
          </table:table-cell>
          <table:table-cell office:value-type="string" calcext:value-type="string">
            <text:p>PINTO SOSA MARLENI CONCEPCION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272-1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1206787" calcext:value-type="float">
            <text:p>773141206787</text:p>
          </table:table-cell>
          <table:table-cell office:value-type="string" calcext:value-type="string">
            <text:p>TUN BALAM ROCIO MARICRU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3-1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90300611" calcext:value-type="float">
            <text:p>778090300611</text:p>
          </table:table-cell>
          <table:table-cell office:value-type="string" calcext:value-type="string">
            <text:p>CIME RAVELL ERNESTO ALONS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4-1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0900118" calcext:value-type="float">
            <text:p>778140900118</text:p>
          </table:table-cell>
          <table:table-cell office:value-type="string" calcext:value-type="string">
            <text:p>CANCHE NAH JOSE CARLO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5-3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10300231" calcext:value-type="float">
            <text:p>778810300231</text:p>
          </table:table-cell>
          <table:table-cell office:value-type="string" calcext:value-type="string">
            <text:p>FELIPE UC MO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6-1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70700488" calcext:value-type="float">
            <text:p>776970700488</text:p>
          </table:table-cell>
          <table:table-cell office:value-type="string" calcext:value-type="string">
            <text:p>OFELIA UICAB UICAB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7-1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21203471" calcext:value-type="float">
            <text:p>774021203471</text:p>
          </table:table-cell>
          <table:table-cell office:value-type="string" calcext:value-type="string">
            <text:p>SILVIA LORENA LOPEZ MENA</text:p>
          </table:table-cell>
          <table:table-cell office:value-type="string" calcext:value-type="string">
            <text:p>MAYORIST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80-2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57219" calcext:value-type="float">
            <text:p>774000457219</text:p>
          </table:table-cell>
          <table:table-cell office:value-type="string" calcext:value-type="string">
            <text:p>JOSE FCO KU REYE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1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70700865" calcext:value-type="float">
            <text:p>772970700865</text:p>
          </table:table-cell>
          <table:table-cell office:value-type="string" calcext:value-type="string">
            <text:p>SANCHEZ CAMARA CELIA RAQ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2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80700534" calcext:value-type="float">
            <text:p>774080700534</text:p>
          </table:table-cell>
          <table:table-cell office:value-type="string" calcext:value-type="string">
            <text:p>FUENTES HERNANDEZ PERFECT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3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70300039" calcext:value-type="float">
            <text:p>772070300039</text:p>
          </table:table-cell>
          <table:table-cell office:value-type="string" calcext:value-type="string">
            <text:p>CARVAJAL DOMINGUEZ JUAN MIG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4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30401700" calcext:value-type="float">
            <text:p>773030401700</text:p>
          </table:table-cell>
          <table:table-cell office:value-type="string" calcext:value-type="string">
            <text:p>VARGUEZ CHIM EUFROSINA FCA.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7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91100068" calcext:value-type="float">
            <text:p>778991100068</text:p>
          </table:table-cell>
          <table:table-cell office:value-type="string" calcext:value-type="string">
            <text:p>JORGE ENRIQUE XOOL POOT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8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0800187" calcext:value-type="float">
            <text:p>778950800187</text:p>
          </table:table-cell>
          <table:table-cell office:value-type="string" calcext:value-type="string">
            <text:p>PASTOR TUN CIM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9-2</text:p>
          </table:table-cell>
          <table:table-cell office:value-type="date" office:date-value="2019-02-13" calcext:value-type="date">
            <text:p>1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71100121" calcext:value-type="float">
            <text:p>778071100121</text:p>
          </table:table-cell>
          <table:table-cell office:value-type="string" calcext:value-type="string">
            <text:p>TUN CHAN JESUS ISMA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0-2</text:p>
          </table:table-cell>
          <table:table-cell office:value-type="date" office:date-value="2019-02-13" calcext:value-type="date">
            <text:p>1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30500209" calcext:value-type="float">
            <text:p>778930500209</text:p>
          </table:table-cell>
          <table:table-cell office:value-type="string" calcext:value-type="string">
            <text:p>SIMION XOOL XOO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1-2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60700657" calcext:value-type="float">
            <text:p>778060700657</text:p>
          </table:table-cell>
          <table:table-cell office:value-type="string" calcext:value-type="string">
            <text:p>CAT PACHECO MARIA FLORENC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2-2</text:p>
          </table:table-cell>
          <table:table-cell office:value-type="date" office:date-value="2019-02-05" calcext:value-type="date">
            <text:p>05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60800040" calcext:value-type="float">
            <text:p>778060800040</text:p>
          </table:table-cell>
          <table:table-cell office:value-type="string" calcext:value-type="string">
            <text:p>CANUL TUN LUIS GREGOR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3-1</text:p>
          </table:table-cell>
          <table:table-cell office:value-type="date" office:date-value="2019-02-01" calcext:value-type="date">
            <text:p>0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70800178" calcext:value-type="float">
            <text:p>778870800178</text:p>
          </table:table-cell>
          <table:table-cell office:value-type="string" calcext:value-type="string">
            <text:p>ANDRES MUKUL CH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4-1</text:p>
          </table:table-cell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2897" calcext:value-type="float">
            <text:p>774941102897</text:p>
          </table:table-cell>
          <table:table-cell office:value-type="string" calcext:value-type="string">
            <text:p>ALEJANDRO BLANQUET LOP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5-3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91100391" calcext:value-type="float">
            <text:p>772091100391</text:p>
          </table:table-cell>
          <table:table-cell office:value-type="string" calcext:value-type="string">
            <text:p>ERMILO AMBROSIO SANTOS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96-3</text:p>
          </table:table-cell>
          <table:table-cell office:value-type="date" office:date-value="2019-02-13" calcext:value-type="date">
            <text:p>1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1200318" calcext:value-type="float">
            <text:p>778121200318</text:p>
          </table:table-cell>
          <table:table-cell office:value-type="string" calcext:value-type="string">
            <text:p>SULUB CHI JUAN BAUTIST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8-1</text:p>
          </table:table-cell>
          <table:table-cell office:value-type="date" office:date-value="2019-02-11" calcext:value-type="date">
            <text:p>1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100569" calcext:value-type="float">
            <text:p>777120100569</text:p>
          </table:table-cell>
          <table:table-cell office:value-type="string" calcext:value-type="string">
            <text:p>PACHECO FRANCO SUGEY YAZMI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9-1</text:p>
          </table:table-cell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60200787" calcext:value-type="float">
            <text:p>777160200787</text:p>
          </table:table-cell>
          <table:table-cell office:value-type="string" calcext:value-type="string">
            <text:p>CANEPA LOPEZ RAFAEL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301-1</text:p>
          </table:table-cell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770600189" calcext:value-type="float">
            <text:p>770770600189</text:p>
          </table:table-cell>
          <table:table-cell office:value-type="string" calcext:value-type="string">
            <text:p>SIERRA ROMERO FELIPE A.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2-1</text:p>
          </table:table-cell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31001377" calcext:value-type="float">
            <text:p>774131001377</text:p>
          </table:table-cell>
          <table:table-cell office:value-type="string" calcext:value-type="string">
            <text:p>COUOH MEX LIGIA ESTHE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3-1</text:p>
          </table:table-cell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0200643" calcext:value-type="float">
            <text:p>772030200643</text:p>
          </table:table-cell>
          <table:table-cell office:value-type="string" calcext:value-type="string">
            <text:p>CLAUDIA TAMAYO AK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5-2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80704306" calcext:value-type="float">
            <text:p>774980704306</text:p>
          </table:table-cell>
          <table:table-cell office:value-type="string" calcext:value-type="string">
            <text:p>IGNACIO P CEBALLOS C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6-1</text:p>
          </table:table-cell>
          <table:table-cell office:value-type="date" office:date-value="2019-02-13" calcext:value-type="date">
            <text:p>1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0900157" calcext:value-type="float">
            <text:p>778950900157</text:p>
          </table:table-cell>
          <table:table-cell office:value-type="string" calcext:value-type="string">
            <text:p>JOSE EULARIO MAY NAJE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7-2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21002674" calcext:value-type="float">
            <text:p>772121002674</text:p>
          </table:table-cell>
          <table:table-cell office:value-type="string" calcext:value-type="string">
            <text:p>VERA RAMIREZ LAURA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8-1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30201216" calcext:value-type="float">
            <text:p>774130201216</text:p>
          </table:table-cell>
          <table:table-cell office:value-type="string" calcext:value-type="string">
            <text:p>CANCHE MANUEL ANTON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9-2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103314" calcext:value-type="float">
            <text:p>772100103314</text:p>
          </table:table-cell>
          <table:table-cell office:value-type="string" calcext:value-type="string">
            <text:p>UC COB PAULA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0-1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30700731" calcext:value-type="float">
            <text:p>778130700731</text:p>
          </table:table-cell>
          <table:table-cell office:value-type="string" calcext:value-type="string">
            <text:p>MEDINA LOPEZ EJIRA DEYANI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1-1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60500160" calcext:value-type="float">
            <text:p>778060500160</text:p>
          </table:table-cell>
          <table:table-cell office:value-type="string" calcext:value-type="string">
            <text:p>MARIA ESTELA VAZQUEZ EK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2-5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861000096" calcext:value-type="float">
            <text:p>778861000096</text:p>
          </table:table-cell>
          <table:table-cell office:value-type="string" calcext:value-type="string">
            <text:p>TUN TZUC TERESIT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13-1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90600091" calcext:value-type="float">
            <text:p>778990600091</text:p>
          </table:table-cell>
          <table:table-cell office:value-type="string" calcext:value-type="string">
            <text:p>JUAN DE LA C. SEL PE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5-1</text:p>
          </table:table-cell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10200101" calcext:value-type="float">
            <text:p>778910200101</text:p>
          </table:table-cell>
          <table:table-cell office:value-type="string" calcext:value-type="string">
            <text:p>SANTIAGO CUYTUN CHAL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7-1</text:p>
          </table:table-cell>
          <table:table-cell office:value-type="date" office:date-value="2019-02-15" calcext:value-type="date">
            <text:p>15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00156133" calcext:value-type="float">
            <text:p>778000156133</text:p>
          </table:table-cell>
          <table:table-cell office:value-type="string" calcext:value-type="string">
            <text:p>UICAB CANUL SHIRLEY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8-1</text:p>
          </table:table-cell>
          <table:table-cell office:value-type="date" office:date-value="2019-02-16" calcext:value-type="date">
            <text:p>16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57171" calcext:value-type="float">
            <text:p>774000457171</text:p>
          </table:table-cell>
          <table:table-cell office:value-type="string" calcext:value-type="string">
            <text:p>MA MICAELA FRANCO DZU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9-1</text:p>
          </table:table-cell>
          <table:table-cell office:value-type="date" office:date-value="2019-02-16" calcext:value-type="date">
            <text:p>16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200092" calcext:value-type="float">
            <text:p>778940200092</text:p>
          </table:table-cell>
          <table:table-cell office:value-type="string" calcext:value-type="string">
            <text:p>ZENON IX HOI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2-1</text:p>
          </table:table-cell>
          <table:table-cell office:value-type="date" office:date-value="2019-02-16" calcext:value-type="date">
            <text:p>16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20600127" calcext:value-type="float">
            <text:p>778820600127</text:p>
          </table:table-cell>
          <table:table-cell office:value-type="string" calcext:value-type="string">
            <text:p>JOSE LUIS LOP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3-4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840700063" calcext:value-type="float">
            <text:p>778840700063</text:p>
          </table:table-cell>
          <table:table-cell office:value-type="string" calcext:value-type="string">
            <text:p>CHAN SANTOS TERESITA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24-1</text:p>
          </table:table-cell>
          <table:table-cell office:value-type="date" office:date-value="2019-02-17" calcext:value-type="date">
            <text:p>17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1201141" calcext:value-type="float">
            <text:p>776091201141</text:p>
          </table:table-cell>
          <table:table-cell office:value-type="string" calcext:value-type="string">
            <text:p>DZIB POOT LETICIA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5-1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20604502" calcext:value-type="float">
            <text:p>773120604502</text:p>
          </table:table-cell>
          <table:table-cell office:value-type="string" calcext:value-type="string">
            <text:p>MONTERO SANCHEZ ROSARIO DEL P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6-1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891100240" calcext:value-type="float">
            <text:p>775891100240</text:p>
          </table:table-cell>
          <table:table-cell office:value-type="string" calcext:value-type="string">
            <text:p>MARIA CONCEPCION ALL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27-1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257252" calcext:value-type="float">
            <text:p>774000257252</text:p>
          </table:table-cell>
          <table:table-cell office:value-type="string" calcext:value-type="string">
            <text:p>VILLANUEVA CHAN CARLOS 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8-1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770900114" calcext:value-type="float">
            <text:p>773770900114</text:p>
          </table:table-cell>
          <table:table-cell office:value-type="string" calcext:value-type="string">
            <text:p>RAUL MARTIN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9-1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1102607" calcext:value-type="float">
            <text:p>772061102607</text:p>
          </table:table-cell>
          <table:table-cell office:value-type="string" calcext:value-type="string">
            <text:p>PEREZ LOPEZ SUSANA DEL CARMEN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330-1</text:p>
          </table:table-cell>
          <table:table-cell office:value-type="date" office:date-value="2019-02-20" calcext:value-type="date">
            <text:p>20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80600136" calcext:value-type="float">
            <text:p>778080600136</text:p>
          </table:table-cell>
          <table:table-cell office:value-type="string" calcext:value-type="string">
            <text:p>ADRIAN SABIDO MARCO ANTON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1-2</text:p>
          </table:table-cell>
          <table:table-cell office:value-type="date" office:date-value="2019-04-12" calcext:value-type="date">
            <text:p>1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91207552" calcext:value-type="float">
            <text:p>772791207552</text:p>
          </table:table-cell>
          <table:table-cell office:value-type="string" calcext:value-type="string">
            <text:p>VALENTIN VILLAVERDE LUZ DEL C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32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10601180" calcext:value-type="float">
            <text:p>773910601180</text:p>
          </table:table-cell>
          <table:table-cell office:value-type="string" calcext:value-type="string">
            <text:p>FERNANDO JIMENEZ SOS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4-2</text:p>
          </table:table-cell>
          <table:table-cell office:value-type="date" office:date-value="2019-03-08" calcext:value-type="date">
            <text:p>0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61100355" calcext:value-type="float">
            <text:p>773961100355</text:p>
          </table:table-cell>
          <table:table-cell office:value-type="string" calcext:value-type="string">
            <text:p>TERESA DE J CORAL DORANT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37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0300131" calcext:value-type="float">
            <text:p>778120300131</text:p>
          </table:table-cell>
          <table:table-cell office:value-type="string" calcext:value-type="string">
            <text:p>AKE ANCONA RITA DEL SOCORR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8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10701826" calcext:value-type="float">
            <text:p>773910701826</text:p>
          </table:table-cell>
          <table:table-cell office:value-type="string" calcext:value-type="string">
            <text:p>PATRICIA TELLO HERRE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9-2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31100115" calcext:value-type="float">
            <text:p>778931100115</text:p>
          </table:table-cell>
          <table:table-cell office:value-type="string" calcext:value-type="string">
            <text:p>CARMEN POOL CHAL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0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980100502" calcext:value-type="float">
            <text:p>770980100502</text:p>
          </table:table-cell>
          <table:table-cell office:value-type="string" calcext:value-type="string">
            <text:p>MARIO F VILLAMIL ALEJO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43-2</text:p>
          </table:table-cell>
          <table:table-cell office:value-type="date" office:date-value="2019-04-15" calcext:value-type="date">
            <text:p>1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10600888" calcext:value-type="float">
            <text:p>778110600888</text:p>
          </table:table-cell>
          <table:table-cell office:value-type="string" calcext:value-type="string">
            <text:p>CHAN YAH DEMETR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5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780400390" calcext:value-type="float">
            <text:p>773780400390</text:p>
          </table:table-cell>
          <table:table-cell office:value-type="string" calcext:value-type="string">
            <text:p>NORMA CABRERA CABRE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6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0200403" calcext:value-type="float">
            <text:p>778120200403</text:p>
          </table:table-cell>
          <table:table-cell office:value-type="string" calcext:value-type="string">
            <text:p>MAAS UC JOSE DIEG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7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70900374" calcext:value-type="float">
            <text:p>778970900374</text:p>
          </table:table-cell>
          <table:table-cell office:value-type="string" calcext:value-type="string">
            <text:p>JUAN BAUTISTA PECH POO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8-3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5050700471" calcext:value-type="float">
            <text:p>775050700471</text:p>
          </table:table-cell>
          <table:table-cell office:value-type="string" calcext:value-type="string">
            <text:p>HERNANDEZ MARTINEZ BENIT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49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401891" calcext:value-type="float">
            <text:p>772050401891</text:p>
          </table:table-cell>
          <table:table-cell office:value-type="string" calcext:value-type="string">
            <text:p>PINZON FRIAS MARIA DE LOS 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50-1</text:p>
          </table:table-cell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602203" calcext:value-type="float">
            <text:p>774040602203</text:p>
          </table:table-cell>
          <table:table-cell office:value-type="string" calcext:value-type="string">
            <text:p>BECERRA BENTATA REN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51-2</text:p>
          </table:table-cell>
          <table:table-cell office:value-type="date" office:date-value="2019-04-13" calcext:value-type="date">
            <text:p>1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10402481" calcext:value-type="float">
            <text:p>770110402481</text:p>
          </table:table-cell>
          <table:table-cell office:value-type="string" calcext:value-type="string">
            <text:p>SANCHEZ ITZA DALIA MAR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2-2</text:p>
          </table:table-cell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201565" calcext:value-type="float">
            <text:p>776080201565</text:p>
          </table:table-cell>
          <table:table-cell office:value-type="string" calcext:value-type="string">
            <text:p>PINELO CANUL TERESA DE JESU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3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60300451" calcext:value-type="float">
            <text:p>775960300451</text:p>
          </table:table-cell>
          <table:table-cell office:value-type="string" calcext:value-type="string">
            <text:p>MIRANDA ROSAS TERES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4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840700196" calcext:value-type="float">
            <text:p>775840700196</text:p>
          </table:table-cell>
          <table:table-cell office:value-type="string" calcext:value-type="string">
            <text:p>JOSE LUIS COLLI TEC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6-3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750613355" calcext:value-type="float">
            <text:p>776750613355</text:p>
          </table:table-cell>
          <table:table-cell office:value-type="string" calcext:value-type="string">
            <text:p>MA LUISA LUNA G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57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50500408" calcext:value-type="float">
            <text:p>773950500408</text:p>
          </table:table-cell>
          <table:table-cell office:value-type="string" calcext:value-type="string">
            <text:p>BENITA CEN HUCH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58-2</text:p>
          </table:table-cell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850500858" calcext:value-type="float">
            <text:p>771850500858</text:p>
          </table:table-cell>
          <table:table-cell office:value-type="string" calcext:value-type="string">
            <text:p>ROSA MA SOBERANIS DE C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61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801910" calcext:value-type="float">
            <text:p>777150801910</text:p>
          </table:table-cell>
          <table:table-cell office:value-type="string" calcext:value-type="string">
            <text:p>ORTIZ ROMERO ANA LIG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2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111100642" calcext:value-type="float">
            <text:p>775111100642</text:p>
          </table:table-cell>
          <table:table-cell office:value-type="string" calcext:value-type="string">
            <text:p>GARCIA ESCUDERO ROSSY NELLY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3-3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960300341" calcext:value-type="float">
            <text:p>776960300341</text:p>
          </table:table-cell>
          <table:table-cell office:value-type="string" calcext:value-type="string">
            <text:p>JAIME PINTO PADILL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4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702909" calcext:value-type="float">
            <text:p>772110702909</text:p>
          </table:table-cell>
          <table:table-cell office:value-type="string" calcext:value-type="string">
            <text:p>CARDENA JIMENEZ FRANK ABRAHAM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5-3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00156378" calcext:value-type="float">
            <text:p>776000156378</text:p>
          </table:table-cell>
          <table:table-cell office:value-type="string" calcext:value-type="string">
            <text:p>GRACIANA PECH DZU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6-3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50600721" calcext:value-type="float">
            <text:p>776150600721</text:p>
          </table:table-cell>
          <table:table-cell office:value-type="string" calcext:value-type="string">
            <text:p>URTECHO MARTIN LUISA VERONIC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7-1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200270" calcext:value-type="float">
            <text:p>777141200270</text:p>
          </table:table-cell>
          <table:table-cell office:value-type="string" calcext:value-type="string">
            <text:p>FLORES DOMINGUEZ JOAB NATANA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9-3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040800466" calcext:value-type="float">
            <text:p>776040800466</text:p>
          </table:table-cell>
          <table:table-cell office:value-type="string" calcext:value-type="string">
            <text:p>RITA MA PINTO PADILL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70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41000012" calcext:value-type="float">
            <text:p>775941000012</text:p>
          </table:table-cell>
          <table:table-cell office:value-type="string" calcext:value-type="string">
            <text:p>CHABLE CHIM OLG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71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60900517" calcext:value-type="float">
            <text:p>771960900517</text:p>
          </table:table-cell>
          <table:table-cell office:value-type="string" calcext:value-type="string">
            <text:p>ZUREMA BURGOS DE GALIC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2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150501301" calcext:value-type="float">
            <text:p>775150501301</text:p>
          </table:table-cell>
          <table:table-cell office:value-type="string" calcext:value-type="string">
            <text:p>GUZMAN MARTINEZ WILFRI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73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870801455" calcext:value-type="float">
            <text:p>771870801455</text:p>
          </table:table-cell>
          <table:table-cell office:value-type="string" calcext:value-type="string">
            <text:p>FREDY GABRIEL CELIS M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4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1003069" calcext:value-type="float">
            <text:p>777131003069</text:p>
          </table:table-cell>
          <table:table-cell office:value-type="string" calcext:value-type="string">
            <text:p>MOLINA RODRIGUEZ MARICARM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75-2</text:p>
          </table:table-cell>
          <table:table-cell office:value-type="date" office:date-value="2019-03-01" calcext:value-type="date">
            <text:p>0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1001800" calcext:value-type="float">
            <text:p>774111001800</text:p>
          </table:table-cell>
          <table:table-cell office:value-type="string" calcext:value-type="string">
            <text:p>FUENTES HERNANDEZ ALMA ROS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6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50404441" calcext:value-type="float">
            <text:p>772750404441</text:p>
          </table:table-cell>
          <table:table-cell office:value-type="string" calcext:value-type="string">
            <text:p>VAZQUEZ REQUENA ESMIR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7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504741" calcext:value-type="float">
            <text:p>773140504741</text:p>
          </table:table-cell>
          <table:table-cell office:value-type="string" calcext:value-type="string">
            <text:p>VALENCIA BASTO SILVIA DEL ROC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8-2</text:p>
          </table:table-cell>
          <table:table-cell office:value-type="date" office:date-value="2019-04-13" calcext:value-type="date">
            <text:p>1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30401306" calcext:value-type="float">
            <text:p>773930401306</text:p>
          </table:table-cell>
          <table:table-cell office:value-type="string" calcext:value-type="string">
            <text:p>MORENO PINZON FRANCISCO MIG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9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303186" calcext:value-type="float">
            <text:p>772100303186</text:p>
          </table:table-cell>
          <table:table-cell office:value-type="string" calcext:value-type="string">
            <text:p>SOBERANIS CARDE$A JOSE ARI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81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80203928" calcext:value-type="float">
            <text:p>771980203928</text:p>
          </table:table-cell>
          <table:table-cell office:value-type="string" calcext:value-type="string">
            <text:p>PERERA NOH MARIA JUA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83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600786" calcext:value-type="float">
            <text:p>777070600786</text:p>
          </table:table-cell>
          <table:table-cell office:value-type="string" calcext:value-type="string">
            <text:p>FENTANES MORALES REBEC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84-1</text:p>
          </table:table-cell>
          <table:table-cell office:value-type="date" office:date-value="2019-02-23" calcext:value-type="date">
            <text:p>23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1103306" calcext:value-type="float">
            <text:p>777131103306</text:p>
          </table:table-cell>
          <table:table-cell office:value-type="string" calcext:value-type="string">
            <text:p>LOPEZ PECH JOSE JESUS</text:p>
          </table:table-cell>
          <table:table-cell office:value-type="string" calcext:value-type="string">
            <text:p>HERMANOS LARA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385-2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50301816" calcext:value-type="float">
            <text:p>772950301816</text:p>
          </table:table-cell>
          <table:table-cell office:value-type="string" calcext:value-type="string">
            <text:p>PECH MEJIA JOSE REYNALD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86-1</text:p>
          </table:table-cell>
          <table:table-cell office:value-type="date" office:date-value="2019-02-24" calcext:value-type="date">
            <text:p>24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60301225" calcext:value-type="float">
            <text:p>777060301225</text:p>
          </table:table-cell>
          <table:table-cell office:value-type="string" calcext:value-type="string">
            <text:p>VALDEZ BALAM JOSE LUIS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87-1</text:p>
          </table:table-cell>
          <table:table-cell office:value-type="date" office:date-value="2019-02-25" calcext:value-type="date">
            <text:p>25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902722" calcext:value-type="float">
            <text:p>774110902722</text:p>
          </table:table-cell>
          <table:table-cell office:value-type="string" calcext:value-type="string">
            <text:p>CHACON GARCIA RUBI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88-1</text:p>
          </table:table-cell>
          <table:table-cell office:value-type="date" office:date-value="2019-02-25" calcext:value-type="date">
            <text:p>25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00401057" calcext:value-type="float">
            <text:p>772800401057</text:p>
          </table:table-cell>
          <table:table-cell office:value-type="string" calcext:value-type="string">
            <text:p>CARLOS P CHACON PECH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90-2</text:p>
          </table:table-cell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501331" calcext:value-type="float">
            <text:p>777140501331</text:p>
          </table:table-cell>
          <table:table-cell office:value-type="string" calcext:value-type="string">
            <text:p>SANCHEZ LOPEZ GABRI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2-2</text:p>
          </table:table-cell>
          <table:table-cell office:value-type="date" office:date-value="2019-03-15" calcext:value-type="date">
            <text:p>1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0500272" calcext:value-type="float">
            <text:p>772030500272</text:p>
          </table:table-cell>
          <table:table-cell office:value-type="string" calcext:value-type="string">
            <text:p>PEREZ VAZQUEZ ISMAEL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3-2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4841000205" calcext:value-type="float">
            <text:p>774841000205</text:p>
          </table:table-cell>
          <table:table-cell office:value-type="string" calcext:value-type="string">
            <text:p>GONZALEZ FLOTA CINTHIA GUADALU</text:p>
          </table:table-cell>
          <table:table-cell office:value-type="string" calcext:value-type="string">
            <text:p>RODEKA</text:p>
          </table:table-cell>
          <table:table-cell table:style-name="ce33" office:value-type="currency" office:currency="MXN" office:value="15346" calcext:value-type="currency">
            <text:p>$15,346.00</text:p>
          </table:table-cell>
        </table:table-row>
        <table:table-row table:style-name="ro1">
          <table:table-cell office:value-type="string" calcext:value-type="string">
            <text:p>YU000394-1</text:p>
          </table:table-cell>
          <table:table-cell office:value-type="date" office:date-value="2019-02-27" calcext:value-type="date">
            <text:p>27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1002176" calcext:value-type="float">
            <text:p>774991002176</text:p>
          </table:table-cell>
          <table:table-cell office:value-type="string" calcext:value-type="string">
            <text:p>CHAVEZ NAVARRO CARLOS ISRA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95-1</text:p>
          </table:table-cell>
          <table:table-cell office:value-type="date" office:date-value="2019-02-27" calcext:value-type="date">
            <text:p>27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1005835" calcext:value-type="float">
            <text:p>773071005835</text:p>
          </table:table-cell>
          <table:table-cell office:value-type="string" calcext:value-type="string">
            <text:p>FLORES TORRES ENRIQU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6-1</text:p>
          </table:table-cell>
          <table:table-cell office:value-type="date" office:date-value="2019-02-27" calcext:value-type="date">
            <text:p>27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70703791" calcext:value-type="float">
            <text:p>776070703791</text:p>
          </table:table-cell>
          <table:table-cell office:value-type="string" calcext:value-type="string">
            <text:p>DZIB PINTO SERGIO ADRI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9-2</text:p>
          </table:table-cell>
          <table:table-cell office:value-type="date" office:date-value="2019-04-13" calcext:value-type="date">
            <text:p>1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90800317" calcext:value-type="float">
            <text:p>778990800317</text:p>
          </table:table-cell>
          <table:table-cell office:value-type="string" calcext:value-type="string">
            <text:p>MOISES CHALE TU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0-1</text:p>
          </table:table-cell>
          <table:table-cell office:value-type="date" office:date-value="2019-02-27" calcext:value-type="date">
            <text:p>27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20400618" calcext:value-type="float">
            <text:p>778020400618</text:p>
          </table:table-cell>
          <table:table-cell office:value-type="string" calcext:value-type="string">
            <text:p>TUN CUICAB MARIA ESTE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2-1</text:p>
          </table:table-cell>
          <table:table-cell office:value-type="date" office:date-value="2019-02-27" calcext:value-type="date">
            <text:p>27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81000826" calcext:value-type="float">
            <text:p>775081000826</text:p>
          </table:table-cell>
          <table:table-cell office:value-type="string" calcext:value-type="string">
            <text:p>MAGANA MENDEZ ANDR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3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50100168" calcext:value-type="float">
            <text:p>774050100168</text:p>
          </table:table-cell>
          <table:table-cell office:value-type="string" calcext:value-type="string">
            <text:p>MIRANDA SOLIS MARIA YOLAND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04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201507" calcext:value-type="float">
            <text:p>777140201507</text:p>
          </table:table-cell>
          <table:table-cell office:value-type="string" calcext:value-type="string">
            <text:p>CANUL PECH DAVID ALEJANDRO</text:p>
          </table:table-cell>
          <table:table-cell office:value-type="string" calcext:value-type="string">
            <text:p>HERMANOS LARA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405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80900194" calcext:value-type="float">
            <text:p>778980900194</text:p>
          </table:table-cell>
          <table:table-cell office:value-type="string" calcext:value-type="string">
            <text:p>MARTHA I CANCHE VARGUE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6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0100049" calcext:value-type="float">
            <text:p>778140100049</text:p>
          </table:table-cell>
          <table:table-cell office:value-type="string" calcext:value-type="string">
            <text:p>CHUC UC JORGE DAMI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7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80300329" calcext:value-type="float">
            <text:p>778080300329</text:p>
          </table:table-cell>
          <table:table-cell office:value-type="string" calcext:value-type="string">
            <text:p>BRITO TUN MINERVA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8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300479" calcext:value-type="float">
            <text:p>777120300479</text:p>
          </table:table-cell>
          <table:table-cell office:value-type="string" calcext:value-type="string">
            <text:p>MARTINEZ MOSCOSO GILBERT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10-1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100314" calcext:value-type="float">
            <text:p>778940100314</text:p>
          </table:table-cell>
          <table:table-cell office:value-type="string" calcext:value-type="string">
            <text:p>ORLANDO CONCH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2-2</text:p>
          </table:table-cell>
          <table:table-cell office:value-type="date" office:date-value="2019-03-11" calcext:value-type="date">
            <text:p>1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702463" calcext:value-type="float">
            <text:p>776130702463</text:p>
          </table:table-cell>
          <table:table-cell office:value-type="string" calcext:value-type="string">
            <text:p>GALLARDO MENDOZA MARIB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3-1</text:p>
          </table:table-cell>
          <table:table-cell office:value-type="date" office:date-value="2019-03-01" calcext:value-type="date">
            <text:p>0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103051" calcext:value-type="float">
            <text:p>773100103051</text:p>
          </table:table-cell>
          <table:table-cell office:value-type="string" calcext:value-type="string">
            <text:p>OCANA MAY GI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4-3</text:p>
          </table:table-cell>
          <table:table-cell office:value-type="date" office:date-value="2019-03-06" calcext:value-type="date">
            <text:p>0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20400259" calcext:value-type="float">
            <text:p>772920400259</text:p>
          </table:table-cell>
          <table:table-cell office:value-type="string" calcext:value-type="string">
            <text:p>TUN CHI MARIA BRIGID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5-1</text:p>
          </table:table-cell>
          <table:table-cell office:value-type="date" office:date-value="2019-03-01" calcext:value-type="date">
            <text:p>0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1101171" calcext:value-type="float">
            <text:p>772151101171</text:p>
          </table:table-cell>
          <table:table-cell office:value-type="string" calcext:value-type="string">
            <text:p>MORENO CORAL ANA LAUR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6-1</text:p>
          </table:table-cell>
          <table:table-cell office:value-type="date" office:date-value="2019-03-01" calcext:value-type="date">
            <text:p>0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900243" calcext:value-type="float">
            <text:p>777140900243</text:p>
          </table:table-cell>
          <table:table-cell office:value-type="string" calcext:value-type="string">
            <text:p>GARCIA FRANCISCA DEL ROSAR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8-1</text:p>
          </table:table-cell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60402171" calcext:value-type="float">
            <text:p>774060402171</text:p>
          </table:table-cell>
          <table:table-cell office:value-type="string" calcext:value-type="string">
            <text:p>SOSA RICALDE GENNY NOEM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9-1</text:p>
          </table:table-cell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302585" calcext:value-type="float">
            <text:p>773100302585</text:p>
          </table:table-cell>
          <table:table-cell office:value-type="string" calcext:value-type="string">
            <text:p>CANTARELL ARGAEZ LUC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0-2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801000068" calcext:value-type="float">
            <text:p>771801000068</text:p>
          </table:table-cell>
          <table:table-cell office:value-type="string" calcext:value-type="string">
            <text:p>MIGUEL F CARRILLO 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1-1</text:p>
          </table:table-cell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1201362" calcext:value-type="float">
            <text:p>772061201362</text:p>
          </table:table-cell>
          <table:table-cell office:value-type="string" calcext:value-type="string">
            <text:p>SOSA MARTINEZ REYNA MARI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2-1</text:p>
          </table:table-cell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00457196" calcext:value-type="float">
            <text:p>777000457196</text:p>
          </table:table-cell>
          <table:table-cell office:value-type="string" calcext:value-type="string">
            <text:p>FLORES DOMINGUEZ HUASIN ELISE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3-1</text:p>
          </table:table-cell>
          <table:table-cell office:value-type="date" office:date-value="2019-03-04" calcext:value-type="date">
            <text:p>0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9070503228" calcext:value-type="float">
            <text:p>779070503228</text:p>
          </table:table-cell>
          <table:table-cell office:value-type="string" calcext:value-type="string">
            <text:p>GARCIA HERNANDEZ MIGUEL ANG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4-1</text:p>
          </table:table-cell>
          <table:table-cell office:value-type="date" office:date-value="2019-03-04" calcext:value-type="date">
            <text:p>0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40100515" calcext:value-type="float">
            <text:p>772040100515</text:p>
          </table:table-cell>
          <table:table-cell office:value-type="string" calcext:value-type="string">
            <text:p>PECH UC MIGUEL GASPA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5-1</text:p>
          </table:table-cell>
          <table:table-cell office:value-type="date" office:date-value="2019-03-04" calcext:value-type="date">
            <text:p>0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40503438" calcext:value-type="float">
            <text:p>773040503438</text:p>
          </table:table-cell>
          <table:table-cell office:value-type="string" calcext:value-type="string">
            <text:p>SULUB PINZON ANGE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6-1</text:p>
          </table:table-cell>
          <table:table-cell office:value-type="date" office:date-value="2019-03-04" calcext:value-type="date">
            <text:p>0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104365" calcext:value-type="float">
            <text:p>776080104365</text:p>
          </table:table-cell>
          <table:table-cell office:value-type="string" calcext:value-type="string">
            <text:p>HERNANDEZ LOPEZ JOSE DEL CARM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7-1</text:p>
          </table:table-cell>
          <table:table-cell office:value-type="date" office:date-value="2019-03-05" calcext:value-type="date">
            <text:p>0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131102328" calcext:value-type="float">
            <text:p>771131102328</text:p>
          </table:table-cell>
          <table:table-cell office:value-type="string" calcext:value-type="string">
            <text:p>HERRERA REYNA BARBAR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8-1</text:p>
          </table:table-cell>
          <table:table-cell office:value-type="date" office:date-value="2019-03-06" calcext:value-type="date">
            <text:p>0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40402144" calcext:value-type="float">
            <text:p>772140402144</text:p>
          </table:table-cell>
          <table:table-cell office:value-type="string" calcext:value-type="string">
            <text:p>GARCIA CAMPOS PASTOR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0-1</text:p>
          </table:table-cell>
          <table:table-cell office:value-type="date" office:date-value="2019-03-06" calcext:value-type="date">
            <text:p>0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90100482" calcext:value-type="float">
            <text:p>773090100482</text:p>
          </table:table-cell>
          <table:table-cell office:value-type="string" calcext:value-type="string">
            <text:p>LOPEZ ZOZAYA JORGE ANTON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1-1</text:p>
          </table:table-cell>
          <table:table-cell office:value-type="date" office:date-value="2019-03-07" calcext:value-type="date">
            <text:p>0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10200382" calcext:value-type="float">
            <text:p>770110200382</text:p>
          </table:table-cell>
          <table:table-cell office:value-type="string" calcext:value-type="string">
            <text:p>IX BALAM MANUEL ESTEBAN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32-2</text:p>
          </table:table-cell>
          <table:table-cell office:value-type="date" office:date-value="2019-03-11" calcext:value-type="date">
            <text:p>11/03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070702809" calcext:value-type="float">
            <text:p>776070702809</text:p>
          </table:table-cell>
          <table:table-cell office:value-type="string" calcext:value-type="string">
            <text:p>MAY HAU JULIA MARIA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434-1</text:p>
          </table:table-cell>
          <table:table-cell office:value-type="date" office:date-value="2019-03-07" calcext:value-type="date">
            <text:p>0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10100586" calcext:value-type="float">
            <text:p>778010100586</text:p>
          </table:table-cell>
          <table:table-cell office:value-type="string" calcext:value-type="string">
            <text:p>FERNANDO CARRILLO NAVARR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5-2</text:p>
          </table:table-cell>
          <table:table-cell office:value-type="date" office:date-value="2019-03-11" calcext:value-type="date">
            <text:p>1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71200309" calcext:value-type="float">
            <text:p>778971200309</text:p>
          </table:table-cell>
          <table:table-cell office:value-type="string" calcext:value-type="string">
            <text:p>SILVERIO MAAS MUKU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6-3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EX</text:p>
          </table:table-cell>
          <table:table-cell office:value-type="float" office:value="778971100231" calcext:value-type="float">
            <text:p>778971100231</text:p>
          </table:table-cell>
          <table:table-cell office:value-type="string" calcext:value-type="string">
            <text:p>HUMBERTA CHALE CHUC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8-1</text:p>
          </table:table-cell>
          <table:table-cell office:value-type="date" office:date-value="2019-03-07" calcext:value-type="date">
            <text:p>0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1000117" calcext:value-type="float">
            <text:p>778951000117</text:p>
          </table:table-cell>
          <table:table-cell office:value-type="string" calcext:value-type="string">
            <text:p>PABLO MUKUL TUYI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9-3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991000634" calcext:value-type="float">
            <text:p>772991000634</text:p>
          </table:table-cell>
          <table:table-cell office:value-type="string" calcext:value-type="string">
            <text:p>SILVA NUNEZ GABRIEL ANTONI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0-4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970301049" calcext:value-type="float">
            <text:p>772970301049</text:p>
          </table:table-cell>
          <table:table-cell office:value-type="string" calcext:value-type="string">
            <text:p>FAUSTINO KU CHI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1-1</text:p>
          </table:table-cell>
          <table:table-cell office:value-type="date" office:date-value="2019-03-08" calcext:value-type="date">
            <text:p>08/03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3980602388" calcext:value-type="float">
            <text:p>773980602388</text:p>
          </table:table-cell>
          <table:table-cell office:value-type="string" calcext:value-type="string">
            <text:p>MARTHA L. VAZQUEZ SALAZAR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443-1</text:p>
          </table:table-cell>
          <table:table-cell office:value-type="date" office:date-value="2019-03-08" calcext:value-type="date">
            <text:p>0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0500094" calcext:value-type="float">
            <text:p>778950500094</text:p>
          </table:table-cell>
          <table:table-cell office:value-type="string" calcext:value-type="string">
            <text:p>OCTAVIANO AKE CH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5-1</text:p>
          </table:table-cell>
          <table:table-cell office:value-type="date" office:date-value="2019-03-08" calcext:value-type="date">
            <text:p>0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50401181" calcext:value-type="float">
            <text:p>771950401181</text:p>
          </table:table-cell>
          <table:table-cell office:value-type="string" calcext:value-type="string">
            <text:p>LETICIA HERNANDEZ ESTRAD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6-2</text:p>
          </table:table-cell>
          <table:table-cell office:value-type="date" office:date-value="2019-03-08" calcext:value-type="date">
            <text:p>0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702419" calcext:value-type="float">
            <text:p>773070702419</text:p>
          </table:table-cell>
          <table:table-cell office:value-type="string" calcext:value-type="string">
            <text:p>VAZQUEZ LOPEZ VANESS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7-1</text:p>
          </table:table-cell>
          <table:table-cell office:value-type="date" office:date-value="2019-03-09" calcext:value-type="date">
            <text:p>0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20100092" calcext:value-type="float">
            <text:p>775920100092</text:p>
          </table:table-cell>
          <table:table-cell office:value-type="string" calcext:value-type="string">
            <text:p>WILMA A MEDINA GUTIER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448-2</text:p>
          </table:table-cell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20705112" calcext:value-type="float">
            <text:p>773120705112</text:p>
          </table:table-cell>
          <table:table-cell office:value-type="string" calcext:value-type="string">
            <text:p>PUERTO BALAN TERESA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9-2</text:p>
          </table:table-cell>
          <table:table-cell office:value-type="date" office:date-value="2019-03-11" calcext:value-type="date">
            <text:p>1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80801620" calcext:value-type="float">
            <text:p>774980801620</text:p>
          </table:table-cell>
          <table:table-cell office:value-type="string" calcext:value-type="string">
            <text:p>QUINIONES GALERA JUANA ELIZABE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0-3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2040100752" calcext:value-type="float">
            <text:p>772040100752</text:p>
          </table:table-cell>
          <table:table-cell office:value-type="string" calcext:value-type="string">
            <text:p>NIETO CRUZ ALEXANDE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1-1</text:p>
          </table:table-cell>
          <table:table-cell office:value-type="date" office:date-value="2019-03-09" calcext:value-type="date">
            <text:p>0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00204227" calcext:value-type="float">
            <text:p>772800204227</text:p>
          </table:table-cell>
          <table:table-cell office:value-type="string" calcext:value-type="string">
            <text:p>MENDICUTI TOVAR MARTH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52-1</text:p>
          </table:table-cell>
          <table:table-cell office:value-type="date" office:date-value="2019-03-09" calcext:value-type="date">
            <text:p>0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60100934" calcext:value-type="float">
            <text:p>770060100934</text:p>
          </table:table-cell>
          <table:table-cell office:value-type="string" calcext:value-type="string">
            <text:p>MARTINEZ VALDEZ JESUS ARMAND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53-1</text:p>
          </table:table-cell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805046" calcext:value-type="float">
            <text:p>773080805046</text:p>
          </table:table-cell>
          <table:table-cell office:value-type="string" calcext:value-type="string">
            <text:p>UICAB QUIJANO JUAN CARLO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4-1</text:p>
          </table:table-cell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502131" calcext:value-type="float">
            <text:p>777150502131</text:p>
          </table:table-cell>
          <table:table-cell office:value-type="string" calcext:value-type="string">
            <text:p>HUCHIM UICAB LIGIA GRICELD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5-1</text:p>
          </table:table-cell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20601206" calcext:value-type="float">
            <text:p>774920601206</text:p>
          </table:table-cell>
          <table:table-cell office:value-type="string" calcext:value-type="string">
            <text:p>MANUEL A UC CH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6-2</text:p>
          </table:table-cell>
          <table:table-cell office:value-type="date" office:date-value="2019-03-18" calcext:value-type="date">
            <text:p>1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509196" calcext:value-type="float">
            <text:p>773080509196</text:p>
          </table:table-cell>
          <table:table-cell office:value-type="string" calcext:value-type="string">
            <text:p>XICUN DZUL GABRIELA YAZMI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7-1</text:p>
          </table:table-cell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01255703" calcext:value-type="float">
            <text:p>770001255703</text:p>
          </table:table-cell>
          <table:table-cell office:value-type="string" calcext:value-type="string">
            <text:p>DAVID UICAB CANU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9-1</text:p>
          </table:table-cell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102787" calcext:value-type="float">
            <text:p>777150102787</text:p>
          </table:table-cell>
          <table:table-cell office:value-type="string" calcext:value-type="string">
            <text:p>MOLINA VILLANUEVA GABRIEL AUGU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62-2</text:p>
          </table:table-cell>
          <table:table-cell office:value-type="date" office:date-value="2019-06-11" calcext:value-type="date">
            <text:p>1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990500442" calcext:value-type="float">
            <text:p>776990500442</text:p>
          </table:table-cell>
          <table:table-cell office:value-type="string" calcext:value-type="string">
            <text:p>BERTHA MARIA PACHE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64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0600622" calcext:value-type="float">
            <text:p>778120600622</text:p>
          </table:table-cell>
          <table:table-cell office:value-type="string" calcext:value-type="string">
            <text:p>CAUICH CIME ABRAH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5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10600446" calcext:value-type="float">
            <text:p>778110600446</text:p>
          </table:table-cell>
          <table:table-cell office:value-type="string" calcext:value-type="string">
            <text:p>NAH MONFORTE WILIAN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6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91100165" calcext:value-type="float">
            <text:p>778991100165</text:p>
          </table:table-cell>
          <table:table-cell office:value-type="string" calcext:value-type="string">
            <text:p>JUAN CAUICH CIM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7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101192" calcext:value-type="float">
            <text:p>774960101192</text:p>
          </table:table-cell>
          <table:table-cell office:value-type="string" calcext:value-type="string">
            <text:p>ROBERT KU UC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68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30300174" calcext:value-type="float">
            <text:p>778030300174</text:p>
          </table:table-cell>
          <table:table-cell office:value-type="string" calcext:value-type="string">
            <text:p>PEREZ CUITUN FELIPE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9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31100233" calcext:value-type="float">
            <text:p>778031100233</text:p>
          </table:table-cell>
          <table:table-cell office:value-type="string" calcext:value-type="string">
            <text:p>JUAN DE LA CRUZ HOIL MUKU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72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51100091" calcext:value-type="float">
            <text:p>778151100091</text:p>
          </table:table-cell>
          <table:table-cell office:value-type="string" calcext:value-type="string">
            <text:p>MUKUL CHAN PAU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75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01257814" calcext:value-type="float">
            <text:p>772001257814</text:p>
          </table:table-cell>
          <table:table-cell office:value-type="string" calcext:value-type="string">
            <text:p>DARVELIA SUAREZ LANDER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6-1</text:p>
          </table:table-cell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000358840" calcext:value-type="float">
            <text:p>771000358840</text:p>
          </table:table-cell>
          <table:table-cell office:value-type="string" calcext:value-type="string">
            <text:p>DOMINGUEZ BOJORGUEZ SANTIAG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7-1</text:p>
          </table:table-cell>
          <table:table-cell office:value-type="date" office:date-value="2019-03-16" calcext:value-type="date">
            <text:p>1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304117" calcext:value-type="float">
            <text:p>776090304117</text:p>
          </table:table-cell>
          <table:table-cell office:value-type="string" calcext:value-type="string">
            <text:p>VERSALUCES CASTILLO LEONIS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8-2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51000671" calcext:value-type="float">
            <text:p>777051000671</text:p>
          </table:table-cell>
          <table:table-cell office:value-type="string" calcext:value-type="string">
            <text:p>SANTIAGO COUOH VICTOR MANUEL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79-1</text:p>
          </table:table-cell>
          <table:table-cell office:value-type="date" office:date-value="2019-03-16" calcext:value-type="date">
            <text:p>1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61001947" calcext:value-type="float">
            <text:p>773061001947</text:p>
          </table:table-cell>
          <table:table-cell office:value-type="string" calcext:value-type="string">
            <text:p>ESPINOSA GAMBOA SANDRA LUZ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80-1</text:p>
          </table:table-cell>
          <table:table-cell office:value-type="date" office:date-value="2019-03-16" calcext:value-type="date">
            <text:p>1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1200591" calcext:value-type="float">
            <text:p>772031200591</text:p>
          </table:table-cell>
          <table:table-cell office:value-type="string" calcext:value-type="string">
            <text:p>CHALE ROSADO FELIPE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1-1</text:p>
          </table:table-cell>
          <table:table-cell office:value-type="date" office:date-value="2019-03-16" calcext:value-type="date">
            <text:p>1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70301482" calcext:value-type="float">
            <text:p>770070301482</text:p>
          </table:table-cell>
          <table:table-cell office:value-type="string" calcext:value-type="string">
            <text:p>ARGUELLEZ GOMEZ OSCAR JAVIER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82-1</text:p>
          </table:table-cell>
          <table:table-cell office:value-type="date" office:date-value="2019-03-16" calcext:value-type="date">
            <text:p>1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91103863" calcext:value-type="float">
            <text:p>773991103863</text:p>
          </table:table-cell>
          <table:table-cell office:value-type="string" calcext:value-type="string">
            <text:p>PAT EUAN CARLOS JAVIE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4-1</text:p>
          </table:table-cell>
          <table:table-cell office:value-type="date" office:date-value="2019-03-16" calcext:value-type="date">
            <text:p>1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70601383" calcext:value-type="float">
            <text:p>773970601383</text:p>
          </table:table-cell>
          <table:table-cell office:value-type="string" calcext:value-type="string">
            <text:p>ERNESTO PEREZ CABRER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7-1</text:p>
          </table:table-cell>
          <table:table-cell office:value-type="date" office:date-value="2019-03-17" calcext:value-type="date">
            <text:p>1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901423" calcext:value-type="float">
            <text:p>777110901423</text:p>
          </table:table-cell>
          <table:table-cell office:value-type="string" calcext:value-type="string">
            <text:p>UITZIL POOT CESAR ACERET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88-1</text:p>
          </table:table-cell>
          <table:table-cell office:value-type="date" office:date-value="2019-03-21" calcext:value-type="date">
            <text:p>2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41202075" calcext:value-type="float">
            <text:p>773041202075</text:p>
          </table:table-cell>
          <table:table-cell office:value-type="string" calcext:value-type="string">
            <text:p>ALVARADO TEH SANTOS MELESI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89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140800383" calcext:value-type="float">
            <text:p>773140800383</text:p>
          </table:table-cell>
          <table:table-cell office:value-type="string" calcext:value-type="string">
            <text:p>RAMIREZ CANCHE JORGE PABLO</text:p>
          </table:table-cell>
          <table:table-cell office:value-type="string" calcext:value-type="string">
            <text:p>GROS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490-2</text:p>
          </table:table-cell>
          <table:table-cell office:value-type="date" office:date-value="2019-04-07" calcext:value-type="date">
            <text:p>07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505216" calcext:value-type="float">
            <text:p>774040505216</text:p>
          </table:table-cell>
          <table:table-cell office:value-type="string" calcext:value-type="string">
            <text:p>RODRIGUEZ RAMIREZ ROGER RENAN</text:p>
          </table:table-cell>
          <table:table-cell office:value-type="string" calcext:value-type="string">
            <text:p>DRS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91-2</text:p>
          </table:table-cell>
          <table:table-cell office:value-type="date" office:date-value="2019-03-21" calcext:value-type="date">
            <text:p>2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1006120" calcext:value-type="float">
            <text:p>776081006120</text:p>
          </table:table-cell>
          <table:table-cell office:value-type="string" calcext:value-type="string">
            <text:p>CUPUL CUPUL JACOB</text:p>
          </table:table-cell>
          <table:table-cell office:value-type="string" calcext:value-type="string">
            <text:p>DRS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92-1</text:p>
          </table:table-cell>
          <table:table-cell office:value-type="date" office:date-value="2019-03-21" calcext:value-type="date">
            <text:p>21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110706720" calcext:value-type="float">
            <text:p>771110706720</text:p>
          </table:table-cell>
          <table:table-cell office:value-type="string" calcext:value-type="string">
            <text:p>CETZ Y MAY RICARD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3-2</text:p>
          </table:table-cell>
          <table:table-cell office:value-type="date" office:date-value="2019-05-16" calcext:value-type="date">
            <text:p>16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40100254" calcext:value-type="float">
            <text:p>778040100254</text:p>
          </table:table-cell>
          <table:table-cell office:value-type="string" calcext:value-type="string">
            <text:p>CARLOS MANUEL CANUL MAY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5-1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400192" calcext:value-type="float">
            <text:p>777150400192</text:p>
          </table:table-cell>
          <table:table-cell office:value-type="string" calcext:value-type="string">
            <text:p>CANUL SALAZAR MARIA MANUELA D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7-1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50400157" calcext:value-type="float">
            <text:p>778850400157</text:p>
          </table:table-cell>
          <table:table-cell office:value-type="string" calcext:value-type="string">
            <text:p>CHAN FLORES LEONAR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8-2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80100708" calcext:value-type="float">
            <text:p>778980100708</text:p>
          </table:table-cell>
          <table:table-cell office:value-type="string" calcext:value-type="string">
            <text:p>MIGUEL ANGEL CAAMAL LOEZ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9-1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00155925" calcext:value-type="float">
            <text:p>773000155925</text:p>
          </table:table-cell>
          <table:table-cell office:value-type="string" calcext:value-type="string">
            <text:p>CARMELO CANUL CAUICH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0-1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00956334" calcext:value-type="float">
            <text:p>778000956334</text:p>
          </table:table-cell>
          <table:table-cell office:value-type="string" calcext:value-type="string">
            <text:p>EDILBERTO CHI GONZALE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1-2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202808" calcext:value-type="float">
            <text:p>774941202808</text:p>
          </table:table-cell>
          <table:table-cell office:value-type="string" calcext:value-type="string">
            <text:p>FRANCISCA SONDA MAY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502-1</text:p>
          </table:table-cell>
          <table:table-cell office:value-type="date" office:date-value="2019-03-23" calcext:value-type="date">
            <text:p>23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1200763" calcext:value-type="float">
            <text:p>777081200763</text:p>
          </table:table-cell>
          <table:table-cell office:value-type="string" calcext:value-type="string">
            <text:p>MEDINA SANTILLANES RITA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3-1</text:p>
          </table:table-cell>
          <table:table-cell office:value-type="date" office:date-value="2019-03-23" calcext:value-type="date">
            <text:p>23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900527" calcext:value-type="float">
            <text:p>777150900527</text:p>
          </table:table-cell>
          <table:table-cell office:value-type="string" calcext:value-type="string">
            <text:p>CELIS NARVAEZ JOSE ABELAR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4-1</text:p>
          </table:table-cell>
          <table:table-cell office:value-type="date" office:date-value="2019-03-23" calcext:value-type="date">
            <text:p>23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00902391" calcext:value-type="float">
            <text:p>777100902391</text:p>
          </table:table-cell>
          <table:table-cell office:value-type="string" calcext:value-type="string">
            <text:p>KU MAY MARIA SUCI ELE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5-1</text:p>
          </table:table-cell>
          <table:table-cell office:value-type="date" office:date-value="2019-03-23" calcext:value-type="date">
            <text:p>23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801313" calcext:value-type="float">
            <text:p>777080801313</text:p>
          </table:table-cell>
          <table:table-cell office:value-type="string" calcext:value-type="string">
            <text:p>AKE PECH FERMI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6-1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50100162" calcext:value-type="float">
            <text:p>777950100162</text:p>
          </table:table-cell>
          <table:table-cell office:value-type="string" calcext:value-type="string">
            <text:p>ERIC CHI CH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7-1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770400028" calcext:value-type="float">
            <text:p>777770400028</text:p>
          </table:table-cell>
          <table:table-cell office:value-type="string" calcext:value-type="string">
            <text:p>MARIA PETRONA NARVAEZ CELI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8-2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760900049" calcext:value-type="float">
            <text:p>777760900049</text:p>
          </table:table-cell>
          <table:table-cell office:value-type="string" calcext:value-type="string">
            <text:p>PEDRO RAMOS BACAB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0-1</text:p>
          </table:table-cell>
          <table:table-cell office:value-type="date" office:date-value="2019-03-25" calcext:value-type="date">
            <text:p>25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50202564" calcext:value-type="float">
            <text:p>774050202564</text:p>
          </table:table-cell>
          <table:table-cell office:value-type="string" calcext:value-type="string">
            <text:p>VERA FLORES NAM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11-1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1104292" calcext:value-type="float">
            <text:p>773051104292</text:p>
          </table:table-cell>
          <table:table-cell office:value-type="string" calcext:value-type="string">
            <text:p>SARRACINO HERNANDEZ MARIA DELC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12-1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90206388" calcext:value-type="float">
            <text:p>773090206388</text:p>
          </table:table-cell>
          <table:table-cell office:value-type="string" calcext:value-type="string">
            <text:p>POOL KU MARIA EULOG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3-3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80701199" calcext:value-type="float">
            <text:p>774880701199</text:p>
          </table:table-cell>
          <table:table-cell office:value-type="string" calcext:value-type="string">
            <text:p>NAJERA TZEK LUIS A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4-3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20100584" calcext:value-type="float">
            <text:p>778020100584</text:p>
          </table:table-cell>
          <table:table-cell office:value-type="string" calcext:value-type="string">
            <text:p>JUSTO VIDAL AKE NAA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8-1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91201041" calcext:value-type="float">
            <text:p>777091201041</text:p>
          </table:table-cell>
          <table:table-cell office:value-type="string" calcext:value-type="string">
            <text:p>NARVAEZ OROZCO MARCOS IRINE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21-1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201090" calcext:value-type="float">
            <text:p>777080201090</text:p>
          </table:table-cell>
          <table:table-cell office:value-type="string" calcext:value-type="string">
            <text:p>RIVERO CAHUM WILMA BEATRIZ</text:p>
          </table:table-cell>
          <table:table-cell office:value-type="string" calcext:value-type="string">
            <text:p>HERMANOS LARA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U000522-1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500854" calcext:value-type="float">
            <text:p>777070500854</text:p>
          </table:table-cell>
          <table:table-cell office:value-type="string" calcext:value-type="string">
            <text:p>PAT SULUB JOSE MANUEL BERNARDI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3-1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90400622" calcext:value-type="float">
            <text:p>777990400622</text:p>
          </table:table-cell>
          <table:table-cell office:value-type="string" calcext:value-type="string">
            <text:p>MARTHA VARGUEZ MANZANER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4-1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403685" calcext:value-type="float">
            <text:p>777120403685</text:p>
          </table:table-cell>
          <table:table-cell office:value-type="string" calcext:value-type="string">
            <text:p>MILDRED MARGARITA QUETZAL SARM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5-1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501274" calcext:value-type="float">
            <text:p>777150501274</text:p>
          </table:table-cell>
          <table:table-cell office:value-type="string" calcext:value-type="string">
            <text:p>COBA MORALES SOFIA VALENTI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6-1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40400699" calcext:value-type="float">
            <text:p>777940400699</text:p>
          </table:table-cell>
          <table:table-cell office:value-type="string" calcext:value-type="string">
            <text:p>MANUEL A VALDEZ POLANC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27-2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602161" calcext:value-type="float">
            <text:p>773080602161</text:p>
          </table:table-cell>
          <table:table-cell office:value-type="string" calcext:value-type="string">
            <text:p>KIM GONZALEZ EYRA NOEMI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28-1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700534" calcext:value-type="float">
            <text:p>774110700534</text:p>
          </table:table-cell>
          <table:table-cell office:value-type="string" calcext:value-type="string">
            <text:p>HERNANDEZ CORTES ELVIRA RICARD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29-1</text:p>
          </table:table-cell>
          <table:table-cell office:value-type="date" office:date-value="2019-03-27" calcext:value-type="date">
            <text:p>27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702369" calcext:value-type="float">
            <text:p>777150702369</text:p>
          </table:table-cell>
          <table:table-cell office:value-type="string" calcext:value-type="string">
            <text:p>CHAN CHAN JOSE ALFRE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31-3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80900351" calcext:value-type="float">
            <text:p>778080900351</text:p>
          </table:table-cell>
          <table:table-cell office:value-type="string" calcext:value-type="string">
            <text:p>CANUL CANCHE CARLOS ALONS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32-3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21100712" calcext:value-type="float">
            <text:p>778121100712</text:p>
          </table:table-cell>
          <table:table-cell office:value-type="string" calcext:value-type="string">
            <text:p>UCAN XOOL FERNAN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36-3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11100407" calcext:value-type="float">
            <text:p>778011100407</text:p>
          </table:table-cell>
          <table:table-cell office:value-type="string" calcext:value-type="string">
            <text:p>RAYMUNDO MAY CHA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38-3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880400259" calcext:value-type="float">
            <text:p>778880400259</text:p>
          </table:table-cell>
          <table:table-cell office:value-type="string" calcext:value-type="string">
            <text:p>ACOSTA MAY ROQU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0-3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940600023" calcext:value-type="float">
            <text:p>778940600023</text:p>
          </table:table-cell>
          <table:table-cell office:value-type="string" calcext:value-type="string">
            <text:p>MAY CHAN DIEG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1-3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790800088" calcext:value-type="float">
            <text:p>778790800088</text:p>
          </table:table-cell>
          <table:table-cell office:value-type="string" calcext:value-type="string">
            <text:p>ROBERTO CANCHE CHA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2-2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501078" calcext:value-type="float">
            <text:p>774110501078</text:p>
          </table:table-cell>
          <table:table-cell office:value-type="string" calcext:value-type="string">
            <text:p>MENA VARGUEZ MARIA DEL C.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4-1</text:p>
          </table:table-cell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10900745" calcext:value-type="float">
            <text:p>771910900745</text:p>
          </table:table-cell>
          <table:table-cell office:value-type="string" calcext:value-type="string">
            <text:p>WILBERTH ROMERO B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5-3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80805726" calcext:value-type="float">
            <text:p>773980805726</text:p>
          </table:table-cell>
          <table:table-cell office:value-type="string" calcext:value-type="string">
            <text:p>GERMAN DZUL CARDENAS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46-2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0101367" calcext:value-type="float">
            <text:p>774990101367</text:p>
          </table:table-cell>
          <table:table-cell office:value-type="string" calcext:value-type="string">
            <text:p>ANDRES NOTARIO GUZM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50-1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502428" calcext:value-type="float">
            <text:p>773070502428</text:p>
          </table:table-cell>
          <table:table-cell office:value-type="string" calcext:value-type="string">
            <text:p>CANUL GALAN ROSALV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51-2</text:p>
          </table:table-cell>
          <table:table-cell office:value-type="date" office:date-value="2019-05-16" calcext:value-type="date">
            <text:p>16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30102449" calcext:value-type="float">
            <text:p>773930102449</text:p>
          </table:table-cell>
          <table:table-cell office:value-type="string" calcext:value-type="string">
            <text:p>GONALEZ NARVAEZ HECTOR ANTONI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52-1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90900677" calcext:value-type="float">
            <text:p>778090900677</text:p>
          </table:table-cell>
          <table:table-cell office:value-type="string" calcext:value-type="string">
            <text:p>POOL UICAB JU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53-1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70600221" calcext:value-type="float">
            <text:p>774070600221</text:p>
          </table:table-cell>
          <table:table-cell office:value-type="string" calcext:value-type="string">
            <text:p>INA ISABEL M GAMBOA BOL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54-1</text:p>
          </table:table-cell>
          <table:table-cell office:value-type="date" office:date-value="2019-03-29" calcext:value-type="date">
            <text:p>29/03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20201350" calcext:value-type="float">
            <text:p>777020201350</text:p>
          </table:table-cell>
          <table:table-cell office:value-type="string" calcext:value-type="string">
            <text:p>DZUL QUINTAL JOSE LUI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55-3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SU</text:p>
          </table:table-cell>
          <table:table-cell office:value-type="float" office:value="773890800652" calcext:value-type="float">
            <text:p>773890800652</text:p>
          </table:table-cell>
          <table:table-cell office:value-type="string" calcext:value-type="string">
            <text:p>DE LA ROSA CARRILLO ALEJANDRO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558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900334" calcext:value-type="float">
            <text:p>773070900334</text:p>
          </table:table-cell>
          <table:table-cell office:value-type="string" calcext:value-type="string">
            <text:p>CARBALLO GONZALEZ DEISY MAR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59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304214" calcext:value-type="float">
            <text:p>776090304214</text:p>
          </table:table-cell>
          <table:table-cell office:value-type="string" calcext:value-type="string">
            <text:p>DAMIAN LANDERO LUIS ANTON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0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71000145" calcext:value-type="float">
            <text:p>772771000145</text:p>
          </table:table-cell>
          <table:table-cell office:value-type="string" calcext:value-type="string">
            <text:p>ALONZO MARTIN ESTEBAN ENRIQUE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1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500920" calcext:value-type="float">
            <text:p>777140500920</text:p>
          </table:table-cell>
          <table:table-cell office:value-type="string" calcext:value-type="string">
            <text:p>CHAN CHAN MARIA DEL SOCOR DE J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62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40700561" calcext:value-type="float">
            <text:p>778040700561</text:p>
          </table:table-cell>
          <table:table-cell office:value-type="string" calcext:value-type="string">
            <text:p>PAULA DEL R MOLINA MEDI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3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1159874" calcext:value-type="float">
            <text:p>774001159874</text:p>
          </table:table-cell>
          <table:table-cell office:value-type="string" calcext:value-type="string">
            <text:p>ACOSTA REYES MARIA LUIS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64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01200974" calcext:value-type="float">
            <text:p>778101200974</text:p>
          </table:table-cell>
          <table:table-cell office:value-type="string" calcext:value-type="string">
            <text:p>CAL VAZQUEZ JAVIER ROL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5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91200869" calcext:value-type="float">
            <text:p>777091200869</text:p>
          </table:table-cell>
          <table:table-cell office:value-type="string" calcext:value-type="string">
            <text:p>MARTIN TUKUCH GENRY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8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60400209" calcext:value-type="float">
            <text:p>778960400209</text:p>
          </table:table-cell>
          <table:table-cell office:value-type="string" calcext:value-type="string">
            <text:p>CESAR PRIMITIVO CAAMAL T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9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90802063" calcext:value-type="float">
            <text:p>778090802063</text:p>
          </table:table-cell>
          <table:table-cell office:value-type="string" calcext:value-type="string">
            <text:p>HOIL MATUS JOSE MERCED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0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301741" calcext:value-type="float">
            <text:p>777040301741</text:p>
          </table:table-cell>
          <table:table-cell office:value-type="string" calcext:value-type="string">
            <text:p>LOPEZ MARTIN JORGE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71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802194" calcext:value-type="float">
            <text:p>772050802194</text:p>
          </table:table-cell>
          <table:table-cell office:value-type="string" calcext:value-type="string">
            <text:p>ORTIZ MIAN MIGUEL ANG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2-1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500732" calcext:value-type="float">
            <text:p>776080500732</text:p>
          </table:table-cell>
          <table:table-cell office:value-type="string" calcext:value-type="string">
            <text:p>DZIB DIAZ SOFIA DEL CARME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3-1</text:p>
          </table:table-cell>
          <table:table-cell office:value-type="date" office:date-value="2019-04-03" calcext:value-type="date">
            <text:p>0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01155762" calcext:value-type="float">
            <text:p>777001155762</text:p>
          </table:table-cell>
          <table:table-cell office:value-type="string" calcext:value-type="string">
            <text:p>DIAZ SONDA LEYDI LETIC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4-1</text:p>
          </table:table-cell>
          <table:table-cell office:value-type="date" office:date-value="2019-04-03" calcext:value-type="date">
            <text:p>0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90600499" calcext:value-type="float">
            <text:p>777090600499</text:p>
          </table:table-cell>
          <table:table-cell office:value-type="string" calcext:value-type="string">
            <text:p>CRUZ CARRILLO GONZAL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5-1</text:p>
          </table:table-cell>
          <table:table-cell office:value-type="date" office:date-value="2019-04-03" calcext:value-type="date">
            <text:p>0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1201668" calcext:value-type="float">
            <text:p>776101201668</text:p>
          </table:table-cell>
          <table:table-cell office:value-type="string" calcext:value-type="string">
            <text:p>ZOZAYA CANTO LUZ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6-1</text:p>
          </table:table-cell>
          <table:table-cell office:value-type="date" office:date-value="2019-04-03" calcext:value-type="date">
            <text:p>0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50900116" calcext:value-type="float">
            <text:p>772950900116</text:p>
          </table:table-cell>
          <table:table-cell office:value-type="string" calcext:value-type="string">
            <text:p>ORTIZ HERRERA MARIA ISAB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7-1</text:p>
          </table:table-cell>
          <table:table-cell office:value-type="date" office:date-value="2019-04-03" calcext:value-type="date">
            <text:p>0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01257757" calcext:value-type="float">
            <text:p>770001257757</text:p>
          </table:table-cell>
          <table:table-cell office:value-type="string" calcext:value-type="string">
            <text:p>NARVAEZ FLORES JAIME SEBASTIA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8-1</text:p>
          </table:table-cell>
          <table:table-cell office:value-type="date" office:date-value="2019-04-04" calcext:value-type="date">
            <text:p>0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801640" calcext:value-type="float">
            <text:p>772100801640</text:p>
          </table:table-cell>
          <table:table-cell office:value-type="string" calcext:value-type="string">
            <text:p>AVALOS KU VALENTIN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79-1</text:p>
          </table:table-cell>
          <table:table-cell office:value-type="date" office:date-value="2019-04-04" calcext:value-type="date">
            <text:p>0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00457137" calcext:value-type="float">
            <text:p>777000457137</text:p>
          </table:table-cell>
          <table:table-cell office:value-type="string" calcext:value-type="string">
            <text:p>HAS PECH EMIL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80-3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90901088" calcext:value-type="float">
            <text:p>778090901088</text:p>
          </table:table-cell>
          <table:table-cell office:value-type="string" calcext:value-type="string">
            <text:p>TUN CIAU MARIA BEATRIZ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1-3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150800065" calcext:value-type="float">
            <text:p>778150800065</text:p>
          </table:table-cell>
          <table:table-cell office:value-type="string" calcext:value-type="string">
            <text:p>POOL CHAN WILVER GUADALUP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2-3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60300471" calcext:value-type="float">
            <text:p>778060300471</text:p>
          </table:table-cell>
          <table:table-cell office:value-type="string" calcext:value-type="string">
            <text:p>JOSE SALUSTIANO PACHECO XOO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3-3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30900058" calcext:value-type="float">
            <text:p>778030900058</text:p>
          </table:table-cell>
          <table:table-cell office:value-type="string" calcext:value-type="string">
            <text:p>ROMULO ACOSTA XOO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5-1</text:p>
          </table:table-cell>
          <table:table-cell office:value-type="date" office:date-value="2019-04-04" calcext:value-type="date">
            <text:p>0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01000219" calcext:value-type="float">
            <text:p>771901000219</text:p>
          </table:table-cell>
          <table:table-cell office:value-type="string" calcext:value-type="string">
            <text:p>ACOSTA GAMBOA JORGE ALBERT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87-3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941100105" calcext:value-type="float">
            <text:p>778941100105</text:p>
          </table:table-cell>
          <table:table-cell office:value-type="string" calcext:value-type="string">
            <text:p>PEDRO LUCIO PI?A POOT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9-3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51000308" calcext:value-type="float">
            <text:p>778051000308</text:p>
          </table:table-cell>
          <table:table-cell office:value-type="string" calcext:value-type="string">
            <text:p>ROMAN PUC CAUICH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0-1</text:p>
          </table:table-cell>
          <table:table-cell office:value-type="date" office:date-value="2019-04-05" calcext:value-type="date">
            <text:p>0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1102131" calcext:value-type="float">
            <text:p>772111102131</text:p>
          </table:table-cell>
          <table:table-cell office:value-type="string" calcext:value-type="string">
            <text:p>MARTINEZ AVILA NIDIA MARLENE</text:p>
          </table:table-cell>
          <table:table-cell office:value-type="string" calcext:value-type="string">
            <text:p>HERMANOS LARA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U000591-2</text:p>
          </table:table-cell>
          <table:table-cell office:value-type="date" office:date-value="2019-04-12" calcext:value-type="date">
            <text:p>1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300308" calcext:value-type="float">
            <text:p>776090300308</text:p>
          </table:table-cell>
          <table:table-cell office:value-type="string" calcext:value-type="string">
            <text:p>BATES CASTILLO JULIO HUM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2-1</text:p>
          </table:table-cell>
          <table:table-cell office:value-type="date" office:date-value="2019-04-05" calcext:value-type="date">
            <text:p>0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0600547" calcext:value-type="float">
            <text:p>773050600547</text:p>
          </table:table-cell>
          <table:table-cell office:value-type="string" calcext:value-type="string">
            <text:p>ESCAMILLA CAAMAL PEDRO ADRIAN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93-1</text:p>
          </table:table-cell>
          <table:table-cell office:value-type="date" office:date-value="2019-04-06" calcext:value-type="date">
            <text:p>0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604081" calcext:value-type="float">
            <text:p>776090604081</text:p>
          </table:table-cell>
          <table:table-cell office:value-type="string" calcext:value-type="string">
            <text:p>PACHECO AZARCOYA SERGIO ANDR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4-1</text:p>
          </table:table-cell>
          <table:table-cell office:value-type="date" office:date-value="2019-04-06" calcext:value-type="date">
            <text:p>0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750701022" calcext:value-type="float">
            <text:p>774750701022</text:p>
          </table:table-cell>
          <table:table-cell office:value-type="string" calcext:value-type="string">
            <text:p>KU CANCAB MARIA TAMA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5-3</text:p>
          </table:table-cell>
          <table:table-cell office:value-type="date" office:date-value="2019-06-28" calcext:value-type="date">
            <text:p>2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30600152" calcext:value-type="float">
            <text:p>777130600152</text:p>
          </table:table-cell>
          <table:table-cell office:value-type="string" calcext:value-type="string">
            <text:p>EROSA HERRERA CRISTINA ARGE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6-2</text:p>
          </table:table-cell>
          <table:table-cell office:value-type="date" office:date-value="2019-04-26" calcext:value-type="date">
            <text:p>2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1103576" calcext:value-type="float">
            <text:p>773111103576</text:p>
          </table:table-cell>
          <table:table-cell office:value-type="string" calcext:value-type="string">
            <text:p>JIMENEZ ROSADO LAZAR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7-1</text:p>
          </table:table-cell>
          <table:table-cell office:value-type="date" office:date-value="2019-04-06" calcext:value-type="date">
            <text:p>0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20801382" calcext:value-type="float">
            <text:p>776120801382</text:p>
          </table:table-cell>
          <table:table-cell office:value-type="string" calcext:value-type="string">
            <text:p>TRUJILLO FERNANDEZ VERONICA AL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98-1</text:p>
          </table:table-cell>
          <table:table-cell office:value-type="date" office:date-value="2019-04-06" calcext:value-type="date">
            <text:p>0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01200621" calcext:value-type="float">
            <text:p>778101200621</text:p>
          </table:table-cell>
          <table:table-cell office:value-type="string" calcext:value-type="string">
            <text:p>LOEZA GAMBOA WILBERTH ROL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9-1</text:p>
          </table:table-cell>
          <table:table-cell office:value-type="date" office:date-value="2019-04-06" calcext:value-type="date">
            <text:p>0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880301191" calcext:value-type="float">
            <text:p>774880301191</text:p>
          </table:table-cell>
          <table:table-cell office:value-type="string" calcext:value-type="string">
            <text:p>DOMINGO PACHECO LIZAM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00-1</text:p>
          </table:table-cell>
          <table:table-cell office:value-type="date" office:date-value="2019-04-07" calcext:value-type="date">
            <text:p>07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20102689" calcext:value-type="float">
            <text:p>776120102689</text:p>
          </table:table-cell>
          <table:table-cell office:value-type="string" calcext:value-type="string">
            <text:p>UITZIL MOO VICTOR</text:p>
          </table:table-cell>
          <table:table-cell office:value-type="string" calcext:value-type="string">
            <text:p>DR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YU000602-1</text:p>
          </table:table-cell>
          <table:table-cell office:value-type="date" office:date-value="2019-04-08" calcext:value-type="date">
            <text:p>08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202061" calcext:value-type="float">
            <text:p>777110202061</text:p>
          </table:table-cell>
          <table:table-cell office:value-type="string" calcext:value-type="string">
            <text:p>SANTIAGO CARDENAS DIANA MA D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03-1</text:p>
          </table:table-cell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30600313" calcext:value-type="float">
            <text:p>778030600313</text:p>
          </table:table-cell>
          <table:table-cell office:value-type="string" calcext:value-type="string">
            <text:p>ALBERTO AKE MAY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04-2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20700641" calcext:value-type="float">
            <text:p>778920700641</text:p>
          </table:table-cell>
          <table:table-cell office:value-type="string" calcext:value-type="string">
            <text:p>REMIGIO COCOM PACHEC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05-1</text:p>
          </table:table-cell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1201167" calcext:value-type="float">
            <text:p>778141201167</text:p>
          </table:table-cell>
          <table:table-cell office:value-type="string" calcext:value-type="string">
            <text:p>PACHECO KOH NORMA PATRIC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06-1</text:p>
          </table:table-cell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071103800" calcext:value-type="float">
            <text:p>771071103800</text:p>
          </table:table-cell>
          <table:table-cell office:value-type="string" calcext:value-type="string">
            <text:p>CARDOS NAVARRETE GEORGINA I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07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40801574" calcext:value-type="float">
            <text:p>773940801574</text:p>
          </table:table-cell>
          <table:table-cell office:value-type="string" calcext:value-type="string">
            <text:p>POOL TEC JOSE ALFRED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08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60200920" calcext:value-type="float">
            <text:p>773060200920</text:p>
          </table:table-cell>
          <table:table-cell office:value-type="string" calcext:value-type="string">
            <text:p>SIERRA BRITO MARIA CONCEPCIO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09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303227" calcext:value-type="float">
            <text:p>777150303227</text:p>
          </table:table-cell>
          <table:table-cell office:value-type="string" calcext:value-type="string">
            <text:p>MARTINEZ ZALDIVAR JORGE FC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10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103495" calcext:value-type="float">
            <text:p>777141103495</text:p>
          </table:table-cell>
          <table:table-cell office:value-type="string" calcext:value-type="string">
            <text:p>SOTELO GUZMAN HECTOR MANU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11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1202375" calcext:value-type="float">
            <text:p>774031202375</text:p>
          </table:table-cell>
          <table:table-cell office:value-type="string" calcext:value-type="string">
            <text:p>CHIN MORALES CARLOS 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2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80900407" calcext:value-type="float">
            <text:p>778080900407</text:p>
          </table:table-cell>
          <table:table-cell office:value-type="string" calcext:value-type="string">
            <text:p>MAY SULU ESTEB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3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30400087" calcext:value-type="float">
            <text:p>778130400087</text:p>
          </table:table-cell>
          <table:table-cell office:value-type="string" calcext:value-type="string">
            <text:p>CHUC RUIZ FELIPA AMA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5-1</text:p>
          </table:table-cell>
          <table:table-cell office:value-type="date" office:date-value="2019-04-10" calcext:value-type="date">
            <text:p>1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750603557" calcext:value-type="float">
            <text:p>778750603557</text:p>
          </table:table-cell>
          <table:table-cell office:value-type="string" calcext:value-type="string">
            <text:p>CELIANO SULU MAA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9-1</text:p>
          </table:table-cell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1101081" calcext:value-type="float">
            <text:p>774111101081</text:p>
          </table:table-cell>
          <table:table-cell office:value-type="string" calcext:value-type="string">
            <text:p>RUBIO GOMEZ CELSA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0-1</text:p>
          </table:table-cell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750605369" calcext:value-type="float">
            <text:p>771750605369</text:p>
          </table:table-cell>
          <table:table-cell office:value-type="string" calcext:value-type="string">
            <text:p>CANUL KU MARIA ANGEL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1-1</text:p>
          </table:table-cell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11201186" calcext:value-type="float">
            <text:p>774011201186</text:p>
          </table:table-cell>
          <table:table-cell office:value-type="string" calcext:value-type="string">
            <text:p>BRITO RIVERO GASPAR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22-2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01055977" calcext:value-type="float">
            <text:p>778001055977</text:p>
          </table:table-cell>
          <table:table-cell office:value-type="string" calcext:value-type="string">
            <text:p>EDI GABRIEL YEH UC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3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20303722" calcext:value-type="float">
            <text:p>776120303722</text:p>
          </table:table-cell>
          <table:table-cell office:value-type="string" calcext:value-type="string">
            <text:p>DOMINGUEZ ESTRADA ARM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4-1</text:p>
          </table:table-cell>
          <table:table-cell office:value-type="date" office:date-value="2019-04-12" calcext:value-type="date">
            <text:p>1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501062" calcext:value-type="float">
            <text:p>772050501062</text:p>
          </table:table-cell>
          <table:table-cell office:value-type="string" calcext:value-type="string">
            <text:p>NAVARRETE MENA AUGUS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5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80500048" calcext:value-type="float">
            <text:p>778980500048</text:p>
          </table:table-cell>
          <table:table-cell office:value-type="string" calcext:value-type="string">
            <text:p>PEDRO CANCHE CA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5-3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980500048" calcext:value-type="float">
            <text:p>778980500048</text:p>
          </table:table-cell>
          <table:table-cell office:value-type="string" calcext:value-type="string">
            <text:p>PEDRO CANCHE CAN</text:p>
          </table:table-cell>
          <table:table-cell office:value-type="string" calcext:value-type="string">
            <text:p>MAYORISTA</text:p>
          </table:table-cell>
          <table:table-cell/>
        </table:table-row>
        <table:table-row table:style-name="ro1">
          <table:table-cell office:value-type="string" calcext:value-type="string">
            <text:p>YU000627-3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970302475" calcext:value-type="float">
            <text:p>773970302475</text:p>
          </table:table-cell>
          <table:table-cell office:value-type="string" calcext:value-type="string">
            <text:p>ESCAMILLA BACAB LOURDES GUADA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0-3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141000811" calcext:value-type="float">
            <text:p>778141000811</text:p>
          </table:table-cell>
          <table:table-cell office:value-type="string" calcext:value-type="string">
            <text:p>TUN UC RENE DAVID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2-2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00400112" calcext:value-type="float">
            <text:p>778100400112</text:p>
          </table:table-cell>
          <table:table-cell office:value-type="string" calcext:value-type="string">
            <text:p>ARJONA KAU ARTUR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4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5091200653" calcext:value-type="float">
            <text:p>775091200653</text:p>
          </table:table-cell>
          <table:table-cell office:value-type="string" calcext:value-type="string">
            <text:p>KU MORENO JOSE LUI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5-1</text:p>
          </table:table-cell>
          <table:table-cell office:value-type="date" office:date-value="2019-04-12" calcext:value-type="date">
            <text:p>1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401470" calcext:value-type="float">
            <text:p>774040401470</text:p>
          </table:table-cell>
          <table:table-cell office:value-type="string" calcext:value-type="string">
            <text:p>CARMEN GONZALEZ HERNANDEZ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38-2</text:p>
          </table:table-cell>
          <table:table-cell office:value-type="date" office:date-value="2019-04-26" calcext:value-type="date">
            <text:p>2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800300163" calcext:value-type="float">
            <text:p>777800300163</text:p>
          </table:table-cell>
          <table:table-cell office:value-type="string" calcext:value-type="string">
            <text:p>JUAN VENTURA KOYOC UC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9-1</text:p>
          </table:table-cell>
          <table:table-cell office:value-type="date" office:date-value="2019-04-15" calcext:value-type="date">
            <text:p>1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1202100" calcext:value-type="float">
            <text:p>773101202100</text:p>
          </table:table-cell>
          <table:table-cell office:value-type="string" calcext:value-type="string">
            <text:p>MORALES TORRES NELLY MARGARITA</text:p>
          </table:table-cell>
          <table:table-cell office:value-type="string" calcext:value-type="string">
            <text:p>DR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YU000640-1</text:p>
          </table:table-cell>
          <table:table-cell office:value-type="date" office:date-value="2019-04-15" calcext:value-type="date">
            <text:p>1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903633" calcext:value-type="float">
            <text:p>777140903633</text:p>
          </table:table-cell>
          <table:table-cell office:value-type="string" calcext:value-type="string">
            <text:p>LOPEZ JIMENEZ REY DAVI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1-1</text:p>
          </table:table-cell>
          <table:table-cell office:value-type="date" office:date-value="2019-04-15" calcext:value-type="date">
            <text:p>1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10200282" calcext:value-type="float">
            <text:p>777010200282</text:p>
          </table:table-cell>
          <table:table-cell office:value-type="string" calcext:value-type="string">
            <text:p>BALTAZAR OSCAR KANTUN CH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2-3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00501206" calcext:value-type="float">
            <text:p>777100501206</text:p>
          </table:table-cell>
          <table:table-cell office:value-type="string" calcext:value-type="string">
            <text:p>CHUIL MAY JOSE MATIA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43-2</text:p>
          </table:table-cell>
          <table:table-cell office:value-type="date" office:date-value="2019-04-17" calcext:value-type="date">
            <text:p>17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870800520" calcext:value-type="float">
            <text:p>777870800520</text:p>
          </table:table-cell>
          <table:table-cell office:value-type="string" calcext:value-type="string">
            <text:p>FLOTA MARTIN MARCOS ALFRED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6-1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0849" calcext:value-type="float">
            <text:p>774941000849</text:p>
          </table:table-cell>
          <table:table-cell office:value-type="string" calcext:value-type="string">
            <text:p>BELTRAN REYES JU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7-1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0733" calcext:value-type="float">
            <text:p>774941000733</text:p>
          </table:table-cell>
          <table:table-cell office:value-type="string" calcext:value-type="string">
            <text:p>EMILIO CAN TU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48-1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0500725" calcext:value-type="float">
            <text:p>773110500725</text:p>
          </table:table-cell>
          <table:table-cell office:value-type="string" calcext:value-type="string">
            <text:p>SALAZAR SANSORES JOEL AARON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0-2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70202706" calcext:value-type="float">
            <text:p>774070202706</text:p>
          </table:table-cell>
          <table:table-cell office:value-type="string" calcext:value-type="string">
            <text:p>HERNANDEZ BLANCO GUADALUPE D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51-1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104471" calcext:value-type="float">
            <text:p>776080104471</text:p>
          </table:table-cell>
          <table:table-cell office:value-type="string" calcext:value-type="string">
            <text:p>CANTO MARTINEZ CARMEN JULI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52-1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00701571" calcext:value-type="float">
            <text:p>772900701571</text:p>
          </table:table-cell>
          <table:table-cell office:value-type="string" calcext:value-type="string">
            <text:p>ESTRELLA CETINA JOSE GILBERT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3-1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20900684" calcext:value-type="float">
            <text:p>773820900684</text:p>
          </table:table-cell>
          <table:table-cell office:value-type="string" calcext:value-type="string">
            <text:p>WILMA TAH PAREDES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4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701092" calcext:value-type="float">
            <text:p>777080701092</text:p>
          </table:table-cell>
          <table:table-cell office:value-type="string" calcext:value-type="string">
            <text:p>GARCIA DELGADO MARCEL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57-2</text:p>
          </table:table-cell>
          <table:table-cell office:value-type="date" office:date-value="2019-06-21" calcext:value-type="date">
            <text:p>2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61003661" calcext:value-type="float">
            <text:p>774061003661</text:p>
          </table:table-cell>
          <table:table-cell office:value-type="string" calcext:value-type="string">
            <text:p>NIEVES HIPOLITO SERV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58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70103883" calcext:value-type="float">
            <text:p>776070103883</text:p>
          </table:table-cell>
          <table:table-cell office:value-type="string" calcext:value-type="string">
            <text:p>CAN PALOMO VIRGINI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9-1</text:p>
          </table:table-cell>
          <table:table-cell office:value-type="date" office:date-value="2019-04-17" calcext:value-type="date">
            <text:p>17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20900916" calcext:value-type="float">
            <text:p>777020900916</text:p>
          </table:table-cell>
          <table:table-cell office:value-type="string" calcext:value-type="string">
            <text:p>GONZALEZ ORTIZ JUANA MARI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60-1</text:p>
          </table:table-cell>
          <table:table-cell office:value-type="date" office:date-value="2019-04-17" calcext:value-type="date">
            <text:p>17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202761" calcext:value-type="float">
            <text:p>777120202761</text:p>
          </table:table-cell>
          <table:table-cell office:value-type="string" calcext:value-type="string">
            <text:p>VALLADARES PADILLA WENDY NOEMI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61-2</text:p>
          </table:table-cell>
          <table:table-cell office:value-type="date" office:date-value="2019-06-07" calcext:value-type="date">
            <text:p>0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60100235" calcext:value-type="float">
            <text:p>777160100235</text:p>
          </table:table-cell>
          <table:table-cell office:value-type="string" calcext:value-type="string">
            <text:p>KANTUN SANCHEZ GRISELDI WIGELM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2-1</text:p>
          </table:table-cell>
          <table:table-cell office:value-type="date" office:date-value="2019-04-17" calcext:value-type="date">
            <text:p>17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90401097" calcext:value-type="float">
            <text:p>773990401097</text:p>
          </table:table-cell>
          <table:table-cell office:value-type="string" calcext:value-type="string">
            <text:p>TOTOSAUS ORTIZ JESSICA DE LA 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3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30400443" calcext:value-type="float">
            <text:p>772930400443</text:p>
          </table:table-cell>
          <table:table-cell office:value-type="string" calcext:value-type="string">
            <text:p>PASOS GONGORA LUIS 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4-2</text:p>
          </table:table-cell>
          <table:table-cell office:value-type="date" office:date-value="2019-04-26" calcext:value-type="date">
            <text:p>2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870900141" calcext:value-type="float">
            <text:p>777870900141</text:p>
          </table:table-cell>
          <table:table-cell office:value-type="string" calcext:value-type="string">
            <text:p>CANUL PAREDES MARCO ANTON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5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60305141" calcext:value-type="float">
            <text:p>773160305141</text:p>
          </table:table-cell>
          <table:table-cell office:value-type="string" calcext:value-type="string">
            <text:p>MARTINEZ LOPEZ JORGE A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6-2</text:p>
          </table:table-cell>
          <table:table-cell office:value-type="date" office:date-value="2019-04-26" calcext:value-type="date">
            <text:p>26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103887" calcext:value-type="float">
            <text:p>773140103887</text:p>
          </table:table-cell>
          <table:table-cell office:value-type="string" calcext:value-type="string">
            <text:p>ESCALANTE BASTO ICELA GUADALUP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7-1</text:p>
          </table:table-cell>
          <table:table-cell office:value-type="date" office:date-value="2019-04-20" calcext:value-type="date">
            <text:p>2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50100499" calcext:value-type="float">
            <text:p>777950100499</text:p>
          </table:table-cell>
          <table:table-cell office:value-type="string" calcext:value-type="string">
            <text:p>GUADALUPE CHAN EU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9-3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810100126" calcext:value-type="float">
            <text:p>778810100126</text:p>
          </table:table-cell>
          <table:table-cell office:value-type="string" calcext:value-type="string">
            <text:p>SEVERIANO TUN BLANC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0-1</text:p>
          </table:table-cell>
          <table:table-cell office:value-type="date" office:date-value="2019-04-20" calcext:value-type="date">
            <text:p>2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60101963" calcext:value-type="float">
            <text:p>772960101963</text:p>
          </table:table-cell>
          <table:table-cell office:value-type="string" calcext:value-type="string">
            <text:p>GONZALEZ MEDINA JOSE HUMBERTO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1-1</text:p>
          </table:table-cell>
          <table:table-cell office:value-type="date" office:date-value="2019-04-21" calcext:value-type="date">
            <text:p>21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900666" calcext:value-type="float">
            <text:p>777070900666</text:p>
          </table:table-cell>
          <table:table-cell office:value-type="string" calcext:value-type="string">
            <text:p>ADRIAN EK JONATHA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72-2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70201095" calcext:value-type="float">
            <text:p>776070201095</text:p>
          </table:table-cell>
          <table:table-cell office:value-type="string" calcext:value-type="string">
            <text:p>NOH ARREDONDO JOSEFA MARGARIT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4-1</text:p>
          </table:table-cell>
          <table:table-cell office:value-type="date" office:date-value="2019-04-22" calcext:value-type="date">
            <text:p>2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9000855992" calcext:value-type="float">
            <text:p>779000855992</text:p>
          </table:table-cell>
          <table:table-cell office:value-type="string" calcext:value-type="string">
            <text:p>WILBERTH EFRAIN CRUZ AGUILAR</text:p>
          </table:table-cell>
          <table:table-cell office:value-type="string" calcext:value-type="string">
            <text:p>DR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676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201367" calcext:value-type="float">
            <text:p>777110201367</text:p>
          </table:table-cell>
          <table:table-cell office:value-type="string" calcext:value-type="string">
            <text:p>UM HAU SEBASTIA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7-3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060500988" calcext:value-type="float">
            <text:p>777060500988</text:p>
          </table:table-cell>
          <table:table-cell office:value-type="string" calcext:value-type="string">
            <text:p>SANDRA MARIA CANUL OSOR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8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1080404014" calcext:value-type="float">
            <text:p>771080404014</text:p>
          </table:table-cell>
          <table:table-cell office:value-type="string" calcext:value-type="string">
            <text:p>COUOH MORALES CELSO GABRIEL</text:p>
          </table:table-cell>
          <table:table-cell office:value-type="string" calcext:value-type="string">
            <text:p>GROS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679-1</text:p>
          </table:table-cell>
          <table:table-cell office:value-type="date" office:date-value="2019-04-22" calcext:value-type="date">
            <text:p>2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31000275" calcext:value-type="float">
            <text:p>773931000275</text:p>
          </table:table-cell>
          <table:table-cell office:value-type="string" calcext:value-type="string">
            <text:p>SILVIA E CACHON DE SANTOS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80-1</text:p>
          </table:table-cell>
          <table:table-cell office:value-type="date" office:date-value="2019-04-22" calcext:value-type="date">
            <text:p>2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700697" calcext:value-type="float">
            <text:p>777040700697</text:p>
          </table:table-cell>
          <table:table-cell office:value-type="string" calcext:value-type="string">
            <text:p>GUERRERO MAY MARIA ESTHER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81-1</text:p>
          </table:table-cell>
          <table:table-cell office:value-type="date" office:date-value="2019-04-22" calcext:value-type="date">
            <text:p>2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300991" calcext:value-type="float">
            <text:p>777040300991</text:p>
          </table:table-cell>
          <table:table-cell office:value-type="string" calcext:value-type="string">
            <text:p>HU TREJO JOSE NATIVIDAD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82-1</text:p>
          </table:table-cell>
          <table:table-cell office:value-type="date" office:date-value="2019-04-22" calcext:value-type="date">
            <text:p>22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40905532" calcext:value-type="float">
            <text:p>776140905532</text:p>
          </table:table-cell>
          <table:table-cell office:value-type="string" calcext:value-type="string">
            <text:p>YAM CHAN MARIA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83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201523" calcext:value-type="float">
            <text:p>773080201523</text:p>
          </table:table-cell>
          <table:table-cell office:value-type="string" calcext:value-type="string">
            <text:p>MARTINEZ ITZA LEYDI MARLEN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85-1</text:p>
          </table:table-cell>
          <table:table-cell office:value-type="date" office:date-value="2019-04-23" calcext:value-type="date">
            <text:p>2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0401079" calcext:value-type="float">
            <text:p>777130401079</text:p>
          </table:table-cell>
          <table:table-cell office:value-type="string" calcext:value-type="string">
            <text:p>CEBALLOS UC JOEL DE JESU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3-1</text:p>
          </table:table-cell>
          <table:table-cell office:value-type="date" office:date-value="2019-04-23" calcext:value-type="date">
            <text:p>2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80503409" calcext:value-type="float">
            <text:p>771980503409</text:p>
          </table:table-cell>
          <table:table-cell office:value-type="string" calcext:value-type="string">
            <text:p>LUIS A ALMEIDA MEJ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4-1</text:p>
          </table:table-cell>
          <table:table-cell office:value-type="date" office:date-value="2019-04-23" calcext:value-type="date">
            <text:p>2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00155721" calcext:value-type="float">
            <text:p>773000155721</text:p>
          </table:table-cell>
          <table:table-cell office:value-type="string" calcext:value-type="string">
            <text:p>ENRIQUEZ TUT CARLOS MANU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95-1</text:p>
          </table:table-cell>
          <table:table-cell office:value-type="date" office:date-value="2019-04-23" calcext:value-type="date">
            <text:p>2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50407581" calcext:value-type="float">
            <text:p>776150407581</text:p>
          </table:table-cell>
          <table:table-cell office:value-type="string" calcext:value-type="string">
            <text:p>VAZQUEZ SEGOVIA HECTOR GERM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6-1</text:p>
          </table:table-cell>
          <table:table-cell office:value-type="date" office:date-value="2019-04-23" calcext:value-type="date">
            <text:p>2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40901114" calcext:value-type="float">
            <text:p>772940901114</text:p>
          </table:table-cell>
          <table:table-cell office:value-type="string" calcext:value-type="string">
            <text:p>ROGER J.R. POLANCO NOVEL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7-1</text:p>
          </table:table-cell>
          <table:table-cell office:value-type="date" office:date-value="2019-04-23" calcext:value-type="date">
            <text:p>23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21000245" calcext:value-type="float">
            <text:p>773821000245</text:p>
          </table:table-cell>
          <table:table-cell office:value-type="string" calcext:value-type="string">
            <text:p>PAM FERNANDEZ VILMA DEL SOCORR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98-1</text:p>
          </table:table-cell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200388" calcext:value-type="float">
            <text:p>774110200388</text:p>
          </table:table-cell>
          <table:table-cell office:value-type="string" calcext:value-type="string">
            <text:p>ROMERO DZUL MANUEL ANG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9-2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7980501137" calcext:value-type="float">
            <text:p>777980501137</text:p>
          </table:table-cell>
          <table:table-cell office:value-type="string" calcext:value-type="string">
            <text:p>DESIDERIO SULUB ESPINOSA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9968" calcext:value-type="currency">
            <text:p>$9,968.00</text:p>
          </table:table-cell>
        </table:table-row>
        <table:table-row table:style-name="ro1">
          <table:table-cell office:value-type="string" calcext:value-type="string">
            <text:p>YU000700-1</text:p>
          </table:table-cell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80805398" calcext:value-type="float">
            <text:p>772980805398</text:p>
          </table:table-cell>
          <table:table-cell office:value-type="string" calcext:value-type="string">
            <text:p>NAAL CHI LUISA DEL CARME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02-1</text:p>
          </table:table-cell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0800623" calcext:value-type="float">
            <text:p>777130800623</text:p>
          </table:table-cell>
          <table:table-cell office:value-type="string" calcext:value-type="string">
            <text:p>LANDERO MARTINEZ GENI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04-1</text:p>
          </table:table-cell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50101015" calcext:value-type="float">
            <text:p>777050101015</text:p>
          </table:table-cell>
          <table:table-cell office:value-type="string" calcext:value-type="string">
            <text:p>APOLINAR RODRIGUEZ MART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05-1</text:p>
          </table:table-cell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0404301" calcext:value-type="float">
            <text:p>774990404301</text:p>
          </table:table-cell>
          <table:table-cell office:value-type="string" calcext:value-type="string">
            <text:p>LUCIANO PEREZ MARTI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06-1</text:p>
          </table:table-cell>
          <table:table-cell office:value-type="date" office:date-value="2019-04-25" calcext:value-type="date">
            <text:p>25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40400108" calcext:value-type="float">
            <text:p>778840400108</text:p>
          </table:table-cell>
          <table:table-cell office:value-type="string" calcext:value-type="string">
            <text:p>EUSTOLIA CHAN PECH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09-1</text:p>
          </table:table-cell>
          <table:table-cell office:value-type="date" office:date-value="2019-04-29" calcext:value-type="date">
            <text:p>2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11110222" calcext:value-type="float">
            <text:p>773011110222</text:p>
          </table:table-cell>
          <table:table-cell office:value-type="string" calcext:value-type="string">
            <text:p>CAAMAL MORALES GLORIA MAR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0-1</text:p>
          </table:table-cell>
          <table:table-cell office:value-type="date" office:date-value="2019-04-29" calcext:value-type="date">
            <text:p>2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880501408" calcext:value-type="float">
            <text:p>774880501408</text:p>
          </table:table-cell>
          <table:table-cell office:value-type="string" calcext:value-type="string">
            <text:p>JORGE H PALOMO CAMPO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1-2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1081102267" calcext:value-type="float">
            <text:p>771081102267</text:p>
          </table:table-cell>
          <table:table-cell office:value-type="string" calcext:value-type="string">
            <text:p>BENITEZ HOIL CRUZ HORTENCIA</text:p>
          </table:table-cell>
          <table:table-cell office:value-type="string" calcext:value-type="string">
            <text:p>GROSS</text:p>
          </table:table-cell>
          <table:table-cell table:style-name="ce33" office:value-type="currency" office:currency="MXN" office:value="11418" calcext:value-type="currency">
            <text:p>$11,418.00</text:p>
          </table:table-cell>
        </table:table-row>
        <table:table-row table:style-name="ro1">
          <table:table-cell office:value-type="string" calcext:value-type="string">
            <text:p>YU000712-1</text:p>
          </table:table-cell>
          <table:table-cell office:value-type="date" office:date-value="2019-04-29" calcext:value-type="date">
            <text:p>2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40100873" calcext:value-type="float">
            <text:p>772140100873</text:p>
          </table:table-cell>
          <table:table-cell office:value-type="string" calcext:value-type="string">
            <text:p>PUC EK TELMI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3-1</text:p>
          </table:table-cell>
          <table:table-cell office:value-type="date" office:date-value="2019-04-29" calcext:value-type="date">
            <text:p>29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90500041" calcext:value-type="float">
            <text:p>772890500041</text:p>
          </table:table-cell>
          <table:table-cell office:value-type="string" calcext:value-type="string">
            <text:p>DANIEL F LUNA BURGOS</text:p>
          </table:table-cell>
          <table:table-cell office:value-type="string" calcext:value-type="string">
            <text:p>DR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715-1</text:p>
          </table:table-cell>
          <table:table-cell office:value-type="date" office:date-value="2019-04-30" calcext:value-type="date">
            <text:p>3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790903922" calcext:value-type="float">
            <text:p>774790903922</text:p>
          </table:table-cell>
          <table:table-cell office:value-type="string" calcext:value-type="string">
            <text:p>RAFAEL AGUILAR ORTIZ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7-1</text:p>
          </table:table-cell>
          <table:table-cell office:value-type="date" office:date-value="2019-04-30" calcext:value-type="date">
            <text:p>3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1260516" calcext:value-type="float">
            <text:p>774001260516</text:p>
          </table:table-cell>
          <table:table-cell office:value-type="string" calcext:value-type="string">
            <text:p>NINFA LISSETHE ESCALANTE TALAV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18-1</text:p>
          </table:table-cell>
          <table:table-cell office:value-type="date" office:date-value="2019-04-30" calcext:value-type="date">
            <text:p>3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70600161" calcext:value-type="float">
            <text:p>778870600161</text:p>
          </table:table-cell>
          <table:table-cell office:value-type="string" calcext:value-type="string">
            <text:p>DULCE M CHAN UICAB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19-2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21200993" calcext:value-type="float">
            <text:p>773921200993</text:p>
          </table:table-cell>
          <table:table-cell office:value-type="string" calcext:value-type="string">
            <text:p>ROGER ALVARADO CAAMA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0-1</text:p>
          </table:table-cell>
          <table:table-cell office:value-type="date" office:date-value="2019-04-30" calcext:value-type="date">
            <text:p>3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202975" calcext:value-type="float">
            <text:p>774960202975</text:p>
          </table:table-cell>
          <table:table-cell office:value-type="string" calcext:value-type="string">
            <text:p>MARIA GPE.MAY CH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1-3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90900631" calcext:value-type="float">
            <text:p>773890900631</text:p>
          </table:table-cell>
          <table:table-cell office:value-type="string" calcext:value-type="string">
            <text:p>MARCOS A PECH PANT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2-1</text:p>
          </table:table-cell>
          <table:table-cell office:value-type="date" office:date-value="2019-04-30" calcext:value-type="date">
            <text:p>30/04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903528" calcext:value-type="float">
            <text:p>777140903528</text:p>
          </table:table-cell>
          <table:table-cell office:value-type="string" calcext:value-type="string">
            <text:p>NAH MENA TERESITA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3-1</text:p>
          </table:table-cell>
          <table:table-cell office:value-type="date" office:date-value="2019-05-01" calcext:value-type="date">
            <text:p>0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800021" calcext:value-type="float">
            <text:p>772110800021</text:p>
          </table:table-cell>
          <table:table-cell office:value-type="string" calcext:value-type="string">
            <text:p>MU$OZ COUOH GERMAN A. .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24-1</text:p>
          </table:table-cell>
          <table:table-cell office:value-type="date" office:date-value="2019-05-01" calcext:value-type="date">
            <text:p>0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0100341" calcext:value-type="float">
            <text:p>772060100341</text:p>
          </table:table-cell>
          <table:table-cell office:value-type="string" calcext:value-type="string">
            <text:p>CAUICH PUCH VICTOR MANUE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26-2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090300565" calcext:value-type="float">
            <text:p>775090300565</text:p>
          </table:table-cell>
          <table:table-cell office:value-type="string" calcext:value-type="string">
            <text:p>NAAL BAQUEDANO MARIA FELICIAN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27-2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702036" calcext:value-type="float">
            <text:p>773070702036</text:p>
          </table:table-cell>
          <table:table-cell office:value-type="string" calcext:value-type="string">
            <text:p>GONZALEZ SANCHEZ GPE DE LOS 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28-1</text:p>
          </table:table-cell>
          <table:table-cell office:value-type="date" office:date-value="2019-05-02" calcext:value-type="date">
            <text:p>02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504058" calcext:value-type="float">
            <text:p>772110504058</text:p>
          </table:table-cell>
          <table:table-cell office:value-type="string" calcext:value-type="string">
            <text:p>ADRIAN NAJERA LIMBERTH FERNAN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30-2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00700896" calcext:value-type="float">
            <text:p>777100700896</text:p>
          </table:table-cell>
          <table:table-cell office:value-type="string" calcext:value-type="string">
            <text:p>BRASSETTE CANO LUIS MANU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2-1</text:p>
          </table:table-cell>
          <table:table-cell office:value-type="date" office:date-value="2019-05-02" calcext:value-type="date">
            <text:p>02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0501506" calcext:value-type="float">
            <text:p>774030501506</text:p>
          </table:table-cell>
          <table:table-cell office:value-type="string" calcext:value-type="string">
            <text:p>CAUICH PECH MANUEL JESU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33-2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501671" calcext:value-type="float">
            <text:p>777110501671</text:p>
          </table:table-cell>
          <table:table-cell office:value-type="string" calcext:value-type="string">
            <text:p>OJEDA RAMIREZ LOURDES GUADALUP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4-1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90700090" calcext:value-type="float">
            <text:p>770090700090</text:p>
          </table:table-cell>
          <table:table-cell office:value-type="string" calcext:value-type="string">
            <text:p>KANTUN SULU DAVID OMAR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35-1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60302656" calcext:value-type="float">
            <text:p>776160302656</text:p>
          </table:table-cell>
          <table:table-cell office:value-type="string" calcext:value-type="string">
            <text:p>AGUILAR TUT CARMEN MAGDALENA 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36-1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1102417" calcext:value-type="float">
            <text:p>777121102417</text:p>
          </table:table-cell>
          <table:table-cell office:value-type="string" calcext:value-type="string">
            <text:p>CEN UICAB WENDY VIOLET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7-1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0202442" calcext:value-type="float">
            <text:p>774970202442</text:p>
          </table:table-cell>
          <table:table-cell office:value-type="string" calcext:value-type="string">
            <text:p>ISIDORO PULIDO MORAL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40-1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0802051" calcext:value-type="float">
            <text:p>772150802051</text:p>
          </table:table-cell>
          <table:table-cell office:value-type="string" calcext:value-type="string">
            <text:p>ESPADAS ALCOCER CARLOS EDUAR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1-1</text:p>
          </table:table-cell>
          <table:table-cell office:value-type="date" office:date-value="2019-05-04" calcext:value-type="date">
            <text:p>0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00957570" calcext:value-type="float">
            <text:p>772000957570</text:p>
          </table:table-cell>
          <table:table-cell office:value-type="string" calcext:value-type="string">
            <text:p>MAURA CISNEROS 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2-2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50901149" calcext:value-type="float">
            <text:p>772150901149</text:p>
          </table:table-cell>
          <table:table-cell office:value-type="string" calcext:value-type="string">
            <text:p>TEJAS MARTINEZ JOSUE ALEXNDER</text:p>
          </table:table-cell>
          <table:table-cell office:value-type="string" calcext:value-type="string">
            <text:p>DR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743-1</text:p>
          </table:table-cell>
          <table:table-cell office:value-type="date" office:date-value="2019-05-06" calcext:value-type="date">
            <text:p>06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60200345" calcext:value-type="float">
            <text:p>777160200345</text:p>
          </table:table-cell>
          <table:table-cell office:value-type="string" calcext:value-type="string">
            <text:p>RODRIGUEZ HERNANDEZ ROM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44-1</text:p>
          </table:table-cell>
          <table:table-cell office:value-type="date" office:date-value="2019-05-06" calcext:value-type="date">
            <text:p>06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10301969" calcext:value-type="float">
            <text:p>776110301969</text:p>
          </table:table-cell>
          <table:table-cell office:value-type="string" calcext:value-type="string">
            <text:p>MONTENEGRO BARROSO JOSE GP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6-2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140600678" calcext:value-type="float">
            <text:p>773140600678</text:p>
          </table:table-cell>
          <table:table-cell office:value-type="string" calcext:value-type="string">
            <text:p>MAGANA Y DZIB HERMIN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8-2</text:p>
          </table:table-cell>
          <table:table-cell office:value-type="date" office:date-value="2019-05-07" calcext:value-type="date">
            <text:p>0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507381" calcext:value-type="float">
            <text:p>773100507381</text:p>
          </table:table-cell>
          <table:table-cell office:value-type="string" calcext:value-type="string">
            <text:p>AKE GARRIDO ANGELICA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49-1</text:p>
          </table:table-cell>
          <table:table-cell office:value-type="date" office:date-value="2019-05-07" calcext:value-type="date">
            <text:p>0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81101300" calcext:value-type="float">
            <text:p>775981101300</text:p>
          </table:table-cell>
          <table:table-cell office:value-type="string" calcext:value-type="string">
            <text:p>VILLAMOR CUTZ SISY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0-1</text:p>
          </table:table-cell>
          <table:table-cell office:value-type="date" office:date-value="2019-05-07" calcext:value-type="date">
            <text:p>0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701819" calcext:value-type="float">
            <text:p>772050701819</text:p>
          </table:table-cell>
          <table:table-cell office:value-type="string" calcext:value-type="string">
            <text:p>NAJERA KU ELVIN ENRIQUE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51-1</text:p>
          </table:table-cell>
          <table:table-cell office:value-type="date" office:date-value="2019-05-07" calcext:value-type="date">
            <text:p>0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80200759" calcext:value-type="float">
            <text:p>775080200759</text:p>
          </table:table-cell>
          <table:table-cell office:value-type="string" calcext:value-type="string">
            <text:p>DZUL COYOC TELMA LILI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3-2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1100953" calcext:value-type="float">
            <text:p>777121100953</text:p>
          </table:table-cell>
          <table:table-cell office:value-type="string" calcext:value-type="string">
            <text:p>OSORIO BUENFIL SONIA IREN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57-1</text:p>
          </table:table-cell>
          <table:table-cell office:value-type="date" office:date-value="2019-05-08" calcext:value-type="date">
            <text:p>0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805525" calcext:value-type="float">
            <text:p>776080805525</text:p>
          </table:table-cell>
          <table:table-cell office:value-type="string" calcext:value-type="string">
            <text:p>LOPEZ HOIL MANUEL ALBERT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8-1</text:p>
          </table:table-cell>
          <table:table-cell office:value-type="date" office:date-value="2019-05-08" calcext:value-type="date">
            <text:p>0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507524" calcext:value-type="float">
            <text:p>776080507524</text:p>
          </table:table-cell>
          <table:table-cell office:value-type="string" calcext:value-type="string">
            <text:p>KANTUN PARDILLO EDUARDO ENRIQU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9-1</text:p>
          </table:table-cell>
          <table:table-cell office:value-type="date" office:date-value="2019-05-08" calcext:value-type="date">
            <text:p>0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1001377" calcext:value-type="float">
            <text:p>772031001377</text:p>
          </table:table-cell>
          <table:table-cell office:value-type="string" calcext:value-type="string">
            <text:p>CHI CHALE GUILLERM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60-1</text:p>
          </table:table-cell>
          <table:table-cell office:value-type="date" office:date-value="2019-05-08" calcext:value-type="date">
            <text:p>0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00658358" calcext:value-type="float">
            <text:p>773000658358</text:p>
          </table:table-cell>
          <table:table-cell office:value-type="string" calcext:value-type="string">
            <text:p>SABIDO COUOH JORGE DAVID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61-2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871100077" calcext:value-type="float">
            <text:p>774871100077</text:p>
          </table:table-cell>
          <table:table-cell office:value-type="string" calcext:value-type="string">
            <text:p>VELAZCO DE B MA DE LA C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3-1</text:p>
          </table:table-cell>
          <table:table-cell office:value-type="date" office:date-value="2019-05-08" calcext:value-type="date">
            <text:p>0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70901809" calcext:value-type="float">
            <text:p>774070901809</text:p>
          </table:table-cell>
          <table:table-cell office:value-type="string" calcext:value-type="string">
            <text:p>LUNA GOMEZ ISMENE C. .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4-2</text:p>
          </table:table-cell>
          <table:table-cell office:value-type="date" office:date-value="2019-06-22" calcext:value-type="date">
            <text:p>22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5981101415" calcext:value-type="float">
            <text:p>775981101415</text:p>
          </table:table-cell>
          <table:table-cell office:value-type="string" calcext:value-type="string">
            <text:p>GOMEZ WENDY PATRIC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6-2</text:p>
          </table:table-cell>
          <table:table-cell office:value-type="date" office:date-value="2019-05-17" calcext:value-type="date">
            <text:p>1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20102155" calcext:value-type="float">
            <text:p>774120102155</text:p>
          </table:table-cell>
          <table:table-cell office:value-type="string" calcext:value-type="string">
            <text:p>AYALA VARGUEZ MARTIN FERNAND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7-1</text:p>
          </table:table-cell>
          <table:table-cell office:value-type="date" office:date-value="2019-05-09" calcext:value-type="date">
            <text:p>0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403791" calcext:value-type="float">
            <text:p>772110403791</text:p>
          </table:table-cell>
          <table:table-cell office:value-type="string" calcext:value-type="string">
            <text:p>DZUL HUCHIM EMILIAN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8-1</text:p>
          </table:table-cell>
          <table:table-cell office:value-type="date" office:date-value="2019-05-10" calcext:value-type="date">
            <text:p>1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70201188" calcext:value-type="float">
            <text:p>771970201188</text:p>
          </table:table-cell>
          <table:table-cell office:value-type="string" calcext:value-type="string">
            <text:p>JULIA CHAN UC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69-1</text:p>
          </table:table-cell>
          <table:table-cell office:value-type="date" office:date-value="2019-05-10" calcext:value-type="date">
            <text:p>1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901358" calcext:value-type="float">
            <text:p>777040901358</text:p>
          </table:table-cell>
          <table:table-cell office:value-type="string" calcext:value-type="string">
            <text:p>RUELAS PECH JOSE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70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902021" calcext:value-type="float">
            <text:p>777080902021</text:p>
          </table:table-cell>
          <table:table-cell office:value-type="string" calcext:value-type="string">
            <text:p>CHI HERRERA GI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73-2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3960201042" calcext:value-type="float">
            <text:p>773960201042</text:p>
          </table:table-cell>
          <table:table-cell office:value-type="string" calcext:value-type="string">
            <text:p>HECTOR R RODRIGUEZ SABIDO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774-1</text:p>
          </table:table-cell>
          <table:table-cell office:value-type="date" office:date-value="2019-05-11" calcext:value-type="date">
            <text:p>1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1202169" calcext:value-type="float">
            <text:p>777131202169</text:p>
          </table:table-cell>
          <table:table-cell office:value-type="string" calcext:value-type="string">
            <text:p>PINZON CABRERA JAIRO ADIER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5-2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60801435" calcext:value-type="float">
            <text:p>773060801435</text:p>
          </table:table-cell>
          <table:table-cell office:value-type="string" calcext:value-type="string">
            <text:p>EK PECH WALTER AUGUST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6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3050700363" calcext:value-type="float">
            <text:p>773050700363</text:p>
          </table:table-cell>
          <table:table-cell office:value-type="string" calcext:value-type="string">
            <text:p>MIRANDA CHAVEZ RUBI ELIZABETH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1468" calcext:value-type="currency">
            <text:p>$11,468.00</text:p>
          </table:table-cell>
        </table:table-row>
        <table:table-row table:style-name="ro1">
          <table:table-cell office:value-type="string" calcext:value-type="string">
            <text:p>YU000776-3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MP</text:p>
          </table:table-cell>
          <table:table-cell office:value-type="float" office:value="773050700363" calcext:value-type="float">
            <text:p>773050700363</text:p>
          </table:table-cell>
          <table:table-cell office:value-type="string" calcext:value-type="string">
            <text:p>MIRANDA CHAVEZ RUBI ELIZABETH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2150" calcext:value-type="currency">
            <text:p>$12,150.00</text:p>
          </table:table-cell>
        </table:table-row>
        <table:table-row table:style-name="ro1">
          <table:table-cell office:value-type="string" calcext:value-type="string">
            <text:p>YU000777-2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60602935" calcext:value-type="float">
            <text:p>774060602935</text:p>
          </table:table-cell>
          <table:table-cell office:value-type="string" calcext:value-type="string">
            <text:p>CRUZ MEDINA FRANCISCO DE A.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8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20802461" calcext:value-type="float">
            <text:p>770120802461</text:p>
          </table:table-cell>
          <table:table-cell office:value-type="string" calcext:value-type="string">
            <text:p>AKE CHAN JAZMIN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79-1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100200971" calcext:value-type="float">
            <text:p>775100200971</text:p>
          </table:table-cell>
          <table:table-cell office:value-type="string" calcext:value-type="string">
            <text:p>DE LA ROSA REYES MINERV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0-1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1002021" calcext:value-type="float">
            <text:p>774971002021</text:p>
          </table:table-cell>
          <table:table-cell office:value-type="string" calcext:value-type="string">
            <text:p>NADIA E. CANTON LOPEZ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1-1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0803702" calcext:value-type="float">
            <text:p>776100803702</text:p>
          </table:table-cell>
          <table:table-cell office:value-type="string" calcext:value-type="string">
            <text:p>TORRES ZAPATA ERICK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3-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40503507" calcext:value-type="float">
            <text:p>774040503507</text:p>
          </table:table-cell>
          <table:table-cell office:value-type="string" calcext:value-type="string">
            <text:p>FELIPE DE JESUS VIANA CH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84-1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100702621" calcext:value-type="float">
            <text:p>773100702621</text:p>
          </table:table-cell>
          <table:table-cell office:value-type="string" calcext:value-type="string">
            <text:p>AVALOS ESPARZA ALFRE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5-2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140601671" calcext:value-type="float">
            <text:p>774140601671</text:p>
          </table:table-cell>
          <table:table-cell office:value-type="string" calcext:value-type="string">
            <text:p>PECH CORTES ROSALIA DEL CARM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6-1</text:p>
          </table:table-cell>
          <table:table-cell office:value-type="date" office:date-value="2019-05-14" calcext:value-type="date">
            <text:p>1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50200774" calcext:value-type="float">
            <text:p>776150200774</text:p>
          </table:table-cell>
          <table:table-cell office:value-type="string" calcext:value-type="string">
            <text:p>CARRILLO ARIAS LIMBAN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87-1</text:p>
          </table:table-cell>
          <table:table-cell office:value-type="date" office:date-value="2019-05-14" calcext:value-type="date">
            <text:p>1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306201" calcext:value-type="float">
            <text:p>776080306201</text:p>
          </table:table-cell>
          <table:table-cell office:value-type="string" calcext:value-type="string">
            <text:p>HERNANDEZ CRUZ ZENAID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88-1</text:p>
          </table:table-cell>
          <table:table-cell office:value-type="date" office:date-value="2019-05-14" calcext:value-type="date">
            <text:p>1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50800881" calcext:value-type="float">
            <text:p>770050800881</text:p>
          </table:table-cell>
          <table:table-cell office:value-type="string" calcext:value-type="string">
            <text:p>CETINA CETZ FRANCISCO DAVI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89-1</text:p>
          </table:table-cell>
          <table:table-cell office:value-type="date" office:date-value="2019-05-14" calcext:value-type="date">
            <text:p>1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501873" calcext:value-type="float">
            <text:p>772110501873</text:p>
          </table:table-cell>
          <table:table-cell office:value-type="string" calcext:value-type="string">
            <text:p>MOO CANCHE MARCO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1-1</text:p>
          </table:table-cell>
          <table:table-cell office:value-type="date" office:date-value="2019-05-14" calcext:value-type="date">
            <text:p>1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103032" calcext:value-type="float">
            <text:p>776080103032</text:p>
          </table:table-cell>
          <table:table-cell office:value-type="string" calcext:value-type="string">
            <text:p>FRANCO CERVERA MARIA EVELIA 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92-1</text:p>
          </table:table-cell>
          <table:table-cell office:value-type="date" office:date-value="2019-05-15" calcext:value-type="date">
            <text:p>15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500818" calcext:value-type="float">
            <text:p>772110500818</text:p>
          </table:table-cell>
          <table:table-cell office:value-type="string" calcext:value-type="string">
            <text:p>MORALES CASTILLO DAVID MANU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3-1</text:p>
          </table:table-cell>
          <table:table-cell office:value-type="date" office:date-value="2019-05-15" calcext:value-type="date">
            <text:p>15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21200819" calcext:value-type="float">
            <text:p>772021200819</text:p>
          </table:table-cell>
          <table:table-cell office:value-type="string" calcext:value-type="string">
            <text:p>CAMARA PANTI ELVER DANI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4-1</text:p>
          </table:table-cell>
          <table:table-cell office:value-type="date" office:date-value="2019-05-15" calcext:value-type="date">
            <text:p>15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61100782" calcext:value-type="float">
            <text:p>772961100782</text:p>
          </table:table-cell>
          <table:table-cell office:value-type="string" calcext:value-type="string">
            <text:p>AURORA CASTILLO UICAB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6-2</text:p>
          </table:table-cell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1990405511" calcext:value-type="float">
            <text:p>771990405511</text:p>
          </table:table-cell>
          <table:table-cell office:value-type="string" calcext:value-type="string">
            <text:p>CARLOS M ARJONA OJEDA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97-1</text:p>
          </table:table-cell>
          <table:table-cell office:value-type="date" office:date-value="2019-05-16" calcext:value-type="date">
            <text:p>16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305689" calcext:value-type="float">
            <text:p>776080305689</text:p>
          </table:table-cell>
          <table:table-cell office:value-type="string" calcext:value-type="string">
            <text:p>MEDINA SOLIS NOR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99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303991" calcext:value-type="float">
            <text:p>773140303991</text:p>
          </table:table-cell>
          <table:table-cell office:value-type="string" calcext:value-type="string">
            <text:p>GOMEZ NEGROE SINTIQUE OFI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0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981001841" calcext:value-type="float">
            <text:p>773981001841</text:p>
          </table:table-cell>
          <table:table-cell office:value-type="string" calcext:value-type="string">
            <text:p>BASTARRACHEA US DAHI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1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850100654" calcext:value-type="float">
            <text:p>774850100654</text:p>
          </table:table-cell>
          <table:table-cell office:value-type="string" calcext:value-type="string">
            <text:p>JOSE MARIO COBA COB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02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91100534" calcext:value-type="float">
            <text:p>778091100534</text:p>
          </table:table-cell>
          <table:table-cell office:value-type="string" calcext:value-type="string">
            <text:p>CHAN UCAN BENITA DE LOS ANGEL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5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1980602946" calcext:value-type="float">
            <text:p>771980602946</text:p>
          </table:table-cell>
          <table:table-cell office:value-type="string" calcext:value-type="string">
            <text:p>JUSTO D DE G BURGOS GLE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6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100603941" calcext:value-type="float">
            <text:p>773100603941</text:p>
          </table:table-cell>
          <table:table-cell office:value-type="string" calcext:value-type="string">
            <text:p>BAUTISTA ORLAINETA ANDR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8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50900595" calcext:value-type="float">
            <text:p>772050900595</text:p>
          </table:table-cell>
          <table:table-cell office:value-type="string" calcext:value-type="string">
            <text:p>SANCHEZ CANTO ALMA FABIAN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0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910101535" calcext:value-type="float">
            <text:p>773910101535</text:p>
          </table:table-cell>
          <table:table-cell office:value-type="string" calcext:value-type="string">
            <text:p>PUC VAZQUEZ MARIA LUCILA ARACE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1-1</text:p>
          </table:table-cell>
          <table:table-cell office:value-type="date" office:date-value="2019-05-17" calcext:value-type="date">
            <text:p>1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60900512" calcext:value-type="float">
            <text:p>773860900512</text:p>
          </table:table-cell>
          <table:table-cell office:value-type="string" calcext:value-type="string">
            <text:p>MANUEL DE J MARTINEZ R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12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081100643" calcext:value-type="float">
            <text:p>772081100643</text:p>
          </table:table-cell>
          <table:table-cell office:value-type="string" calcext:value-type="string">
            <text:p>COLLI JIMENEZ WILBERT BENJAMIN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3-1</text:p>
          </table:table-cell>
          <table:table-cell office:value-type="date" office:date-value="2019-05-17" calcext:value-type="date">
            <text:p>1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0400183" calcext:value-type="float">
            <text:p>772060400183</text:p>
          </table:table-cell>
          <table:table-cell office:value-type="string" calcext:value-type="string">
            <text:p>NARVAEZ DZUL DULCE MARI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14-1</text:p>
          </table:table-cell>
          <table:table-cell office:value-type="date" office:date-value="2019-05-18" calcext:value-type="date">
            <text:p>1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40800680" calcext:value-type="float">
            <text:p>772840800680</text:p>
          </table:table-cell>
          <table:table-cell office:value-type="string" calcext:value-type="string">
            <text:p>CANUL CHIM ELMER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18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51106828" calcext:value-type="float">
            <text:p>774051106828</text:p>
          </table:table-cell>
          <table:table-cell office:value-type="string" calcext:value-type="string">
            <text:p>SERGIO MANUEL CASTILLO PACHEC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19-3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6070901895" calcext:value-type="float">
            <text:p>776070901895</text:p>
          </table:table-cell>
          <table:table-cell office:value-type="string" calcext:value-type="string">
            <text:p>REJON PATRON LOURDES GUADALUPE</text:p>
          </table:table-cell>
          <table:table-cell office:value-type="string" calcext:value-type="string">
            <text:p>CREDIPLUS</text:p>
          </table:table-cell>
          <table:table-cell table:style-name="ce33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822-1</text:p>
          </table:table-cell>
          <table:table-cell office:value-type="date" office:date-value="2019-05-18" calcext:value-type="date">
            <text:p>1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00456091" calcext:value-type="float">
            <text:p>772000456091</text:p>
          </table:table-cell>
          <table:table-cell office:value-type="string" calcext:value-type="string">
            <text:p>SULUB RAMOS MIRIAM DEL SOCORR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3-1</text:p>
          </table:table-cell>
          <table:table-cell office:value-type="date" office:date-value="2019-05-18" calcext:value-type="date">
            <text:p>1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21200776" calcext:value-type="float">
            <text:p>772921200776</text:p>
          </table:table-cell>
          <table:table-cell office:value-type="string" calcext:value-type="string">
            <text:p>RODRIGUEZ MARIA MARGARIT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4-3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60341" calcext:value-type="float">
            <text:p>774000460341</text:p>
          </table:table-cell>
          <table:table-cell office:value-type="string" calcext:value-type="string">
            <text:p>CARRILLO QUIJANO ADAN IV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26-1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101749" calcext:value-type="float">
            <text:p>774961101749</text:p>
          </table:table-cell>
          <table:table-cell office:value-type="string" calcext:value-type="string">
            <text:p>GABRIEL J SANCHEZ ARJO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8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030800266" calcext:value-type="float">
            <text:p>778030800266</text:p>
          </table:table-cell>
          <table:table-cell office:value-type="string" calcext:value-type="string">
            <text:p>VALENCIA PALMA BERNAB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29-4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91003222" calcext:value-type="float">
            <text:p>777091003222</text:p>
          </table:table-cell>
          <table:table-cell office:value-type="string" calcext:value-type="string">
            <text:p>VEGA DOMINGUEZ HUBERT GABRI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0-2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2001256826" calcext:value-type="float">
            <text:p>772001256826</text:p>
          </table:table-cell>
          <table:table-cell office:value-type="string" calcext:value-type="string">
            <text:p>SALOMON PEREZ DIA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2-2</text:p>
          </table:table-cell>
          <table:table-cell office:value-type="date" office:date-value="2019-05-21" calcext:value-type="date">
            <text:p>21/05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1020604146" calcext:value-type="float">
            <text:p>771020604146</text:p>
          </table:table-cell>
          <table:table-cell office:value-type="string" calcext:value-type="string">
            <text:p>CANUL MATU MARCELINO</text:p>
          </table:table-cell>
          <table:table-cell office:value-type="string" calcext:value-type="string">
            <text:p>RODEKA</text:p>
          </table:table-cell>
          <table:table-cell table:style-name="ce33" office:value-type="currency" office:currency="MXN" office:value="9248" calcext:value-type="currency">
            <text:p>$9,248.00</text:p>
          </table:table-cell>
        </table:table-row>
        <table:table-row table:style-name="ro1">
          <table:table-cell office:value-type="string" calcext:value-type="string">
            <text:p>YU000834-2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4150202910" calcext:value-type="float">
            <text:p>774150202910</text:p>
          </table:table-cell>
          <table:table-cell office:value-type="string" calcext:value-type="string">
            <text:p>NAVARRO ESCOBEDO MARIA ESTHER</text:p>
          </table:table-cell>
          <table:table-cell office:value-type="string" calcext:value-type="string">
            <text:p>CREDIPLUS</text:p>
          </table:table-cell>
          <table:table-cell/>
        </table:table-row>
        <table:table-row table:style-name="ro1">
          <table:table-cell office:value-type="string" calcext:value-type="string">
            <text:p>YU000835-1</text:p>
          </table:table-cell>
          <table:table-cell office:value-type="date" office:date-value="2019-05-22" calcext:value-type="date">
            <text:p>22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150603659" calcext:value-type="float">
            <text:p>773150603659</text:p>
          </table:table-cell>
          <table:table-cell office:value-type="string" calcext:value-type="string">
            <text:p>MANZANO GIL ALEJANDRA LEGISLI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37-1</text:p>
          </table:table-cell>
          <table:table-cell office:value-type="date" office:date-value="2019-05-22" calcext:value-type="date">
            <text:p>22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902606" calcext:value-type="float">
            <text:p>772110902606</text:p>
          </table:table-cell>
          <table:table-cell office:value-type="string" calcext:value-type="string">
            <text:p>PEREZ ESTRELLA JOSE SOCORRO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7-2</text:p>
          </table:table-cell>
          <table:table-cell office:value-type="date" office:date-value="2019-05-22" calcext:value-type="date">
            <text:p>22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2110902606" calcext:value-type="float">
            <text:p>772110902606</text:p>
          </table:table-cell>
          <table:table-cell office:value-type="string" calcext:value-type="string">
            <text:p>PEREZ ESTRELLA JOSE SOCORRO</text:p>
          </table:table-cell>
          <table:table-cell office:value-type="string" calcext:value-type="string">
            <text:p>DRS</text:p>
          </table:table-cell>
          <table:table-cell/>
        </table:table-row>
        <table:table-row table:style-name="ro1">
          <table:table-cell office:value-type="string" calcext:value-type="string">
            <text:p>YU000838-1</text:p>
          </table:table-cell>
          <table:table-cell office:value-type="date" office:date-value="2019-05-23" calcext:value-type="date">
            <text:p>2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201306" calcext:value-type="float">
            <text:p>777141201306</text:p>
          </table:table-cell>
          <table:table-cell office:value-type="string" calcext:value-type="string">
            <text:p>ALBORNOZ DIAZ DALIA FABIOL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9-1</text:p>
          </table:table-cell>
          <table:table-cell office:value-type="date" office:date-value="2019-05-23" calcext:value-type="date">
            <text:p>2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21100224" calcext:value-type="float">
            <text:p>772921100224</text:p>
          </table:table-cell>
          <table:table-cell office:value-type="string" calcext:value-type="string">
            <text:p>DIAZ SANCHEZ KARLA GUADALUP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0-1</text:p>
          </table:table-cell>
          <table:table-cell office:value-type="date" office:date-value="2019-05-23" calcext:value-type="date">
            <text:p>23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950900981" calcext:value-type="float">
            <text:p>775950900981</text:p>
          </table:table-cell>
          <table:table-cell office:value-type="string" calcext:value-type="string">
            <text:p>POOT CAMPOS LUI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4-2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1040303801" calcext:value-type="float">
            <text:p>771040303801</text:p>
          </table:table-cell>
          <table:table-cell office:value-type="string" calcext:value-type="string">
            <text:p>MARIN ALVAREZ JOSE TRINIDAD</text:p>
          </table:table-cell>
          <table:table-cell office:value-type="string" calcext:value-type="string">
            <text:p>GROS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YU000845-1</text:p>
          </table:table-cell>
          <table:table-cell office:value-type="date" office:date-value="2019-05-24" calcext:value-type="date">
            <text:p>2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00957951" calcext:value-type="float">
            <text:p>775000957951</text:p>
          </table:table-cell>
          <table:table-cell office:value-type="string" calcext:value-type="string">
            <text:p>LOPEZ CAMPOMANES PEDR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6-1</text:p>
          </table:table-cell>
          <table:table-cell office:value-type="date" office:date-value="2019-05-24" calcext:value-type="date">
            <text:p>2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5970900731" calcext:value-type="float">
            <text:p>775970900731</text:p>
          </table:table-cell>
          <table:table-cell office:value-type="string" calcext:value-type="string">
            <text:p>PISTE AGUILAR CAMIL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7-1</text:p>
          </table:table-cell>
          <table:table-cell office:value-type="date" office:date-value="2019-05-24" calcext:value-type="date">
            <text:p>2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6100706332" calcext:value-type="float">
            <text:p>776100706332</text:p>
          </table:table-cell>
          <table:table-cell office:value-type="string" calcext:value-type="string">
            <text:p>LOPEZ LANDEROS SOBEID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8-2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4941101271" calcext:value-type="float">
            <text:p>774941101271</text:p>
          </table:table-cell>
          <table:table-cell office:value-type="string" calcext:value-type="string">
            <text:p>ROSADO MENDEZ FRANCISCO JESUS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50-1</text:p>
          </table:table-cell>
          <table:table-cell office:value-type="date" office:date-value="2019-05-24" calcext:value-type="date">
            <text:p>2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401421" calcext:value-type="float">
            <text:p>774960401421</text:p>
          </table:table-cell>
          <table:table-cell office:value-type="string" calcext:value-type="string">
            <text:p>JULIO DURAN BALAM.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2-1</text:p>
          </table:table-cell>
          <table:table-cell office:value-type="date" office:date-value="2019-05-24" calcext:value-type="date">
            <text:p>2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20100334" calcext:value-type="float">
            <text:p>778920100334</text:p>
          </table:table-cell>
          <table:table-cell office:value-type="string" calcext:value-type="string">
            <text:p>GABRIEL GONZALEZ ALVARA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3-1</text:p>
          </table:table-cell>
          <table:table-cell office:value-type="date" office:date-value="2019-05-24" calcext:value-type="date">
            <text:p>24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71000288" calcext:value-type="float">
            <text:p>778971000288</text:p>
          </table:table-cell>
          <table:table-cell office:value-type="string" calcext:value-type="string">
            <text:p>SILVIO A CAAMAL CHAL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4-1</text:p>
          </table:table-cell>
          <table:table-cell office:value-type="date" office:date-value="2019-05-27" calcext:value-type="date">
            <text:p>27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10204432" calcext:value-type="float">
            <text:p>774010204432</text:p>
          </table:table-cell>
          <table:table-cell office:value-type="string" calcext:value-type="string">
            <text:p>MA LETICIA MARTINEZ ARGUELLE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6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60300183" calcext:value-type="float">
            <text:p>775960300183</text:p>
          </table:table-cell>
          <table:table-cell office:value-type="string" calcext:value-type="string">
            <text:p>DEYSI SANTIAGO DE TINTOR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7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130402461" calcext:value-type="float">
            <text:p>770130402461</text:p>
          </table:table-cell>
          <table:table-cell office:value-type="string" calcext:value-type="string">
            <text:p>COLLI CANUL ROCIO DEL CARM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8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80700521" calcext:value-type="float">
            <text:p>778080700521</text:p>
          </table:table-cell>
          <table:table-cell office:value-type="string" calcext:value-type="string">
            <text:p>TUN CANUL TEREZITA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9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940800197" calcext:value-type="float">
            <text:p>778940800197</text:p>
          </table:table-cell>
          <table:table-cell office:value-type="string" calcext:value-type="string">
            <text:p>JOSE ALBERTO KU CANUL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0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21200272" calcext:value-type="float">
            <text:p>778021200272</text:p>
          </table:table-cell>
          <table:table-cell office:value-type="string" calcext:value-type="string">
            <text:p>CARLOS E TUN POLANC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1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150200831" calcext:value-type="float">
            <text:p>778150200831</text:p>
          </table:table-cell>
          <table:table-cell office:value-type="string" calcext:value-type="string">
            <text:p>CAAMAL KOH LEONARDO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2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00358954" calcext:value-type="float">
            <text:p>774000358954</text:p>
          </table:table-cell>
          <table:table-cell office:value-type="string" calcext:value-type="string">
            <text:p>UICAB GONGORA CARLOS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3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81100469" calcext:value-type="float">
            <text:p>778981100469</text:p>
          </table:table-cell>
          <table:table-cell office:value-type="string" calcext:value-type="string">
            <text:p>CARLOS JOSE XOOL CHAL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4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80105396" calcext:value-type="float">
            <text:p>776080105396</text:p>
          </table:table-cell>
          <table:table-cell office:value-type="string" calcext:value-type="string">
            <text:p>MOSQUEDA ESPITA GASPAR ALONS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5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5030802405" calcext:value-type="float">
            <text:p>775030802405</text:p>
          </table:table-cell>
          <table:table-cell office:value-type="string" calcext:value-type="string">
            <text:p>VICTOR JUAN DE LA ROS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6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20400824" calcext:value-type="float">
            <text:p>773920400824</text:p>
          </table:table-cell>
          <table:table-cell office:value-type="string" calcext:value-type="string">
            <text:p>HERMENEGILDO CANUL XOO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67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5040200870" calcext:value-type="float">
            <text:p>775040200870</text:p>
          </table:table-cell>
          <table:table-cell office:value-type="string" calcext:value-type="string">
            <text:p>ROSALES CETINA YASM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8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6160403398" calcext:value-type="float">
            <text:p>776160403398</text:p>
          </table:table-cell>
          <table:table-cell office:value-type="string" calcext:value-type="string">
            <text:p>ALPUCHE BUENFIL JORGE FRANCISC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9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30402165" calcext:value-type="float">
            <text:p>772030402165</text:p>
          </table:table-cell>
          <table:table-cell office:value-type="string" calcext:value-type="string">
            <text:p>DUARTE BONILLA NANCY MARISO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0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5050701087" calcext:value-type="float">
            <text:p>775050701087</text:p>
          </table:table-cell>
          <table:table-cell office:value-type="string" calcext:value-type="string">
            <text:p>MORALES OSALDE MARIAN GPE.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1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1920400988" calcext:value-type="float">
            <text:p>771920400988</text:p>
          </table:table-cell>
          <table:table-cell office:value-type="string" calcext:value-type="string">
            <text:p>OSALDE ALCOCER JOSE LUI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872-1</text:p>
          </table:table-cell>
          <table:table-cell office:value-type="date" office:date-value="2019-05-28" calcext:value-type="date">
            <text:p>28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90101180" calcext:value-type="float">
            <text:p>775090101180</text:p>
          </table:table-cell>
          <table:table-cell office:value-type="string" calcext:value-type="string">
            <text:p>SALAS PEREZ JORG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3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00504935" calcext:value-type="float">
            <text:p>773100504935</text:p>
          </table:table-cell>
          <table:table-cell office:value-type="string" calcext:value-type="string">
            <text:p>RODRIGUEZ POOT JORGE LUI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4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EX</text:p>
          </table:table-cell>
          <table:table-cell office:value-type="float" office:value="772130902831" calcext:value-type="float">
            <text:p>772130902831</text:p>
          </table:table-cell>
          <table:table-cell office:value-type="string" calcext:value-type="string">
            <text:p>MAY SOSA GUADALUPE MELQUIADE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5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41003081" calcext:value-type="float">
            <text:p>772141003081</text:p>
          </table:table-cell>
          <table:table-cell office:value-type="string" calcext:value-type="string">
            <text:p>PECH TUN MIGUEL MARIAN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76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30400608" calcext:value-type="float">
            <text:p>774930400608</text:p>
          </table:table-cell>
          <table:table-cell office:value-type="string" calcext:value-type="string">
            <text:p>MATILDE CANU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7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30200790" calcext:value-type="float">
            <text:p>774930200790</text:p>
          </table:table-cell>
          <table:table-cell office:value-type="string" calcext:value-type="string">
            <text:p>ELSY NOEMI CERVERA UICAB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8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0980100014" calcext:value-type="float">
            <text:p>770980100014</text:p>
          </table:table-cell>
          <table:table-cell office:value-type="string" calcext:value-type="string">
            <text:p>MARBELLA E REYES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0879-1</text:p>
          </table:table-cell>
          <table:table-cell office:value-type="date" office:date-value="2019-05-29" calcext:value-type="date">
            <text:p>29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990201591" calcext:value-type="float">
            <text:p>774990201591</text:p>
          </table:table-cell>
          <table:table-cell office:value-type="string" calcext:value-type="string">
            <text:p>MARIO MAY SANSORE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80-1</text:p>
          </table:table-cell>
          <table:table-cell office:value-type="date" office:date-value="2019-05-30" calcext:value-type="date">
            <text:p>30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1551" calcext:value-type="float">
            <text:p>774941001551</text:p>
          </table:table-cell>
          <table:table-cell office:value-type="string" calcext:value-type="string">
            <text:p>GLADYS GUILLERMO NAHUAT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2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1100601" calcext:value-type="float">
            <text:p>772111100601</text:p>
          </table:table-cell>
          <table:table-cell office:value-type="string" calcext:value-type="string">
            <text:p>MAY MAY NESTOR GIMEL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83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31202473" calcext:value-type="float">
            <text:p>773131202473</text:p>
          </table:table-cell>
          <table:table-cell office:value-type="string" calcext:value-type="string">
            <text:p>BASTO BASTARRACHEA MIGUEL A.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4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10802391" calcext:value-type="float">
            <text:p>770110802391</text:p>
          </table:table-cell>
          <table:table-cell office:value-type="string" calcext:value-type="string">
            <text:p>POOT HAU SINTIA DEL CARME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85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130302781" calcext:value-type="float">
            <text:p>774130302781</text:p>
          </table:table-cell>
          <table:table-cell office:value-type="string" calcext:value-type="string">
            <text:p>MENDOZA AGUIRRE MICHE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6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91200591" calcext:value-type="float">
            <text:p>772791200591</text:p>
          </table:table-cell>
          <table:table-cell office:value-type="string" calcext:value-type="string">
            <text:p>ALFONSO MEZQUIT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7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60401859" calcext:value-type="float">
            <text:p>776160401859</text:p>
          </table:table-cell>
          <table:table-cell office:value-type="string" calcext:value-type="string">
            <text:p>CORAL ORTIZ GUADALUPE CONCEPCI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9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80805090" calcext:value-type="float">
            <text:p>771980805090</text:p>
          </table:table-cell>
          <table:table-cell office:value-type="string" calcext:value-type="string">
            <text:p>WILBERTH GARCIA CHABL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0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7160100596" calcext:value-type="float">
            <text:p>777160100596</text:p>
          </table:table-cell>
          <table:table-cell office:value-type="string" calcext:value-type="string">
            <text:p>POOL CHAN MAURO ANTON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1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50401800" calcext:value-type="float">
            <text:p>774050401800</text:p>
          </table:table-cell>
          <table:table-cell office:value-type="string" calcext:value-type="string">
            <text:p>CUEVAS CHAN SAHARA MA DEL 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2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50400154" calcext:value-type="float">
            <text:p>773150400154</text:p>
          </table:table-cell>
          <table:table-cell office:value-type="string" calcext:value-type="string">
            <text:p>PEREZ LOPEZ JOSE GUADALUP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3-1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090701927" calcext:value-type="float">
            <text:p>772090701927</text:p>
          </table:table-cell>
          <table:table-cell office:value-type="string" calcext:value-type="string">
            <text:p>SIERRA FUENTES ARTUR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4-1</text:p>
          </table:table-cell>
          <table:table-cell office:value-type="date" office:date-value="2019-06-01" calcext:value-type="date">
            <text:p>0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1200030" calcext:value-type="float">
            <text:p>772061200030</text:p>
          </table:table-cell>
          <table:table-cell office:value-type="string" calcext:value-type="string">
            <text:p>MARTINEZ ALCOCER MANU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5-1</text:p>
          </table:table-cell>
          <table:table-cell office:value-type="date" office:date-value="2019-06-01" calcext:value-type="date">
            <text:p>0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00700313" calcext:value-type="float">
            <text:p>774900700313</text:p>
          </table:table-cell>
          <table:table-cell office:value-type="string" calcext:value-type="string">
            <text:p>CARRILLO RUBEN ERNEST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6-1</text:p>
          </table:table-cell>
          <table:table-cell office:value-type="date" office:date-value="2019-06-03" calcext:value-type="date">
            <text:p>0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31103466" calcext:value-type="float">
            <text:p>776131103466</text:p>
          </table:table-cell>
          <table:table-cell office:value-type="string" calcext:value-type="string">
            <text:p>ARANDA NOVELO OSCAR MANUE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7-1</text:p>
          </table:table-cell>
          <table:table-cell office:value-type="date" office:date-value="2019-06-03" calcext:value-type="date">
            <text:p>0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0900049" calcext:value-type="float">
            <text:p>773110900049</text:p>
          </table:table-cell>
          <table:table-cell office:value-type="string" calcext:value-type="string">
            <text:p>MALDONADO CARDENAS MARIA LUIS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8-1</text:p>
          </table:table-cell>
          <table:table-cell office:value-type="date" office:date-value="2019-06-03" calcext:value-type="date">
            <text:p>0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70200699" calcext:value-type="float">
            <text:p>773970200699</text:p>
          </table:table-cell>
          <table:table-cell office:value-type="string" calcext:value-type="string">
            <text:p>TUN LORENZO DAVID GAMALI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99-1</text:p>
          </table:table-cell>
          <table:table-cell office:value-type="date" office:date-value="2019-06-03" calcext:value-type="date">
            <text:p>0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40900503" calcext:value-type="float">
            <text:p>774140900503</text:p>
          </table:table-cell>
          <table:table-cell office:value-type="string" calcext:value-type="string">
            <text:p>BAAS UCAN DARWIN JESU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0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080508106" calcext:value-type="float">
            <text:p>773080508106</text:p>
          </table:table-cell>
          <table:table-cell office:value-type="string" calcext:value-type="string">
            <text:p>PENA GONZALEZ MIRLEY ISABE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01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70302682" calcext:value-type="float">
            <text:p>773070302682</text:p>
          </table:table-cell>
          <table:table-cell office:value-type="string" calcext:value-type="string">
            <text:p>ROSADO MENA BLANCA ROS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2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7121101551" calcext:value-type="float">
            <text:p>777121101551</text:p>
          </table:table-cell>
          <table:table-cell office:value-type="string" calcext:value-type="string">
            <text:p>BRICENO TUN MANUEL DE ATOCH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3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991101571" calcext:value-type="float">
            <text:p>772991101571</text:p>
          </table:table-cell>
          <table:table-cell office:value-type="string" calcext:value-type="string">
            <text:p>DORACELY FLORES DE LA CRUZ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4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41100568" calcext:value-type="float">
            <text:p>772841100568</text:p>
          </table:table-cell>
          <table:table-cell office:value-type="string" calcext:value-type="string">
            <text:p>CAN ARANA JOSE ELISE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5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1140101822" calcext:value-type="float">
            <text:p>771140101822</text:p>
          </table:table-cell>
          <table:table-cell office:value-type="string" calcext:value-type="string">
            <text:p>GOMEZ ANGULO JOHANA CAROLIN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06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60403762" calcext:value-type="float">
            <text:p>776160403762</text:p>
          </table:table-cell>
          <table:table-cell office:value-type="string" calcext:value-type="string">
            <text:p>BRICENO GONGORA KARLA DIANET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07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01057419" calcext:value-type="float">
            <text:p>774001057419</text:p>
          </table:table-cell>
          <table:table-cell office:value-type="string" calcext:value-type="string">
            <text:p>RUBIO KU JOSE IGNAC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8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090802029" calcext:value-type="float">
            <text:p>773090802029</text:p>
          </table:table-cell>
          <table:table-cell office:value-type="string" calcext:value-type="string">
            <text:p>ALCOCER PACHECO MARIA 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09-1</text:p>
          </table:table-cell>
          <table:table-cell office:value-type="date" office:date-value="2019-06-04" calcext:value-type="date">
            <text:p>0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961001337" calcext:value-type="float">
            <text:p>774961001337</text:p>
          </table:table-cell>
          <table:table-cell office:value-type="string" calcext:value-type="string">
            <text:p>ANA MARIA AVILA GALL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0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10703811" calcext:value-type="float">
            <text:p>776110703811</text:p>
          </table:table-cell>
          <table:table-cell office:value-type="string" calcext:value-type="string">
            <text:p>MAGANA MATA BLANCA LAURA .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1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1101638" calcext:value-type="float">
            <text:p>774991101638</text:p>
          </table:table-cell>
          <table:table-cell office:value-type="string" calcext:value-type="string">
            <text:p>UC CHAN FRANCISCO 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2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1081003331" calcext:value-type="float">
            <text:p>771081003331</text:p>
          </table:table-cell>
          <table:table-cell office:value-type="string" calcext:value-type="string">
            <text:p>SOLIS LEON JOHANA BEATRIZ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0913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81100875" calcext:value-type="float">
            <text:p>774081100875</text:p>
          </table:table-cell>
          <table:table-cell office:value-type="string" calcext:value-type="string">
            <text:p>FARFAN BAEZA RENAN HIRAM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4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261012" calcext:value-type="float">
            <text:p>774000261012</text:p>
          </table:table-cell>
          <table:table-cell office:value-type="string" calcext:value-type="string">
            <text:p>CAN PECH JUAN BAUTIST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5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90400855" calcext:value-type="float">
            <text:p>774890400855</text:p>
          </table:table-cell>
          <table:table-cell office:value-type="string" calcext:value-type="string">
            <text:p>ROJAS ESCARRAGA PABLO ANTON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6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50200235" calcext:value-type="float">
            <text:p>774050200235</text:p>
          </table:table-cell>
          <table:table-cell office:value-type="string" calcext:value-type="string">
            <text:p>MACOSAY ORTIZ ELMER JOS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7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60403626" calcext:value-type="float">
            <text:p>773060403626</text:p>
          </table:table-cell>
          <table:table-cell office:value-type="string" calcext:value-type="string">
            <text:p>CANCHE EK MARIA CRISTIN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8-1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80502244" calcext:value-type="float">
            <text:p>774080502244</text:p>
          </table:table-cell>
          <table:table-cell office:value-type="string" calcext:value-type="string">
            <text:p>SANTIAGO BAUTISTA ISSA DEL 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9-1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557434" calcext:value-type="float">
            <text:p>774000557434</text:p>
          </table:table-cell>
          <table:table-cell office:value-type="string" calcext:value-type="string">
            <text:p>RENE ALBERTO MAY CHAN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0-1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30800232" calcext:value-type="float">
            <text:p>771930800232</text:p>
          </table:table-cell>
          <table:table-cell office:value-type="string" calcext:value-type="string">
            <text:p>DELGADO SOLIS MARIA AUROR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1-1</text:p>
          </table:table-cell>
          <table:table-cell office:value-type="date" office:date-value="2019-06-06" calcext:value-type="date">
            <text:p>0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504145" calcext:value-type="float">
            <text:p>773070504145</text:p>
          </table:table-cell>
          <table:table-cell office:value-type="string" calcext:value-type="string">
            <text:p>CARRILLO AMAYA OLGA BEATRIZ DE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2-1</text:p>
          </table:table-cell>
          <table:table-cell office:value-type="date" office:date-value="2019-06-07" calcext:value-type="date">
            <text:p>0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21102198" calcext:value-type="float">
            <text:p>773021102198</text:p>
          </table:table-cell>
          <table:table-cell office:value-type="string" calcext:value-type="string">
            <text:p>MARTIN CAUICH JORGE CANDELARI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3-1</text:p>
          </table:table-cell>
          <table:table-cell office:value-type="date" office:date-value="2019-06-07" calcext:value-type="date">
            <text:p>0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7141103134" calcext:value-type="float">
            <text:p>777141103134</text:p>
          </table:table-cell>
          <table:table-cell office:value-type="string" calcext:value-type="string">
            <text:p>ORTIZ CAMPOS EDWIN DE JESU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24-1</text:p>
          </table:table-cell>
          <table:table-cell office:value-type="date" office:date-value="2019-06-07" calcext:value-type="date">
            <text:p>0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50300805" calcext:value-type="float">
            <text:p>777150300805</text:p>
          </table:table-cell>
          <table:table-cell office:value-type="string" calcext:value-type="string">
            <text:p>JIMENEZ BASTO MARIO ROLD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6-1</text:p>
          </table:table-cell>
          <table:table-cell office:value-type="date" office:date-value="2019-06-07" calcext:value-type="date">
            <text:p>0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802008" calcext:value-type="float">
            <text:p>774040802008</text:p>
          </table:table-cell>
          <table:table-cell office:value-type="string" calcext:value-type="string">
            <text:p>BENITEZ GARCIA YESICA ARIAN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7-1</text:p>
          </table:table-cell>
          <table:table-cell office:value-type="date" office:date-value="2019-06-08" calcext:value-type="date">
            <text:p>0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11103028" calcext:value-type="float">
            <text:p>774011103028</text:p>
          </table:table-cell>
          <table:table-cell office:value-type="string" calcext:value-type="string">
            <text:p>HERRERA POLANCO DANIEL ALFRED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8-1</text:p>
          </table:table-cell>
          <table:table-cell office:value-type="date" office:date-value="2019-06-08" calcext:value-type="date">
            <text:p>0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00801608" calcext:value-type="float">
            <text:p>774900801608</text:p>
          </table:table-cell>
          <table:table-cell office:value-type="string" calcext:value-type="string">
            <text:p>CENTENO COCOM ANGELICA MARI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9-1</text:p>
          </table:table-cell>
          <table:table-cell office:value-type="date" office:date-value="2019-06-08" calcext:value-type="date">
            <text:p>0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20801213" calcext:value-type="float">
            <text:p>774920801213</text:p>
          </table:table-cell>
          <table:table-cell office:value-type="string" calcext:value-type="string">
            <text:p>RAMIREZ SANCHEZ SILVIA MARI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30-1</text:p>
          </table:table-cell>
          <table:table-cell office:value-type="date" office:date-value="2019-06-11" calcext:value-type="date">
            <text:p>1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10301159" calcext:value-type="float">
            <text:p>777110301159</text:p>
          </table:table-cell>
          <table:table-cell office:value-type="string" calcext:value-type="string">
            <text:p>LEON CUXIN IMELDA YOLAND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31-1</text:p>
          </table:table-cell>
          <table:table-cell office:value-type="date" office:date-value="2019-06-11" calcext:value-type="date">
            <text:p>11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1970705267" calcext:value-type="float">
            <text:p>771970705267</text:p>
          </table:table-cell>
          <table:table-cell office:value-type="string" calcext:value-type="string">
            <text:p>ELENA CRUZ ORDAZ</text:p>
          </table:table-cell>
          <table:table-cell office:value-type="string" calcext:value-type="string">
            <text:p>GROSS</text:p>
          </table:table-cell>
          <table:table-cell table:style-name="ce33" office:value-type="currency" office:currency="MXN" office:value="11418" calcext:value-type="currency">
            <text:p>$11,418.00</text:p>
          </table:table-cell>
        </table:table-row>
        <table:table-row table:style-name="ro1">
          <table:table-cell office:value-type="string" calcext:value-type="string">
            <text:p>YU000932-1</text:p>
          </table:table-cell>
          <table:table-cell office:value-type="date" office:date-value="2019-06-12" calcext:value-type="date">
            <text:p>12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980801446" calcext:value-type="float">
            <text:p>770980801446</text:p>
          </table:table-cell>
          <table:table-cell office:value-type="string" calcext:value-type="string">
            <text:p>CHARLES ACOSTA JOSE ALVAR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3-1</text:p>
          </table:table-cell>
          <table:table-cell office:value-type="date" office:date-value="2019-06-12" calcext:value-type="date">
            <text:p>12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11001652" calcext:value-type="float">
            <text:p>773011001652</text:p>
          </table:table-cell>
          <table:table-cell office:value-type="string" calcext:value-type="string">
            <text:p>QUETZAL HOIL JOSE ARSENI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34-1</text:p>
          </table:table-cell>
          <table:table-cell office:value-type="date" office:date-value="2019-06-12" calcext:value-type="date">
            <text:p>12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800202704" calcext:value-type="float">
            <text:p>772800202704</text:p>
          </table:table-cell>
          <table:table-cell office:value-type="string" calcext:value-type="string">
            <text:p>GONZALEZ VILLORIA JOSE ROSENDO</text:p>
          </table:table-cell>
          <table:table-cell office:value-type="string" calcext:value-type="string">
            <text:p>GROS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935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4151200325" calcext:value-type="float">
            <text:p>774151200325</text:p>
          </table:table-cell>
          <table:table-cell office:value-type="string" calcext:value-type="string">
            <text:p>NOH QUINONES ROBERTO MANUEL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0936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30200093" calcext:value-type="float">
            <text:p>774030200093</text:p>
          </table:table-cell>
          <table:table-cell office:value-type="string" calcext:value-type="string">
            <text:p>KU CHI JUAN EUGE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7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58096" calcext:value-type="float">
            <text:p>774000458096</text:p>
          </table:table-cell>
          <table:table-cell office:value-type="string" calcext:value-type="string">
            <text:p>COCOM JUAN ANDRE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8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1001807" calcext:value-type="float">
            <text:p>774971001807</text:p>
          </table:table-cell>
          <table:table-cell office:value-type="string" calcext:value-type="string">
            <text:p>SALAZAR CRUZ RAMON FELIP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9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701534" calcext:value-type="float">
            <text:p>777140701534</text:p>
          </table:table-cell>
          <table:table-cell office:value-type="string" calcext:value-type="string">
            <text:p>CARLOS MARIO ARIAS BADA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0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71203722" calcext:value-type="float">
            <text:p>774071203722</text:p>
          </table:table-cell>
          <table:table-cell office:value-type="string" calcext:value-type="string">
            <text:p>MONTERO PAREDES WENDY GUADALUP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1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00800722" calcext:value-type="float">
            <text:p>778100800722</text:p>
          </table:table-cell>
          <table:table-cell office:value-type="string" calcext:value-type="string">
            <text:p>UC CHI MARIA DE LOURDES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2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50800068" calcext:value-type="float">
            <text:p>778050800068</text:p>
          </table:table-cell>
          <table:table-cell office:value-type="string" calcext:value-type="string">
            <text:p>GILBERTO SEGURA ARJON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3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70300568" calcext:value-type="float">
            <text:p>778070300568</text:p>
          </table:table-cell>
          <table:table-cell office:value-type="string" calcext:value-type="string">
            <text:p>TUN SEGURA SOF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4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860900182" calcext:value-type="float">
            <text:p>778860900182</text:p>
          </table:table-cell>
          <table:table-cell office:value-type="string" calcext:value-type="string">
            <text:p>RICARDO CHAN ARJON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5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70100160" calcext:value-type="float">
            <text:p>778070100160</text:p>
          </table:table-cell>
          <table:table-cell office:value-type="string" calcext:value-type="string">
            <text:p>CANCHE UC ZOILA DE LA FLOR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6-1</text:p>
          </table:table-cell>
          <table:table-cell office:value-type="date" office:date-value="2019-06-13" calcext:value-type="date">
            <text:p>13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830601006" calcext:value-type="float">
            <text:p>773830601006</text:p>
          </table:table-cell>
          <table:table-cell office:value-type="string" calcext:value-type="string">
            <text:p>MANZANILLA C. FELIPE DE J.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7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050102792" calcext:value-type="float">
            <text:p>773050102792</text:p>
          </table:table-cell>
          <table:table-cell office:value-type="string" calcext:value-type="string">
            <text:p>TZAB CANUL NICOLA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48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7141004713" calcext:value-type="float">
            <text:p>777141004713</text:p>
          </table:table-cell>
          <table:table-cell office:value-type="string" calcext:value-type="string">
            <text:p>BANDA MOSQUEDA JUANA DEL CARM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9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130704122" calcext:value-type="float">
            <text:p>773130704122</text:p>
          </table:table-cell>
          <table:table-cell office:value-type="string" calcext:value-type="string">
            <text:p>ESTRELLA BAAS ANGHELI CARELI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0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961101781" calcext:value-type="float">
            <text:p>774961101781</text:p>
          </table:table-cell>
          <table:table-cell office:value-type="string" calcext:value-type="string">
            <text:p>JOSE A GARCIA VADILL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1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140803041" calcext:value-type="float">
            <text:p>775140803041</text:p>
          </table:table-cell>
          <table:table-cell office:value-type="string" calcext:value-type="string">
            <text:p>GARCIA LUNA BREND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2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4000256469" calcext:value-type="float">
            <text:p>774000256469</text:p>
          </table:table-cell>
          <table:table-cell office:value-type="string" calcext:value-type="string">
            <text:p>PAMPLONA GONZALEZ TERESA DE J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0953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040601429" calcext:value-type="float">
            <text:p>771040601429</text:p>
          </table:table-cell>
          <table:table-cell office:value-type="string" calcext:value-type="string">
            <text:p>CHEL UCAN GABRIELA DEL ROCI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4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140402594" calcext:value-type="float">
            <text:p>772140402594</text:p>
          </table:table-cell>
          <table:table-cell office:value-type="string" calcext:value-type="string">
            <text:p>PIMENTEL HAU MARIA DE LA PAZ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5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61106646" calcext:value-type="float">
            <text:p>774861106646</text:p>
          </table:table-cell>
          <table:table-cell office:value-type="string" calcext:value-type="string">
            <text:p>ANCONA CONTRERAS FC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6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50302135" calcext:value-type="float">
            <text:p>774050302135</text:p>
          </table:table-cell>
          <table:table-cell office:value-type="string" calcext:value-type="string">
            <text:p>NOVELO ORTIZ MARIA DEL PILAR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7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31203254" calcext:value-type="float">
            <text:p>771931203254</text:p>
          </table:table-cell>
          <table:table-cell office:value-type="string" calcext:value-type="string">
            <text:p>HERBE SALAZAR CHAN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8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870800307" calcext:value-type="float">
            <text:p>772870800307</text:p>
          </table:table-cell>
          <table:table-cell office:value-type="string" calcext:value-type="string">
            <text:p>PEREZ RUIZ ENRIQUE ANTONI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9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840800783" calcext:value-type="float">
            <text:p>773840800783</text:p>
          </table:table-cell>
          <table:table-cell office:value-type="string" calcext:value-type="string">
            <text:p>PAULA CEBALLOS SANCHEZ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0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870300722" calcext:value-type="float">
            <text:p>774870300722</text:p>
          </table:table-cell>
          <table:table-cell office:value-type="string" calcext:value-type="string">
            <text:p>SUAREZ GOMEZ CARLO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61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EX</text:p>
          </table:table-cell>
          <table:table-cell office:value-type="float" office:value="774990501241" calcext:value-type="float">
            <text:p>774990501241</text:p>
          </table:table-cell>
          <table:table-cell office:value-type="string" calcext:value-type="string">
            <text:p>REJON CASTELLANOS CAME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62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1951201860" calcext:value-type="float">
            <text:p>771951201860</text:p>
          </table:table-cell>
          <table:table-cell office:value-type="string" calcext:value-type="string">
            <text:p>BETTY BRICENO CONTRERA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3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21101658" calcext:value-type="float">
            <text:p>777121101658</text:p>
          </table:table-cell>
          <table:table-cell office:value-type="string" calcext:value-type="string">
            <text:p>SANTOS CASTELLANOS ERNEST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4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141100336" calcext:value-type="float">
            <text:p>778141100336</text:p>
          </table:table-cell>
          <table:table-cell office:value-type="string" calcext:value-type="string">
            <text:p>EUAN RAVELL FRANCIS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5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160301417" calcext:value-type="float">
            <text:p>772160301417</text:p>
          </table:table-cell>
          <table:table-cell office:value-type="string" calcext:value-type="string">
            <text:p>CANUL MARTINEZ MARIA DE LOS D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6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810600093" calcext:value-type="float">
            <text:p>774810600093</text:p>
          </table:table-cell>
          <table:table-cell office:value-type="string" calcext:value-type="string">
            <text:p>CORONA CASELLAS MARIA CONCEPCI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7-1</text:p>
          </table:table-cell>
          <table:table-cell office:value-type="date" office:date-value="2019-06-14" calcext:value-type="date">
            <text:p>1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11102478" calcext:value-type="float">
            <text:p>777111102478</text:p>
          </table:table-cell>
          <table:table-cell office:value-type="string" calcext:value-type="string">
            <text:p>VAZQUEZ MENDEZ MATE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8-1</text:p>
          </table:table-cell>
          <table:table-cell office:value-type="date" office:date-value="2019-06-15" calcext:value-type="date">
            <text:p>1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0703336" calcext:value-type="float">
            <text:p>774970703336</text:p>
          </table:table-cell>
          <table:table-cell office:value-type="string" calcext:value-type="string">
            <text:p>BREESY DANIELA CAUICH <text:s/>M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9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31200611" calcext:value-type="float">
            <text:p>774931200611</text:p>
          </table:table-cell>
          <table:table-cell office:value-type="string" calcext:value-type="string">
            <text:p>LUIS JESUS HERRERA ALCOCER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0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1020605363" calcext:value-type="float">
            <text:p>771020605363</text:p>
          </table:table-cell>
          <table:table-cell office:value-type="string" calcext:value-type="string">
            <text:p>MA. ASUNCION PUERTO RODRIGUEZ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1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990500445" calcext:value-type="float">
            <text:p>778990500445</text:p>
          </table:table-cell>
          <table:table-cell office:value-type="string" calcext:value-type="string">
            <text:p>CASIMIRO UC UC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72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90402977" calcext:value-type="float">
            <text:p>773090402977</text:p>
          </table:table-cell>
          <table:table-cell office:value-type="string" calcext:value-type="string">
            <text:p>PAT MOO WILBERT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3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10502518" calcext:value-type="float">
            <text:p>773010502518</text:p>
          </table:table-cell>
          <table:table-cell office:value-type="string" calcext:value-type="string">
            <text:p>MIGUEL ANGEL MANZANILLA VER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4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051100418" calcext:value-type="float">
            <text:p>778051100418</text:p>
          </table:table-cell>
          <table:table-cell office:value-type="string" calcext:value-type="string">
            <text:p>ISABEL SEGURA CHAN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0975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020504139" calcext:value-type="float">
            <text:p>775020504139</text:p>
          </table:table-cell>
          <table:table-cell office:value-type="string" calcext:value-type="string">
            <text:p>ALANIS RODRIGUEZ MARISOL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6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60901705" calcext:value-type="float">
            <text:p>775960901705</text:p>
          </table:table-cell>
          <table:table-cell office:value-type="string" calcext:value-type="string">
            <text:p>GUILLERMINA NAAL BAQUEDA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7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041002271" calcext:value-type="float">
            <text:p>773041002271</text:p>
          </table:table-cell>
          <table:table-cell office:value-type="string" calcext:value-type="string">
            <text:p>ANA E. MARTIN CAN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8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941201821" calcext:value-type="float">
            <text:p>773941201821</text:p>
          </table:table-cell>
          <table:table-cell office:value-type="string" calcext:value-type="string">
            <text:p>ALEJANDRO PASTRANA CORTEZ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9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961101927" calcext:value-type="float">
            <text:p>774961101927</text:p>
          </table:table-cell>
          <table:table-cell office:value-type="string" calcext:value-type="string">
            <text:p>TOMAS R CAUICH COB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0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040300750" calcext:value-type="float">
            <text:p>778040300750</text:p>
          </table:table-cell>
          <table:table-cell office:value-type="string" calcext:value-type="string">
            <text:p>JOSE FRANCISCO TUN PECH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0981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0080900503" calcext:value-type="float">
            <text:p>770080900503</text:p>
          </table:table-cell>
          <table:table-cell office:value-type="string" calcext:value-type="string">
            <text:p>GONZALEZ MARIN MARIBEL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82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980905551" calcext:value-type="float">
            <text:p>773980905551</text:p>
          </table:table-cell>
          <table:table-cell office:value-type="string" calcext:value-type="string">
            <text:p>ARISTEO HOIL DIAZ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83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850301602" calcext:value-type="float">
            <text:p>773850301602</text:p>
          </table:table-cell>
          <table:table-cell office:value-type="string" calcext:value-type="string">
            <text:p>VIDAL MEX MAY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84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11002900" calcext:value-type="float">
            <text:p>773011002900</text:p>
          </table:table-cell>
          <table:table-cell office:value-type="string" calcext:value-type="string">
            <text:p>MARTEL REJON ALICIA CAROLIN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5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80800763" calcext:value-type="float">
            <text:p>774980800763</text:p>
          </table:table-cell>
          <table:table-cell office:value-type="string" calcext:value-type="string">
            <text:p>SILVIA SALDANA SANTAMAR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6-1</text:p>
          </table:table-cell>
          <table:table-cell office:value-type="date" office:date-value="2019-06-17" calcext:value-type="date">
            <text:p>17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PO</text:p>
          </table:table-cell>
          <table:table-cell office:value-type="float" office:value="770960800877" calcext:value-type="float">
            <text:p>770960800877</text:p>
          </table:table-cell>
          <table:table-cell office:value-type="string" calcext:value-type="string">
            <text:p>CEBALLOS HUERTA JULIO E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0987-1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51102542" calcext:value-type="float">
            <text:p>774951102542</text:p>
          </table:table-cell>
          <table:table-cell office:value-type="string" calcext:value-type="string">
            <text:p>MANUEL I PINZON FRANC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8-1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90305287" calcext:value-type="float">
            <text:p>775990305287</text:p>
          </table:table-cell>
          <table:table-cell office:value-type="string" calcext:value-type="string">
            <text:p>DELFA N SIERRA F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9-1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9131002049" calcext:value-type="float">
            <text:p>779131002049</text:p>
          </table:table-cell>
          <table:table-cell office:value-type="string" calcext:value-type="string">
            <text:p>CRUZ CALDERON JOSE AVELIN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90-1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40505551" calcext:value-type="float">
            <text:p>774040505551</text:p>
          </table:table-cell>
          <table:table-cell office:value-type="string" calcext:value-type="string">
            <text:p>QUETZ CHI RAMON ADIEL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91-1</text:p>
          </table:table-cell>
          <table:table-cell office:value-type="date" office:date-value="2019-06-18" calcext:value-type="date">
            <text:p>1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90601466" calcext:value-type="float">
            <text:p>770090601466</text:p>
          </table:table-cell>
          <table:table-cell office:value-type="string" calcext:value-type="string">
            <text:p>PEREZ KITUC MARCO ANTONI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92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151100466" calcext:value-type="float">
            <text:p>778151100466</text:p>
          </table:table-cell>
          <table:table-cell office:value-type="string" calcext:value-type="string">
            <text:p>VILLALOBOS CIME ANGEL FEDERI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93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750609095" calcext:value-type="float">
            <text:p>777750609095</text:p>
          </table:table-cell>
          <table:table-cell office:value-type="string" calcext:value-type="string">
            <text:p>CANUL UC HILARI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94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81003799" calcext:value-type="float">
            <text:p>774081003799</text:p>
          </table:table-cell>
          <table:table-cell office:value-type="string" calcext:value-type="string">
            <text:p>GONGORA FLORES JOSE ANGE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95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61202892" calcext:value-type="float">
            <text:p>774061202892</text:p>
          </table:table-cell>
          <table:table-cell office:value-type="string" calcext:value-type="string">
            <text:p>AKE YE PATRICIA ADRIA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96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4990203411" calcext:value-type="float">
            <text:p>774990203411</text:p>
          </table:table-cell>
          <table:table-cell office:value-type="string" calcext:value-type="string">
            <text:p>MORENO PECH JOSE DEL C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0997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861002085" calcext:value-type="float">
            <text:p>774861002085</text:p>
          </table:table-cell>
          <table:table-cell office:value-type="string" calcext:value-type="string">
            <text:p>JORGE MALDONAD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98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130500390" calcext:value-type="float">
            <text:p>773130500390</text:p>
          </table:table-cell>
          <table:table-cell office:value-type="string" calcext:value-type="string">
            <text:p>ARGAEZ MARIN VICTORIA ANAGALLI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99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080601521" calcext:value-type="float">
            <text:p>773080601521</text:p>
          </table:table-cell>
          <table:table-cell office:value-type="string" calcext:value-type="string">
            <text:p>PUCH UICAB MARCELIN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00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51102342" calcext:value-type="float">
            <text:p>774051102342</text:p>
          </table:table-cell>
          <table:table-cell office:value-type="string" calcext:value-type="string">
            <text:p>VELAZQUEZ DZUL WILBERTH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01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0051100093" calcext:value-type="float">
            <text:p>770051100093</text:p>
          </table:table-cell>
          <table:table-cell office:value-type="string" calcext:value-type="string">
            <text:p>MARTIN SEGURA JULIO ARMANDO</text:p>
          </table:table-cell>
          <table:table-cell office:value-type="string" calcext:value-type="string">
            <text:p>HOGARCIA</text:p>
          </table:table-cell>
          <table:table-cell/>
        </table:table-row>
        <table:table-row table:style-name="ro1">
          <table:table-cell office:value-type="string" calcext:value-type="string">
            <text:p>YU001001-2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051100093" calcext:value-type="float">
            <text:p>770051100093</text:p>
          </table:table-cell>
          <table:table-cell office:value-type="string" calcext:value-type="string">
            <text:p>MARTIN SEGURA JULIO ARMAND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02-1</text:p>
          </table:table-cell>
          <table:table-cell office:value-type="date" office:date-value="2019-06-19" calcext:value-type="date">
            <text:p>1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2091101648" calcext:value-type="float">
            <text:p>772091101648</text:p>
          </table:table-cell>
          <table:table-cell office:value-type="string" calcext:value-type="string">
            <text:p>MARTIN CHI PEDRO</text:p>
          </table:table-cell>
          <table:table-cell office:value-type="string" calcext:value-type="string">
            <text:p>RODEKA</text:p>
          </table:table-cell>
          <table:table-cell/>
        </table:table-row>
        <table:table-row table:style-name="ro1">
          <table:table-cell office:value-type="string" calcext:value-type="string">
            <text:p>YU001003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750410254" calcext:value-type="float">
            <text:p>772750410254</text:p>
          </table:table-cell>
          <table:table-cell office:value-type="string" calcext:value-type="string">
            <text:p>NAAL EUAN LUCIND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4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60500135" calcext:value-type="float">
            <text:p>778060500135</text:p>
          </table:table-cell>
          <table:table-cell office:value-type="string" calcext:value-type="string">
            <text:p>PECH MAY FREDY LEANDR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5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050700725" calcext:value-type="float">
            <text:p>777050700725</text:p>
          </table:table-cell>
          <table:table-cell office:value-type="string" calcext:value-type="string">
            <text:p>OROZCO LOPEZ RODOLFO ENMANU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06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010301222" calcext:value-type="float">
            <text:p>772010301222</text:p>
          </table:table-cell>
          <table:table-cell office:value-type="string" calcext:value-type="string">
            <text:p>PATRICIO ALONZO UITZ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7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51200371" calcext:value-type="float">
            <text:p>778151200371</text:p>
          </table:table-cell>
          <table:table-cell office:value-type="string" calcext:value-type="string">
            <text:p>UICAB MEX JUAN GABRI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8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7090602009" calcext:value-type="float">
            <text:p>777090602009</text:p>
          </table:table-cell>
          <table:table-cell office:value-type="string" calcext:value-type="string">
            <text:p>UC UC JUAN MANUEL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08-2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90602009" calcext:value-type="float">
            <text:p>777090602009</text:p>
          </table:table-cell>
          <table:table-cell office:value-type="string" calcext:value-type="string">
            <text:p>UC UC JUAN MANU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9-1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40601796" calcext:value-type="float">
            <text:p>777040601796</text:p>
          </table:table-cell>
          <table:table-cell office:value-type="string" calcext:value-type="string">
            <text:p>CHAN GONZALEZ DULCE MAR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0-1</text:p>
          </table:table-cell>
          <table:table-cell office:value-type="date" office:date-value="2019-06-21" calcext:value-type="date">
            <text:p>2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80700990" calcext:value-type="float">
            <text:p>772080700990</text:p>
          </table:table-cell>
          <table:table-cell office:value-type="string" calcext:value-type="string">
            <text:p>AGUILAR BRICENO MARIA YSAB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1-1</text:p>
          </table:table-cell>
          <table:table-cell office:value-type="date" office:date-value="2019-06-21" calcext:value-type="date">
            <text:p>2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871200011" calcext:value-type="float">
            <text:p>777871200011</text:p>
          </table:table-cell>
          <table:table-cell office:value-type="string" calcext:value-type="string">
            <text:p>JOSE EDUARDO POOT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2-1</text:p>
          </table:table-cell>
          <table:table-cell office:value-type="date" office:date-value="2019-06-21" calcext:value-type="date">
            <text:p>2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00958307" calcext:value-type="float">
            <text:p>774000958307</text:p>
          </table:table-cell>
          <table:table-cell office:value-type="string" calcext:value-type="string">
            <text:p>TUN CASTILLO RAYMUND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3-1</text:p>
          </table:table-cell>
          <table:table-cell office:value-type="date" office:date-value="2019-06-21" calcext:value-type="date">
            <text:p>2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EX</text:p>
          </table:table-cell>
          <table:table-cell office:value-type="float" office:value="771821000340" calcext:value-type="float">
            <text:p>771821000340</text:p>
          </table:table-cell>
          <table:table-cell office:value-type="string" calcext:value-type="string">
            <text:p>TORRES HERRERA JOSE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14-1</text:p>
          </table:table-cell>
          <table:table-cell office:value-type="date" office:date-value="2019-06-21" calcext:value-type="date">
            <text:p>21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EX</text:p>
          </table:table-cell>
          <table:table-cell office:value-type="float" office:value="777071100817" calcext:value-type="float">
            <text:p>777071100817</text:p>
          </table:table-cell>
          <table:table-cell office:value-type="string" calcext:value-type="string">
            <text:p>BATUN LOPE MARIA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15-1</text:p>
          </table:table-cell>
          <table:table-cell office:value-type="date" office:date-value="2019-06-22" calcext:value-type="date">
            <text:p>22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080900839" calcext:value-type="float">
            <text:p>773080900839</text:p>
          </table:table-cell>
          <table:table-cell office:value-type="string" calcext:value-type="string">
            <text:p>CAN PALOMINO JORGE BALTAZAR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16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1111006659" calcext:value-type="float">
            <text:p>771111006659</text:p>
          </table:table-cell>
          <table:table-cell office:value-type="string" calcext:value-type="string">
            <text:p>GONZALEZ PEREZ JAVIER JESUS</text:p>
          </table:table-cell>
          <table:table-cell office:value-type="string" calcext:value-type="string">
            <text:p>GROSS</text:p>
          </table:table-cell>
          <table:table-cell/>
        </table:table-row>
        <table:table-row table:style-name="ro1">
          <table:table-cell office:value-type="string" calcext:value-type="string">
            <text:p>YU001017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10305159" calcext:value-type="float">
            <text:p>773110305159</text:p>
          </table:table-cell>
          <table:table-cell office:value-type="string" calcext:value-type="string">
            <text:p>CASTILLO VIDIELLA ZARCO ARGEL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18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20302356" calcext:value-type="float">
            <text:p>772120302356</text:p>
          </table:table-cell>
          <table:table-cell office:value-type="string" calcext:value-type="string">
            <text:p>GONZALEZ WONG FREDY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19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31000161" calcext:value-type="float">
            <text:p>774031000161</text:p>
          </table:table-cell>
          <table:table-cell office:value-type="string" calcext:value-type="string">
            <text:p>AVILA SALAZAR MA TERESA DE J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0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7150601953" calcext:value-type="float">
            <text:p>777150601953</text:p>
          </table:table-cell>
          <table:table-cell office:value-type="string" calcext:value-type="string">
            <text:p>LAZARO MARTINEZ LUIS ALBERT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21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10601228" calcext:value-type="float">
            <text:p>773910601228</text:p>
          </table:table-cell>
          <table:table-cell office:value-type="string" calcext:value-type="string">
            <text:p>MARCO A LARA BASTARRACHE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2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0103005" calcext:value-type="float">
            <text:p>773130103005</text:p>
          </table:table-cell>
          <table:table-cell office:value-type="string" calcext:value-type="string">
            <text:p>ARCIQUE CALDERON DIANA ELIZABE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3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0706575" calcext:value-type="float">
            <text:p>773130706575</text:p>
          </table:table-cell>
          <table:table-cell office:value-type="string" calcext:value-type="string">
            <text:p>MARTEL REJON MARIA DONATIL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4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100101078" calcext:value-type="float">
            <text:p>775100101078</text:p>
          </table:table-cell>
          <table:table-cell office:value-type="string" calcext:value-type="string">
            <text:p>TRINIDAD MONTEJO ARMID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5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60100390" calcext:value-type="float">
            <text:p>772160100390</text:p>
          </table:table-cell>
          <table:table-cell office:value-type="string" calcext:value-type="string">
            <text:p>CANCHE CAAMAL LUIS M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6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70700445" calcext:value-type="float">
            <text:p>774870700445</text:p>
          </table:table-cell>
          <table:table-cell office:value-type="string" calcext:value-type="string">
            <text:p>ZUNIGA CAN RAFAEL ANTONI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7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861200461" calcext:value-type="float">
            <text:p>772861200461</text:p>
          </table:table-cell>
          <table:table-cell office:value-type="string" calcext:value-type="string">
            <text:p>MARCOS A MORALE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8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150300644" calcext:value-type="float">
            <text:p>774150300644</text:p>
          </table:table-cell>
          <table:table-cell office:value-type="string" calcext:value-type="string">
            <text:p>KOH CHI GAMALIEL ALFONS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9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60300089" calcext:value-type="float">
            <text:p>772160300089</text:p>
          </table:table-cell>
          <table:table-cell office:value-type="string" calcext:value-type="string">
            <text:p>ZAPATA CACHON FAUSTINO EFRAI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30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4991001161" calcext:value-type="float">
            <text:p>774991001161</text:p>
          </table:table-cell>
          <table:table-cell office:value-type="string" calcext:value-type="string">
            <text:p>PENA PUC MARGARITA DE LA LUZ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1-1</text:p>
          </table:table-cell>
          <table:table-cell office:value-type="date" office:date-value="2019-06-24" calcext:value-type="date">
            <text:p>24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840300331" calcext:value-type="float">
            <text:p>773840300331</text:p>
          </table:table-cell>
          <table:table-cell office:value-type="string" calcext:value-type="string">
            <text:p>RICARDO J NAAL MAY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2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00157754" calcext:value-type="float">
            <text:p>774000157754</text:p>
          </table:table-cell>
          <table:table-cell office:value-type="string" calcext:value-type="string">
            <text:p>SALAZAR HERRERA MARTHA YOLAND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3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80402207" calcext:value-type="float">
            <text:p>774080402207</text:p>
          </table:table-cell>
          <table:table-cell office:value-type="string" calcext:value-type="string">
            <text:p>GONZALEZ ESCALANTE CELIA GEO E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34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31202541" calcext:value-type="float">
            <text:p>777131202541</text:p>
          </table:table-cell>
          <table:table-cell office:value-type="string" calcext:value-type="string">
            <text:p>CAUICH CAUICH LUIS FRANCIS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5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10501999" calcext:value-type="float">
            <text:p>777110501999</text:p>
          </table:table-cell>
          <table:table-cell office:value-type="string" calcext:value-type="string">
            <text:p>SEGURA ROQUE MARIBEL G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36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130701221" calcext:value-type="float">
            <text:p>770130701221</text:p>
          </table:table-cell>
          <table:table-cell office:value-type="string" calcext:value-type="string">
            <text:p>CORDOVA GONZALEZ ROMEL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7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131101600" calcext:value-type="float">
            <text:p>773131101600</text:p>
          </table:table-cell>
          <table:table-cell office:value-type="string" calcext:value-type="string">
            <text:p>SANTOYO SANCHEZ DANIEL BENIT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8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50102058" calcext:value-type="float">
            <text:p>776050102058</text:p>
          </table:table-cell>
          <table:table-cell office:value-type="string" calcext:value-type="string">
            <text:p>VALENTINA PALMA AVILES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9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NE</text:p>
          </table:table-cell>
          <table:table-cell office:value-type="float" office:value="771870200281" calcext:value-type="float">
            <text:p>771870200281</text:p>
          </table:table-cell>
          <table:table-cell office:value-type="string" calcext:value-type="string">
            <text:p>ROBERTO CASTRO MANE</text:p>
          </table:table-cell>
          <table:table-cell office:value-type="string" calcext:value-type="string">
            <text:p>RODEKA</text:p>
          </table:table-cell>
          <table:table-cell table:style-name="ce33" office:value-type="currency" office:currency="MXN" office:value="14172.03" calcext:value-type="currency">
            <text:p>$14,172.03</text:p>
          </table:table-cell>
        </table:table-row>
        <table:table-row table:style-name="ro1">
          <table:table-cell office:value-type="string" calcext:value-type="string">
            <text:p>YU001040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20101911" calcext:value-type="float">
            <text:p>772120101911</text:p>
          </table:table-cell>
          <table:table-cell office:value-type="string" calcext:value-type="string">
            <text:p>CAMPOS PENA MANU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41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11100644" calcext:value-type="float">
            <text:p>778011100644</text:p>
          </table:table-cell>
          <table:table-cell office:value-type="string" calcext:value-type="string">
            <text:p>IMELDA CHALE <text:s/>DE <text:s/>NAH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2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30400191" calcext:value-type="float">
            <text:p>778930400191</text:p>
          </table:table-cell>
          <table:table-cell office:value-type="string" calcext:value-type="string">
            <text:p>LANDY KU CANU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43-1</text:p>
          </table:table-cell>
          <table:table-cell office:value-type="date" office:date-value="2019-06-25" calcext:value-type="date">
            <text:p>25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40400261" calcext:value-type="float">
            <text:p>778940400261</text:p>
          </table:table-cell>
          <table:table-cell office:value-type="string" calcext:value-type="string">
            <text:p>LOURDES PUCH CHA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4-1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4901201175" calcext:value-type="float">
            <text:p>774901201175</text:p>
          </table:table-cell>
          <table:table-cell office:value-type="string" calcext:value-type="string">
            <text:p>FRANCISCO JAVIER ROSADO MILLA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45-1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120300685" calcext:value-type="float">
            <text:p>776120300685</text:p>
          </table:table-cell>
          <table:table-cell office:value-type="string" calcext:value-type="string">
            <text:p>MOTA CASTILLA ILEANA ELIZABETH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6-1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90103978" calcext:value-type="float">
            <text:p>775990103978</text:p>
          </table:table-cell>
          <table:table-cell office:value-type="string" calcext:value-type="string">
            <text:p>ROSARIO CARDENA ESCALAT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47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141002959" calcext:value-type="float">
            <text:p>774141002959</text:p>
          </table:table-cell>
          <table:table-cell office:value-type="string" calcext:value-type="string">
            <text:p>SANCHEZ POOL ARSE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48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2050602691" calcext:value-type="float">
            <text:p>772050602691</text:p>
          </table:table-cell>
          <table:table-cell office:value-type="string" calcext:value-type="string">
            <text:p>URIBE VAZQUEZ FERNANDO CLEMENT</text:p>
          </table:table-cell>
          <table:table-cell office:value-type="string" calcext:value-type="string">
            <text:p>COLDSHOP</text:p>
          </table:table-cell>
          <table:table-cell office:value-type="float" office:value="8038.8" calcext:value-type="float">
            <text:p>8038.8</text:p>
          </table:table-cell>
        </table:table-row>
        <table:table-row table:style-name="ro1">
          <table:table-cell office:value-type="string" calcext:value-type="string">
            <text:p>YU001049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30200430" calcext:value-type="float">
            <text:p>777130200430</text:p>
          </table:table-cell>
          <table:table-cell office:value-type="string" calcext:value-type="string">
            <text:p>. SALAZAR JUVENTIN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0-2</text:p>
          </table:table-cell>
          <table:table-cell office:value-type="date" office:date-value="2019-06-28" calcext:value-type="date">
            <text:p>2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51102725" calcext:value-type="float">
            <text:p>774051102725</text:p>
          </table:table-cell>
          <table:table-cell office:value-type="string" calcext:value-type="string">
            <text:p>PAULLADA FUENTES PEDRO GASPAR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1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070701254" calcext:value-type="float">
            <text:p>772070701254</text:p>
          </table:table-cell>
          <table:table-cell office:value-type="string" calcext:value-type="string">
            <text:p>SOBERANIS CRUZ MANUELA DE JESU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2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50702318" calcext:value-type="float">
            <text:p>777150702318</text:p>
          </table:table-cell>
          <table:table-cell office:value-type="string" calcext:value-type="string">
            <text:p>MUKUL CAUICH MARIA INE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3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910500145" calcext:value-type="float">
            <text:p>776910500145</text:p>
          </table:table-cell>
          <table:table-cell office:value-type="string" calcext:value-type="string">
            <text:p>ALBERTO EK COO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3-2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6910500145" calcext:value-type="float">
            <text:p>776910500145</text:p>
          </table:table-cell>
          <table:table-cell office:value-type="string" calcext:value-type="string">
            <text:p>ALBERTO EK COOL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54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70701139" calcext:value-type="float">
            <text:p>774970701139</text:p>
          </table:table-cell>
          <table:table-cell office:value-type="string" calcext:value-type="string">
            <text:p>PAULINO CHAN PUC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5-1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090906312" calcext:value-type="float">
            <text:p>773090906312</text:p>
          </table:table-cell>
          <table:table-cell office:value-type="string" calcext:value-type="string">
            <text:p>PEREZ DIAZ ABIGAI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56-1</text:p>
          </table:table-cell>
          <table:table-cell office:value-type="date" office:date-value="2019-06-28" calcext:value-type="date">
            <text:p>2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30301892" calcext:value-type="float">
            <text:p>774030301892</text:p>
          </table:table-cell>
          <table:table-cell office:value-type="string" calcext:value-type="string">
            <text:p>PAREDES RODRIGUEZ LAUR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7-1</text:p>
          </table:table-cell>
          <table:table-cell office:value-type="date" office:date-value="2019-06-28" calcext:value-type="date">
            <text:p>2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41202357" calcext:value-type="float">
            <text:p>774041202357</text:p>
          </table:table-cell>
          <table:table-cell office:value-type="string" calcext:value-type="string">
            <text:p>MILLAN CHUC CRISTI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8-1</text:p>
          </table:table-cell>
          <table:table-cell office:value-type="date" office:date-value="2019-06-28" calcext:value-type="date">
            <text:p>28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50400175" calcext:value-type="float">
            <text:p>778050400175</text:p>
          </table:table-cell>
          <table:table-cell office:value-type="string" calcext:value-type="string">
            <text:p>MANUEL ALFREDO MOGUEL TAMAY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59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40806691" calcext:value-type="float">
            <text:p>773140806691</text:p>
          </table:table-cell>
          <table:table-cell office:value-type="string" calcext:value-type="string">
            <text:p>HUERTA MEZA JOSE ANTONI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60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91003637" calcext:value-type="float">
            <text:p>771991003637</text:p>
          </table:table-cell>
          <table:table-cell office:value-type="string" calcext:value-type="string">
            <text:p>CANTO DIAZ ROLAND HUMBERT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61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60100521" calcext:value-type="float">
            <text:p>777060100521</text:p>
          </table:table-cell>
          <table:table-cell office:value-type="string" calcext:value-type="string">
            <text:p>ROSADO CHAN LORENA MARGARIT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62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40103704" calcext:value-type="float">
            <text:p>773140103704</text:p>
          </table:table-cell>
          <table:table-cell office:value-type="string" calcext:value-type="string">
            <text:p>CAAMAL CHAN SILVESTR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63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40502101" calcext:value-type="float">
            <text:p>773940502101</text:p>
          </table:table-cell>
          <table:table-cell office:value-type="string" calcext:value-type="string">
            <text:p>CARLOS CRUZ ESCALANT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64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90102163" calcext:value-type="float">
            <text:p>774090102163</text:p>
          </table:table-cell>
          <table:table-cell office:value-type="string" calcext:value-type="string">
            <text:p>GRACIA GARCIA HECTOR MANUE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65-1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40503418" calcext:value-type="float">
            <text:p>774040503418</text:p>
          </table:table-cell>
          <table:table-cell office:value-type="string" calcext:value-type="string">
            <text:p>CHAN GONZALEZ LORENA YADIR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66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40800028" calcext:value-type="float">
            <text:p>777140800028</text:p>
          </table:table-cell>
          <table:table-cell office:value-type="string" calcext:value-type="string">
            <text:p>VELAZQUEZ RUEDA ANTONI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67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40401688" calcext:value-type="float">
            <text:p>774940401688</text:p>
          </table:table-cell>
          <table:table-cell office:value-type="string" calcext:value-type="string">
            <text:p>RODRIGUEZ HUCHIN ERMILO MOISE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68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001057703" calcext:value-type="float">
            <text:p>771001057703</text:p>
          </table:table-cell>
          <table:table-cell office:value-type="string" calcext:value-type="string">
            <text:p>ADELAIDA RAMIREZ RENDO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69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40902711" calcext:value-type="float">
            <text:p>774040902711</text:p>
          </table:table-cell>
          <table:table-cell office:value-type="string" calcext:value-type="string">
            <text:p>AGUILAR PACHECO JOSE DE JESUS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70-2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00557853" calcext:value-type="float">
            <text:p>773000557853</text:p>
          </table:table-cell>
          <table:table-cell office:value-type="string" calcext:value-type="string">
            <text:p>FLORES CRUZ NANCY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71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150400440" calcext:value-type="float">
            <text:p>778150400440</text:p>
          </table:table-cell>
          <table:table-cell office:value-type="string" calcext:value-type="string">
            <text:p>SANSORES SOBERANIS WALTER RENE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72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800200490" calcext:value-type="float">
            <text:p>773800200490</text:p>
          </table:table-cell>
          <table:table-cell office:value-type="string" calcext:value-type="string">
            <text:p>LARRACHE GONE FELIPE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73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860400270" calcext:value-type="float">
            <text:p>775860400270</text:p>
          </table:table-cell>
          <table:table-cell office:value-type="string" calcext:value-type="string">
            <text:p>BENTATA ROJAS JORGE MARIO DE J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74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160102622" calcext:value-type="float">
            <text:p>776160102622</text:p>
          </table:table-cell>
          <table:table-cell office:value-type="string" calcext:value-type="string">
            <text:p>DZUL POOT MILDRED JHOANA</text:p>
          </table:table-cell>
          <table:table-cell office:value-type="string" calcext:value-type="string">
            <text:p>GROSS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YU001075-1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50506742" calcext:value-type="float">
            <text:p>773150506742</text:p>
          </table:table-cell>
          <table:table-cell office:value-type="string" calcext:value-type="string">
            <text:p>VAZQUEZ MAY LUIS FERN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75-2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3150506742" calcext:value-type="float">
            <text:p>773150506742</text:p>
          </table:table-cell>
          <table:table-cell office:value-type="string" calcext:value-type="string">
            <text:p>VAZQUEZ MAY LUIS FERNANDO</text:p>
          </table:table-cell>
          <table:table-cell office:value-type="string" calcext:value-type="string">
            <text:p>CREDIPLUS</text:p>
          </table:table-cell>
          <table:table-cell/>
        </table:table-row>
        <table:table-row table:style-name="ro1">
          <table:table-cell office:value-type="string" calcext:value-type="string">
            <text:p>YU001076-1</text:p>
          </table:table-cell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070602472" calcext:value-type="float">
            <text:p>776070602472</text:p>
          </table:table-cell>
          <table:table-cell office:value-type="string" calcext:value-type="string">
            <text:p>MARTINEZ MILO KATIA DEL PILAR</text:p>
          </table:table-cell>
          <table:table-cell office:value-type="string" calcext:value-type="string">
            <text:p>COLDSHOP</text:p>
          </table:table-cell>
          <table:table-cell office:value-type="float" office:value="8038.8" calcext:value-type="float">
            <text:p>8038.8</text:p>
          </table:table-cell>
        </table:table-row>
        <table:table-row table:style-name="ro1">
          <table:table-cell office:value-type="string" calcext:value-type="string">
            <text:p>YU001077-1</text:p>
          </table:table-cell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060800155" calcext:value-type="float">
            <text:p>778060800155</text:p>
          </table:table-cell>
          <table:table-cell office:value-type="string" calcext:value-type="string">
            <text:p>MANUEL JESUS LOEZA TAMAYO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78-1</text:p>
          </table:table-cell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951200272" calcext:value-type="float">
            <text:p>778951200272</text:p>
          </table:table-cell>
          <table:table-cell office:value-type="string" calcext:value-type="string">
            <text:p>MATILDE ITZA CUTZ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79-1</text:p>
          </table:table-cell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50800408" calcext:value-type="float">
            <text:p>774950800408</text:p>
          </table:table-cell>
          <table:table-cell office:value-type="string" calcext:value-type="string">
            <text:p>VALENTINA ESTRELLA HUICHI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80-1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080805680" calcext:value-type="float">
            <text:p>771080805680</text:p>
          </table:table-cell>
          <table:table-cell office:value-type="string" calcext:value-type="string">
            <text:p>PRIEGO PAREDES MA DEL CARMEN</text:p>
          </table:table-cell>
          <table:table-cell office:value-type="string" calcext:value-type="string">
            <text:p>GROS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YU001081-1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871200271" calcext:value-type="float">
            <text:p>778871200271</text:p>
          </table:table-cell>
          <table:table-cell office:value-type="string" calcext:value-type="string">
            <text:p>JAIME LOEZA ALVARADO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82-1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160500067" calcext:value-type="float">
            <text:p>776160500067</text:p>
          </table:table-cell>
          <table:table-cell office:value-type="string" calcext:value-type="string">
            <text:p>CETINA CORTEZ FIDEL IDELFONSO</text:p>
          </table:table-cell>
          <table:table-cell office:value-type="string" calcext:value-type="string">
            <text:p>GROSS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YU001083-1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70601691" calcext:value-type="float">
            <text:p>772070601691</text:p>
          </table:table-cell>
          <table:table-cell office:value-type="string" calcext:value-type="string">
            <text:p>GIL SOBERANIS JUAN JOS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84-1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150500212" calcext:value-type="float">
            <text:p>776150500212</text:p>
          </table:table-cell>
          <table:table-cell office:value-type="string" calcext:value-type="string">
            <text:p>SARABIA MAY LORENA YANET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85-1</text:p>
          </table:table-cell>
          <table:table-cell office:value-type="date" office:date-value="2019-07-03" calcext:value-type="date">
            <text:p>03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750306597" calcext:value-type="float">
            <text:p>772750306597</text:p>
          </table:table-cell>
          <table:table-cell office:value-type="string" calcext:value-type="string">
            <text:p>PINZON MENDEZ MERCEDES DEL CA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86-1</text:p>
          </table:table-cell>
          <table:table-cell office:value-type="date" office:date-value="2019-07-04" calcext:value-type="date">
            <text:p>04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8110500590" calcext:value-type="float">
            <text:p>778110500590</text:p>
          </table:table-cell>
          <table:table-cell office:value-type="string" calcext:value-type="string">
            <text:p>KU ACOSTA AURELIO</text:p>
          </table:table-cell>
          <table:table-cell office:value-type="string" calcext:value-type="string">
            <text:p>COMERMEX</text:p>
          </table:table-cell>
          <table:table-cell/>
        </table:table-row>
        <table:table-row table:style-name="ro1">
          <table:table-cell office:value-type="string" calcext:value-type="string">
            <text:p>YU001088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PO</text:p>
          </table:table-cell>
          <table:table-cell office:value-type="float" office:value="774020800955" calcext:value-type="float">
            <text:p>774020800955</text:p>
          </table:table-cell>
          <table:table-cell office:value-type="string" calcext:value-type="string">
            <text:p>BAEZA LEAL MANUEL JESUS</text:p>
          </table:table-cell>
          <table:table-cell office:value-type="string" calcext:value-type="string">
            <text:p>HERMANOS LARA</text:p>
          </table:table-cell>
          <table:table-cell/>
        </table:table-row>
        <table:table-row table:style-name="ro1">
          <table:table-cell office:value-type="string" calcext:value-type="string">
            <text:p>YU001089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10900234" calcext:value-type="float">
            <text:p>774010900234</text:p>
          </table:table-cell>
          <table:table-cell office:value-type="string" calcext:value-type="string">
            <text:p>LUIS MANUEL DZUL FLOREZ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90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21104988" calcext:value-type="float">
            <text:p>773121104988</text:p>
          </table:table-cell>
          <table:table-cell office:value-type="string" calcext:value-type="string">
            <text:p>BARBUDO LARA JULIO CESAR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91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40702068" calcext:value-type="float">
            <text:p>774940702068</text:p>
          </table:table-cell>
          <table:table-cell office:value-type="string" calcext:value-type="string">
            <text:p>JOSE M CHACON PEREZ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92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4971002382" calcext:value-type="float">
            <text:p>774971002382</text:p>
          </table:table-cell>
          <table:table-cell office:value-type="string" calcext:value-type="string">
            <text:p>JOSE G PINZON PADIL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93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40603413" calcext:value-type="float">
            <text:p>773140603413</text:p>
          </table:table-cell>
          <table:table-cell office:value-type="string" calcext:value-type="string">
            <text:p>QUIJANO EK JORGE ANTONIO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94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70103839" calcext:value-type="float">
            <text:p>777070103839</text:p>
          </table:table-cell>
          <table:table-cell office:value-type="string" calcext:value-type="string">
            <text:p>CANUL TAMAYO MARIA BIBIA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95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6100101988" calcext:value-type="float">
            <text:p>776100101988</text:p>
          </table:table-cell>
          <table:table-cell office:value-type="string" calcext:value-type="string">
            <text:p>GASCA HEREDIA JOSE LUIS</text:p>
          </table:table-cell>
          <table:table-cell office:value-type="string" calcext:value-type="string">
            <text:p>GROSS</text:p>
          </table:table-cell>
          <table:table-cell table:style-name="ce33" office:value-type="currency" office:currency="MXN" office:value="11418" calcext:value-type="currency">
            <text:p>$11,418.00</text:p>
          </table:table-cell>
        </table:table-row>
        <table:table-row table:style-name="ro1">
          <table:table-cell office:value-type="string" calcext:value-type="string">
            <text:p>YU001096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90500345" calcext:value-type="float">
            <text:p>774890500345</text:p>
          </table:table-cell>
          <table:table-cell office:value-type="string" calcext:value-type="string">
            <text:p>BAGUNDO MIJANGOS IRMA ALICI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97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130800730" calcext:value-type="float">
            <text:p>774130800730</text:p>
          </table:table-cell>
          <table:table-cell office:value-type="string" calcext:value-type="string">
            <text:p>CARRILLO FLORES REYNA MARI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98-1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51002230" calcext:value-type="float">
            <text:p>772051002230</text:p>
          </table:table-cell>
          <table:table-cell office:value-type="string" calcext:value-type="string">
            <text:p>GRANADOS MOLINA RICARDO DE AT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99-1</text:p>
          </table:table-cell>
          <table:table-cell office:value-type="date" office:date-value="2019-07-06" calcext:value-type="date">
            <text:p>06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00602193" calcext:value-type="float">
            <text:p>777100602193</text:p>
          </table:table-cell>
          <table:table-cell office:value-type="string" calcext:value-type="string">
            <text:p>GONGORA ADRIAN SILVIA ELOIS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100-1</text:p>
          </table:table-cell>
          <table:table-cell office:value-type="date" office:date-value="2019-07-06" calcext:value-type="date">
            <text:p>06/07/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100602130" calcext:value-type="float">
            <text:p>770100602130</text:p>
          </table:table-cell>
          <table:table-cell office:value-type="string" calcext:value-type="string">
            <text:p>GARCIA ANDALON RAFA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</table:table>
      <table:table table:name="validador" table:style-name="ta1"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7" table:default-cell-style-name="Default"/>
        <table:table-column table:style-name="co3" table:visibility="collapse" table:default-cell-style-name="ce28"/>
        <table:table-column table:style-name="co3" table:visibility="collapse" table:default-cell-style-name="Default"/>
        <table:table-row table:style-name="ro1">
          <table:table-cell table:number-columns-repeated="14"/>
          <table:table-cell table:style-name="Default"/>
          <table:table-cell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Sistema Validador Vencimientos</text:p>
          </table:table-cell>
          <table:covered-table-cell table:number-columns-repeated="5"/>
          <table:table-cell table:number-columns-repeated="7"/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Descripcion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RAT</text:p>
          </table:table-cell>
          <table:table-cell office:value-type="string" calcext:value-type="string">
            <text:p>RECHAZADA ATENCION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SVT</text:p>
          </table:table-cell>
          <table:table-cell office:value-type="string" calcext:value-type="string">
            <text:p>SOLICITUD VENCIDA</text:p>
          </table:table-cell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Escribe Solicitud</text:p>
          </table:table-cell>
          <table:covered-table-cell/>
          <table:table-cell table:style-name="ce15" office:value-type="string" calcext:value-type="string">
            <text:p>YU000669-3</text:p>
          </table:table-cell>
          <table:table-cell table:number-columns-repeated="10"/>
          <table:table-cell office:value-type="string" calcext:value-type="string">
            <text:p>PPO</text:p>
          </table:table-cell>
          <table:table-cell office:value-type="string" calcext:value-type="string">
            <text:p>PARA PRESUPUESTO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INE</text:p>
          </table:table-cell>
          <table:table-cell office:value-type="string" calcext:value-type="string">
            <text:p>INTEGRACIÓN DE EXPEDIENTE</text:p>
          </table:table-cell>
        </table:table-row>
        <table:table-row table:style-name="ro5">
          <table:table-cell/>
          <table:table-cell table:style-name="ce7" office:value-type="string" calcext:value-type="string">
            <text:p>Nombre</text:p>
          </table:table-cell>
          <table:table-cell table:style-name="ce11" table:formula="of:=VLOOKUP([.D5];[$datos.A$1:$datos.H$1048576];6;0)" office:value-type="string" office:string-value="SEVERIANO TUN BLANCO" calcext:value-type="string" table:number-columns-spanned="3" table:number-rows-spanned="1">
            <text:p>SEVERIANO TUN BLANCO</text:p>
          </table:table-cell>
          <table:covered-table-cell table:number-columns-repeated="2" table:style-name="ce16"/>
          <table:table-cell table:style-name="ce19" office:value-type="string" calcext:value-type="string">
            <text:p>Fecha registro</text:p>
          </table:table-cell>
          <table:table-cell table:style-name="ce22" table:formula="of:=VLOOKUP([.D5];[$datos.A$1:$datos.H$1048576];2;0)" office:value-type="date" office:date-value="2019-06-06" calcext:value-type="date">
            <text:p>06/06/19</text:p>
          </table:table-cell>
          <table:table-cell table:number-columns-repeated="7"/>
          <table:table-cell office:value-type="string" calcext:value-type="string">
            <text:p>IMP</text:p>
          </table:table-cell>
          <table:table-cell office:value-type="string" calcext:value-type="string">
            <text:p>PARA IMPRESIÓN</text:p>
          </table:table-cell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2"/>
          <table:covered-table-cell table:style-name="ce23"/>
          <table:table-cell table:number-columns-repeated="7"/>
          <table:table-cell office:value-type="string" calcext:value-type="string">
            <text:p>PIN</text:p>
          </table:table-cell>
          <table:table-cell office:value-type="string" calcext:value-type="string">
            <text:p>PARA INSTALACIÓN</text:p>
          </table:table-cell>
        </table:table-row>
        <table:table-row table:style-name="ro6">
          <table:table-cell/>
          <table:table-cell table:style-name="ce9" office:value-type="string" calcext:value-type="string">
            <text:p>Tienda</text:p>
          </table:table-cell>
          <table:table-cell table:style-name="ce13" table:formula="of:=VLOOKUP([.D5];[$datos.A$1:$datos.H$1048576];7;0)" office:value-type="string" office:string-value="CREDIPLUS" calcext:value-type="string" table:number-columns-spanned="3" table:number-rows-spanned="1">
            <text:p>CREDIPLUS</text:p>
          </table:table-cell>
          <table:covered-table-cell table:number-columns-repeated="2" table:style-name="ce12"/>
          <table:table-cell table:style-name="ce20" office:value-type="string" calcext:value-type="string">
            <text:p>Fecha vencimiento</text:p>
          </table:table-cell>
          <table:table-cell table:style-name="ce24" table:formula="of:=[.G7]+40" office:value-type="date" office:date-value="2019-07-16" calcext:value-type="date">
            <text:p>16/07/19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PAQUETE DE EXPEDIENTE</text:p>
          </table:table-cell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2"/>
          <table:covered-table-cell table:style-name="ce23"/>
          <table:table-cell table:number-columns-repeated="7"/>
          <table:table-cell office:value-type="string" calcext:value-type="string">
            <text:p>REX</text:p>
          </table:table-cell>
          <table:table-cell office:value-type="string" calcext:value-type="string">
            <text:p>RECEPCIÓN DE EXPEDIENTE</text:p>
          </table:table-cell>
        </table:table-row>
        <table:table-row table:style-name="ro3">
          <table:table-cell/>
          <table:table-cell table:style-name="ce10" office:value-type="string" calcext:value-type="string">
            <text:p>Días restantes</text:p>
          </table:table-cell>
          <table:table-cell table:style-name="ce14" table:formula="of:=40-(TODAY()-[.G7])" office:value-type="float" office:value="8" calcext:value-type="float">
            <text:p>8</text:p>
          </table:table-cell>
          <table:table-cell table:style-name="ce17"/>
          <table:table-cell table:style-name="ce18" office:value-type="string" calcext:value-type="string">
            <text:p>Estatus Solicitud</text:p>
          </table:table-cell>
          <table:table-cell table:style-name="ce21" table:formula="of:=VLOOKUP([.D5];[$datos.A$1:$datos.H$1048576];4;0)" office:value-type="string" office:string-value="REX" calcext:value-type="string">
            <text:p>REX</text:p>
          </table:table-cell>
          <table:table-cell table:style-name="ce25" table:formula="of:=VLOOKUP([.F11];[.O2:.P14];2;0)" office:value-type="string" office:string-value="RECEPCIÓN DE EXPEDIENTE" calcext:value-type="string">
            <text:p>RECEPCIÓN DE EXPEDIENTE</text:p>
          </table:table-cell>
          <table:table-cell table:number-columns-repeated="7"/>
          <table:table-cell office:value-type="string" calcext:value-type="string">
            <text:p>PSU</text:p>
          </table:table-cell>
          <table:table-cell office:value-type="string" calcext:value-type="string">
            <text:p>PARA SUPERVISION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PLI</text:p>
          </table:table-cell>
          <table:table-cell office:value-type="string" calcext:value-type="string">
            <text:p>PARA LIBERACION</text:p>
          </table:table-cell>
        </table:table-row>
        <table:table-row table:style-name="ro1">
          <table:table-cell table:number-columns-repeated="14"/>
          <table:table-cell table:style-name="ce29" office:value-type="string" calcext:value-type="string">
            <text:p>LSC</text:p>
          </table:table-cell>
          <table:table-cell office:value-type="string" calcext:value-type="string">
            <text:p>LIBERADA EN SCC</text:p>
          </table:table-cell>
        </table:table-row>
        <table:table-row table:style-name="ro1">
          <table:table-cell table:number-columns-repeated="14"/>
          <table:table-cell table:style-name="ce30" office:value-type="string" calcext:value-type="string">
            <text:p>RAU</text:p>
          </table:table-cell>
          <table:table-cell/>
        </table:table-row>
        <table:table-row table:style-name="ro1">
          <table:table-cell table:number-columns-repeated="14"/>
          <table:table-cell table:style-name="ce30" office:value-type="string" calcext:value-type="string">
            <text:p>REC</text:p>
          </table:table-cell>
          <table:table-cell/>
        </table:table-row>
        <calcext:conditional-formats>
          <calcext:conditional-format calcext:target-range-address="validador.C11:validador.C11">
            <calcext:color-scale>
              <calcext:color-scale-entry calcext:value="5" calcext:type="number" calcext:color="#ff0000"/>
              <calcext:color-scale-entry calcext:value="50" calcext:type="percent" calcext:color="#ffff00"/>
              <calcext:color-scale-entry calcext:value="40" calcext:type="number" calcext:color="#00cc00"/>
            </calcext:color-scale>
          </calcext:conditional-format>
          <calcext:conditional-format calcext:target-range-address="validador.K9:validador.K9">
            <calcext:color-scale>
              <calcext:color-scale-entry calcext:value="0" calcext:type="minimum" calcext:color="#ff4000"/>
              <calcext:color-scale-entry calcext:value="50" calcext:type="percentile" calcext:color="#bf819e"/>
              <calcext:color-scale-entry calcext:value="0" calcext:type="maximum" calcext:color="#3465a4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os.A1:datos.H7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text>$</number:text>
      <number:number number:decimal-places="2" loext:min-decimal-places="2" number:min-integer-digits="1" number:grouping="true"/>
    </number:number-style>
    <number:number-style style:name="N108P0" style:volatile="true">
      <number:text>$</number:text>
      <number:number number:decimal-places="2" loext:min-decimal-places="2" number:min-integer-digits="1" number:grouping="true"/>
    </number:number-style>
    <number:number-style style:name="N10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loext:min-decimal-places="2" number:min-integer-digits="1" number:grouping="true"/>
    </number:number-style>
    <number:number-style style:name="N120">
      <number:text>-$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loext:min-decimal-places="1" number:min-integer-digits="1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09:43:00.802989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22:58:28.785076241</meta:creation-date>
    <meta:generator>LibreOffice/6.2.4.2$Linux_X86_64 LibreOffice_project/20$Build-2</meta:generator>
    <dc:date>2019-07-08T09:43:38.800407619</dc:date>
    <meta:editing-duration>PT7H52M23S</meta:editing-duration>
    <meta:editing-cycles>17</meta:editing-cycles>
    <meta:document-statistic meta:table-count="2" meta:cell-count="6538" meta:object-count="0"/>
  </office:meta>
</office:document-meta>
</file>